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fo:font-weight="normal" officeooo:rsid="0049364f" officeooo:paragraph-rsid="008de6fd" style:font-weight-asian="normal" style:font-weight-complex="normal"/>
    </style:style>
    <style:style style:name="P129" style:family="paragraph" style:parent-style-name="Text_20_body">
      <style:text-properties officeooo:rsid="00a29a62" officeooo:paragraph-rsid="0102e16b"/>
    </style:style>
    <style:style style:name="P130" style:family="paragraph" style:parent-style-name="Text_20_body">
      <style:text-properties officeooo:rsid="00a29a62" officeooo:paragraph-rsid="0104b132"/>
    </style:style>
    <style:style style:name="P131" style:family="paragraph" style:parent-style-name="Text_20_body">
      <style:text-properties officeooo:rsid="00a29a62" officeooo:paragraph-rsid="0105bcc5"/>
    </style:style>
    <style:style style:name="P132" style:family="paragraph" style:parent-style-name="Text_20_body">
      <style:text-properties officeooo:rsid="00a29a62" officeooo:paragraph-rsid="01080437"/>
    </style:style>
    <style:style style:name="P133" style:family="paragraph" style:parent-style-name="Text_20_body">
      <style:text-properties officeooo:rsid="00a29a62" officeooo:paragraph-rsid="010b00ba"/>
    </style:style>
    <style:style style:name="P134" style:family="paragraph" style:parent-style-name="Text_20_body">
      <style:text-properties officeooo:rsid="00a29a62" officeooo:paragraph-rsid="011fa128"/>
    </style:style>
    <style:style style:name="P135" style:family="paragraph" style:parent-style-name="Text_20_body">
      <style:text-properties officeooo:rsid="00a6325e" officeooo:paragraph-rsid="01097922"/>
    </style:style>
    <style:style style:name="P136" style:family="paragraph" style:parent-style-name="Text_20_body">
      <style:text-properties officeooo:rsid="00a6325e" officeooo:paragraph-rsid="010b00ba"/>
    </style:style>
    <style:style style:name="P137" style:family="paragraph" style:parent-style-name="Text_20_body">
      <style:text-properties officeooo:rsid="00a670b7" officeooo:paragraph-rsid="010b00ba"/>
    </style:style>
    <style:style style:name="P138" style:family="paragraph" style:parent-style-name="Text_20_body">
      <style:text-properties officeooo:rsid="00a670b7" officeooo:paragraph-rsid="010fc0d4"/>
    </style:style>
    <style:style style:name="P139" style:family="paragraph" style:parent-style-name="Text_20_body">
      <style:text-properties officeooo:rsid="00ffbfe0" officeooo:paragraph-rsid="001857e0"/>
    </style:style>
    <style:style style:name="P140" style:family="paragraph" style:parent-style-name="Text_20_body">
      <style:text-properties officeooo:rsid="009fc502" officeooo:paragraph-rsid="00b28c1b"/>
    </style:style>
    <style:style style:name="P141" style:family="paragraph" style:parent-style-name="Text_20_body">
      <style:text-properties officeooo:paragraph-rsid="00b5ef6e"/>
    </style:style>
    <style:style style:name="P142" style:family="paragraph" style:parent-style-name="Horizontal_20_Line">
      <style:text-properties officeooo:paragraph-rsid="00b5ef6e"/>
    </style:style>
    <style:style style:name="P143" style:family="paragraph" style:parent-style-name="Text_20_body">
      <style:text-properties officeooo:rsid="00b5ef6e" officeooo:paragraph-rsid="00b5ef6e"/>
    </style:style>
    <style:style style:name="P144" style:family="paragraph" style:parent-style-name="Text_20_body">
      <style:text-properties officeooo:rsid="00ba32a5" officeooo:paragraph-rsid="010ecad7"/>
    </style:style>
    <style:style style:name="P145" style:family="paragraph" style:parent-style-name="Text_20_body">
      <style:text-properties officeooo:rsid="01b4fdbb" officeooo:paragraph-rsid="002fffad"/>
    </style:style>
    <style:style style:name="P146" style:family="paragraph" style:parent-style-name="Text_20_body">
      <style:text-properties officeooo:rsid="00c290e2" officeooo:paragraph-rsid="00c290e2"/>
    </style:style>
    <style:style style:name="P147" style:family="paragraph" style:parent-style-name="Text_20_body">
      <style:text-properties officeooo:rsid="00c290e2" officeooo:paragraph-rsid="00c3ada2"/>
    </style:style>
    <style:style style:name="P148" style:family="paragraph" style:parent-style-name="Text_20_body">
      <style:text-properties officeooo:rsid="00c290e2" officeooo:paragraph-rsid="00c538cb"/>
    </style:style>
    <style:style style:name="P149" style:family="paragraph" style:parent-style-name="Text_20_body">
      <style:text-properties officeooo:rsid="00c290e2" officeooo:paragraph-rsid="00c75532"/>
    </style:style>
    <style:style style:name="P150" style:family="paragraph" style:parent-style-name="Text_20_body">
      <style:text-properties officeooo:rsid="00c290e2" officeooo:paragraph-rsid="00c7dacc"/>
    </style:style>
    <style:style style:name="P151" style:family="paragraph" style:parent-style-name="Text_20_body">
      <style:text-properties style:use-window-font-color="true" loext:opacity="0%" officeooo:rsid="01b540ee" officeooo:paragraph-rsid="002fffad"/>
    </style:style>
    <style:style style:name="P152" style:family="paragraph" style:parent-style-name="Text_20_body">
      <style:text-properties style:use-window-font-color="true" loext:opacity="0%" officeooo:rsid="01b540ee" officeooo:paragraph-rsid="00c538cb"/>
    </style:style>
    <style:style style:name="P153" style:family="paragraph" style:parent-style-name="Text_20_body">
      <style:text-properties style:use-window-font-color="true" loext:opacity="0%" officeooo:rsid="0083b946" officeooo:paragraph-rsid="00c3ada2"/>
    </style:style>
    <style:style style:name="P154" style:family="paragraph" style:parent-style-name="Text_20_body">
      <style:text-properties style:use-window-font-color="true" loext:opacity="0%" officeooo:rsid="0083b946" officeooo:paragraph-rsid="00c538cb"/>
    </style:style>
    <style:style style:name="P155" style:family="paragraph" style:parent-style-name="Text_20_body">
      <style:text-properties officeooo:rsid="00c3ada2" officeooo:paragraph-rsid="00c7dacc"/>
    </style:style>
    <style:style style:name="P156" style:family="paragraph" style:parent-style-name="Text_20_body">
      <style:text-properties officeooo:rsid="01b9e947" officeooo:paragraph-rsid="002fffad"/>
    </style:style>
    <style:style style:name="P157" style:family="paragraph" style:parent-style-name="Text_20_body">
      <style:text-properties officeooo:rsid="00c7dacc" officeooo:paragraph-rsid="00c7dacc"/>
    </style:style>
    <style:style style:name="P158" style:family="paragraph" style:parent-style-name="Text_20_body">
      <style:text-properties style:font-name="Liberation Serif"/>
    </style:style>
    <style:style style:name="P159" style:family="paragraph" style:parent-style-name="Text_20_body">
      <style:text-properties officeooo:rsid="00cbad03" officeooo:paragraph-rsid="00cbad03"/>
    </style:style>
    <style:style style:name="P160" style:family="paragraph" style:parent-style-name="Text_20_body">
      <style:text-properties officeooo:paragraph-rsid="00cbad03"/>
    </style:style>
    <style:style style:name="P161" style:family="paragraph" style:parent-style-name="Text_20_body">
      <style:text-properties officeooo:rsid="00d0e797" officeooo:paragraph-rsid="00d0e797"/>
    </style:style>
    <style:style style:name="P162" style:family="paragraph" style:parent-style-name="Text_20_body">
      <style:text-properties officeooo:rsid="00d1ff2b" officeooo:paragraph-rsid="00d1ff2b"/>
    </style:style>
    <style:style style:name="P163" style:family="paragraph" style:parent-style-name="Text_20_body">
      <style:text-properties officeooo:rsid="00b216c3" officeooo:paragraph-rsid="00d2d7e3"/>
    </style:style>
    <style:style style:name="P164" style:family="paragraph" style:parent-style-name="Text_20_body">
      <style:text-properties officeooo:rsid="00b216c3" officeooo:paragraph-rsid="00d3630f"/>
    </style:style>
    <style:style style:name="P165" style:family="paragraph" style:parent-style-name="Text_20_body">
      <style:text-properties officeooo:rsid="00d6c774" officeooo:paragraph-rsid="0105bcc5"/>
    </style:style>
    <style:style style:name="P166" style:family="paragraph" style:parent-style-name="Text_20_body">
      <style:text-properties officeooo:rsid="00d6c774" officeooo:paragraph-rsid="010ecad7"/>
    </style:style>
    <style:style style:name="P167" style:family="paragraph" style:parent-style-name="Text_20_body">
      <style:text-properties officeooo:rsid="00d6c774" officeooo:paragraph-rsid="007fd6f1"/>
    </style:style>
    <style:style style:name="P168" style:family="paragraph" style:parent-style-name="Text_20_body">
      <style:text-properties officeooo:rsid="00d6c774" officeooo:paragraph-rsid="0102e16b"/>
    </style:style>
    <style:style style:name="P169" style:family="paragraph" style:parent-style-name="Text_20_body">
      <style:text-properties officeooo:rsid="00d6c774" officeooo:paragraph-rsid="0104b132"/>
    </style:style>
    <style:style style:name="P170" style:family="paragraph" style:parent-style-name="Standard">
      <style:text-properties officeooo:rsid="00d6c774" officeooo:paragraph-rsid="0104b132"/>
    </style:style>
    <style:style style:name="P171" style:family="paragraph" style:parent-style-name="Text_20_body">
      <style:text-properties officeooo:rsid="00d6c774" officeooo:paragraph-rsid="010ee51e"/>
    </style:style>
    <style:style style:name="P172" style:family="paragraph" style:parent-style-name="Text_20_body">
      <style:text-properties officeooo:rsid="00e35769" officeooo:paragraph-rsid="01080437"/>
    </style:style>
    <style:style style:name="P173" style:family="paragraph" style:parent-style-name="Text_20_body">
      <style:text-properties officeooo:rsid="00e35769" officeooo:paragraph-rsid="01145b59"/>
    </style:style>
    <style:style style:name="P174" style:family="paragraph" style:parent-style-name="Text_20_body">
      <style:text-properties officeooo:rsid="00e454d6" officeooo:paragraph-rsid="010e59e7"/>
    </style:style>
    <style:style style:name="P175" style:family="paragraph" style:parent-style-name="Text_20_body">
      <style:text-properties officeooo:rsid="00e62017" officeooo:paragraph-rsid="00e62017"/>
    </style:style>
    <style:style style:name="P176" style:family="paragraph" style:parent-style-name="Text_20_body">
      <style:text-properties officeooo:rsid="00eafc50" officeooo:paragraph-rsid="00eafc50"/>
    </style:style>
    <style:style style:name="P177" style:family="paragraph" style:parent-style-name="Text_20_body">
      <style:text-properties officeooo:rsid="00eb1e3d" officeooo:paragraph-rsid="010b00ba"/>
    </style:style>
    <style:style style:name="P178" style:family="paragraph" style:parent-style-name="Text_20_body">
      <style:text-properties officeooo:rsid="00bfd9ce" officeooo:paragraph-rsid="013a89da"/>
    </style:style>
    <style:style style:name="P179" style:family="paragraph" style:parent-style-name="Text_20_body">
      <style:text-properties officeooo:rsid="00bfd9ce" officeooo:paragraph-rsid="007fd6f1"/>
    </style:style>
    <style:style style:name="P180" style:family="paragraph" style:parent-style-name="Text_20_body">
      <style:text-properties officeooo:rsid="00f14ba9" officeooo:paragraph-rsid="0104b132"/>
    </style:style>
    <style:style style:name="P181" style:family="paragraph" style:parent-style-name="Text_20_body">
      <style:text-properties officeooo:rsid="00f33479" officeooo:paragraph-rsid="010b00ba"/>
    </style:style>
    <style:style style:name="P182" style:family="paragraph" style:parent-style-name="Text_20_body">
      <style:text-properties officeooo:rsid="00f639b2" officeooo:paragraph-rsid="00f639b2"/>
    </style:style>
    <style:style style:name="P183" style:family="paragraph" style:parent-style-name="Text_20_body">
      <style:text-properties officeooo:rsid="00f6ee7a" officeooo:paragraph-rsid="010e59e7"/>
    </style:style>
    <style:style style:name="P184" style:family="paragraph" style:parent-style-name="Text_20_body">
      <style:text-properties officeooo:rsid="00f6ee7a" officeooo:paragraph-rsid="013a89da"/>
    </style:style>
    <style:style style:name="P185" style:family="paragraph" style:parent-style-name="Text_20_body">
      <style:text-properties officeooo:rsid="00f769e0" officeooo:paragraph-rsid="010ecad7"/>
    </style:style>
    <style:style style:name="P186" style:family="paragraph" style:parent-style-name="Text_20_body">
      <style:text-properties officeooo:rsid="00f769e0" officeooo:paragraph-rsid="010ee51e"/>
    </style:style>
    <style:style style:name="P187" style:family="paragraph" style:parent-style-name="Text_20_body">
      <style:text-properties officeooo:rsid="00f769e0" officeooo:paragraph-rsid="010fc0d4"/>
    </style:style>
    <style:style style:name="P188" style:family="paragraph" style:parent-style-name="Text_20_body">
      <style:text-properties officeooo:rsid="00fc0627" officeooo:paragraph-rsid="010d0b86"/>
    </style:style>
    <style:style style:name="P189" style:family="paragraph" style:parent-style-name="Text_20_body">
      <style:text-properties officeooo:rsid="01015cd5" officeooo:paragraph-rsid="010e59e7"/>
    </style:style>
    <style:style style:name="P190" style:family="paragraph" style:parent-style-name="Text_20_body">
      <style:text-properties officeooo:rsid="01097922" officeooo:paragraph-rsid="01097922"/>
    </style:style>
    <style:style style:name="P191" style:family="paragraph" style:parent-style-name="Text_20_body">
      <style:text-properties officeooo:rsid="010b3f08" officeooo:paragraph-rsid="010b3f08"/>
    </style:style>
    <style:style style:name="P192" style:family="paragraph" style:parent-style-name="Text_20_body">
      <style:text-properties officeooo:paragraph-rsid="010d0b86"/>
    </style:style>
    <style:style style:name="P193" style:family="paragraph" style:parent-style-name="Text_20_body">
      <style:text-properties officeooo:rsid="006d277f" officeooo:paragraph-rsid="01097922"/>
    </style:style>
    <style:style style:name="P194" style:family="paragraph" style:parent-style-name="Text_20_body">
      <style:text-properties officeooo:rsid="006d277f" officeooo:paragraph-rsid="010b00ba"/>
    </style:style>
    <style:style style:name="P195" style:family="paragraph" style:parent-style-name="Text_20_body">
      <style:text-properties officeooo:rsid="00fdc5cb" officeooo:paragraph-rsid="010e59e7"/>
    </style:style>
    <style:style style:name="P196" style:family="paragraph" style:parent-style-name="Text_20_body">
      <style:text-properties officeooo:rsid="010ecad7" officeooo:paragraph-rsid="010ecad7"/>
    </style:style>
    <style:style style:name="P197" style:family="paragraph" style:parent-style-name="Text_20_body">
      <style:text-properties officeooo:rsid="01006f66" officeooo:paragraph-rsid="010b00ba"/>
    </style:style>
    <style:style style:name="P198" style:family="paragraph" style:parent-style-name="Text_20_body">
      <style:text-properties officeooo:rsid="01145b59" officeooo:paragraph-rsid="01145b59"/>
    </style:style>
    <style:style style:name="P199" style:family="paragraph" style:parent-style-name="Text_20_body">
      <style:text-properties officeooo:rsid="011c3699" officeooo:paragraph-rsid="011c3699"/>
    </style:style>
    <style:style style:name="P200" style:family="paragraph" style:parent-style-name="Text_20_body">
      <style:text-properties officeooo:rsid="012b878d" officeooo:paragraph-rsid="012b878d"/>
    </style:style>
    <style:style style:name="P201" style:family="paragraph" style:parent-style-name="Text_20_body">
      <style:text-properties officeooo:rsid="012efa8c" officeooo:paragraph-rsid="012efa8c"/>
    </style:style>
    <style:style style:name="P202" style:family="paragraph" style:parent-style-name="Heading_20_4">
      <style:text-properties officeooo:paragraph-rsid="0083b946"/>
    </style:style>
    <style:style style:name="P203" style:family="paragraph" style:parent-style-name="Heading_20_4">
      <style:text-properties officeooo:paragraph-rsid="008de6fd"/>
    </style:style>
    <style:style style:name="P204" style:family="paragraph" style:parent-style-name="Heading_20_4">
      <style:text-properties officeooo:paragraph-rsid="00c3ada2"/>
    </style:style>
    <style:style style:name="P205" style:family="paragraph" style:parent-style-name="Heading_20_4">
      <style:text-properties officeooo:paragraph-rsid="00c538cb"/>
    </style:style>
    <style:style style:name="P206" style:family="paragraph" style:parent-style-name="Heading_20_4">
      <style:text-properties officeooo:paragraph-rsid="00c75532"/>
    </style:style>
    <style:style style:name="P207" style:family="paragraph" style:parent-style-name="Heading_20_4">
      <style:text-properties officeooo:paragraph-rsid="00c7dacc"/>
    </style:style>
    <style:style style:name="P208" style:family="paragraph" style:parent-style-name="Heading_20_4">
      <style:text-properties officeooo:paragraph-rsid="00d2d7e3"/>
    </style:style>
    <style:style style:name="P209" style:family="paragraph" style:parent-style-name="Heading_20_4">
      <style:text-properties officeooo:paragraph-rsid="00d3630f"/>
    </style:style>
    <style:style style:name="P210" style:family="paragraph" style:parent-style-name="Contents_20_1">
      <style:paragraph-properties>
        <style:tab-stops>
          <style:tab-stop style:position="7.4807in" style:type="right" style:leader-style="dotted" style:leader-text="."/>
        </style:tab-stops>
      </style:paragraph-properties>
    </style:style>
    <style:style style:name="P211" style:family="paragraph" style:parent-style-name="Contents_20_2">
      <style:paragraph-properties>
        <style:tab-stops>
          <style:tab-stop style:position="7.2839in" style:type="right" style:leader-style="dotted" style:leader-text="."/>
        </style:tab-stops>
      </style:paragraph-properties>
    </style:style>
    <style:style style:name="P212" style:family="paragraph" style:parent-style-name="Contents_20_3">
      <style:paragraph-properties>
        <style:tab-stops>
          <style:tab-stop style:position="7.0874in" style:type="right" style:leader-style="dotted" style:leader-text="."/>
        </style:tab-stops>
      </style:paragraph-properties>
    </style:style>
    <style:style style:name="P213" style:family="paragraph" style:parent-style-name="Contents_20_4">
      <style:paragraph-properties>
        <style:tab-stops>
          <style:tab-stop style:position="6.8909in" style:type="right" style:leader-style="dotted" style:leader-text="."/>
        </style:tab-stops>
      </style:paragraph-properties>
    </style:style>
    <style:style style:name="P214" style:family="paragraph" style:parent-style-name="Contents_20_5">
      <style:paragraph-properties>
        <style:tab-stops>
          <style:tab-stop style:position="6.6945in" style:type="right" style:leader-style="dotted" style:leader-text="."/>
        </style:tab-stops>
      </style:paragraph-properties>
    </style:style>
    <style:style style:name="P215"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6" style:family="paragraph" style:parent-style-name="Standard">
      <style:text-properties officeooo:paragraph-rsid="0137f331"/>
    </style:style>
    <style:style style:name="P217" style:family="paragraph" style:parent-style-name="Standard">
      <style:text-properties officeooo:rsid="0137f331" officeooo:paragraph-rsid="0137f331"/>
    </style:style>
    <style:style style:name="P218" style:family="paragraph" style:parent-style-name="Text_20_body">
      <style:text-properties officeooo:rsid="0137f331" officeooo:paragraph-rsid="0137f331"/>
    </style:style>
    <style:style style:name="P219" style:family="paragraph" style:parent-style-name="Text_20_body">
      <style:text-properties officeooo:rsid="0137f331" officeooo:paragraph-rsid="013a89da"/>
    </style:style>
    <style:style style:name="P220" style:family="paragraph" style:parent-style-name="Standard">
      <style:text-properties officeooo:paragraph-rsid="009839e2"/>
    </style:style>
    <style:style style:name="P221" style:family="paragraph" style:parent-style-name="Standard">
      <style:text-properties officeooo:paragraph-rsid="0139ef2f"/>
    </style:style>
    <style:style style:name="P222" style:family="paragraph" style:parent-style-name="Standard">
      <style:text-properties officeooo:rsid="0139ef2f" officeooo:paragraph-rsid="0139ef2f"/>
    </style:style>
    <style:style style:name="P223" style:family="paragraph" style:parent-style-name="Text_20_body">
      <style:text-properties officeooo:rsid="0139ef2f" officeooo:paragraph-rsid="0139ef2f"/>
    </style:style>
    <style:style style:name="P224" style:family="paragraph" style:parent-style-name="Text_20_body">
      <style:text-properties officeooo:rsid="0139ef2f" officeooo:paragraph-rsid="013a89da"/>
    </style:style>
    <style:style style:name="P225" style:family="paragraph" style:parent-style-name="Text_20_body">
      <style:text-properties officeooo:rsid="013a89da" officeooo:paragraph-rsid="013a89da"/>
    </style:style>
    <style:style style:name="P226" style:family="paragraph" style:parent-style-name="Contents_20_6">
      <style:paragraph-properties>
        <style:tab-stops>
          <style:tab-stop style:position="6.498in" style:type="right" style:leader-style="dotted" style:leader-text="."/>
        </style:tab-stops>
      </style:paragraph-properties>
    </style:style>
    <style:style style:name="P227" style:family="paragraph" style:parent-style-name="Contents_20_7">
      <style:paragraph-properties>
        <style:tab-stops>
          <style:tab-stop style:position="6.3016in" style:type="right" style:leader-style="dotted" style:leader-text="."/>
        </style:tab-stops>
      </style:paragraph-properties>
    </style:style>
    <style:style style:name="P228" style:family="paragraph" style:parent-style-name="Standard">
      <style:text-properties officeooo:rsid="013d415c" officeooo:paragraph-rsid="013d415c"/>
    </style:style>
    <style:style style:name="P229" style:family="paragraph" style:parent-style-name="Text_20_body">
      <style:text-properties officeooo:rsid="013d415c" officeooo:paragraph-rsid="013d415c"/>
    </style:style>
    <style:style style:name="P230" style:family="paragraph" style:parent-style-name="Text_20_body">
      <style:text-properties officeooo:paragraph-rsid="013d415c"/>
    </style:style>
    <style:style style:name="P231" style:family="paragraph" style:parent-style-name="Text_20_body">
      <style:text-properties officeooo:rsid="03529f02" officeooo:paragraph-rsid="013d415c"/>
    </style:style>
    <style:style style:name="P232" style:family="paragraph" style:parent-style-name="Text_20_body">
      <style:text-properties officeooo:rsid="039caffb" officeooo:paragraph-rsid="013d415c"/>
    </style:style>
    <style:style style:name="P233" style:family="paragraph" style:parent-style-name="Text_20_body">
      <style:text-properties officeooo:rsid="013f21a9" officeooo:paragraph-rsid="013f21a9"/>
    </style:style>
    <style:style style:name="P234" style:family="paragraph" style:parent-style-name="Text_20_body">
      <style:text-properties officeooo:rsid="00c7085b" officeooo:paragraph-rsid="013f6875"/>
    </style:style>
    <style:style style:name="P235" style:family="paragraph" style:parent-style-name="Text_20_body">
      <style:text-properties officeooo:rsid="0090e4f8" officeooo:paragraph-rsid="013f6875"/>
    </style:style>
    <style:style style:name="P236" style:family="paragraph" style:parent-style-name="Text_20_body">
      <style:text-properties officeooo:rsid="0092fbdd" officeooo:paragraph-rsid="013f6875"/>
    </style:style>
    <style:style style:name="P237" style:family="paragraph" style:parent-style-name="Text_20_body">
      <style:text-properties officeooo:rsid="00c24041" officeooo:paragraph-rsid="013f6875"/>
    </style:style>
    <style:style style:name="P238" style:family="paragraph" style:parent-style-name="Text_20_body">
      <style:text-properties officeooo:rsid="00c06c1d" officeooo:paragraph-rsid="013f6875"/>
    </style:style>
    <style:style style:name="P239" style:family="paragraph" style:parent-style-name="Text_20_body">
      <style:text-properties officeooo:rsid="01408ccb" officeooo:paragraph-rsid="01408ccb"/>
    </style:style>
    <style:style style:name="P240" style:family="paragraph" style:parent-style-name="Text_20_body">
      <style:text-properties officeooo:rsid="01408ccb" officeooo:paragraph-rsid="01422d5b"/>
    </style:style>
    <style:style style:name="P241" style:family="paragraph" style:parent-style-name="Text_20_body">
      <style:text-properties officeooo:paragraph-rsid="007fd6f1"/>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eading_20_4">
      <style:text-properties officeooo:paragraph-rsid="01442b4d"/>
    </style:style>
    <style:style style:name="P249" style:family="paragraph" style:parent-style-name="Horizontal_20_Line">
      <style:text-properties officeooo:paragraph-rsid="01442b4d"/>
    </style:style>
    <style:style style:name="P250" style:family="paragraph" style:parent-style-name="Heading_20_4">
      <style:text-properties officeooo:rsid="01442b4d" officeooo:paragraph-rsid="01442b4d"/>
    </style:style>
    <style:style style:name="P251" style:family="paragraph" style:parent-style-name="Text_20_body">
      <style:text-properties officeooo:rsid="01442b4d" officeooo:paragraph-rsid="01442b4d"/>
    </style:style>
    <style:style style:name="P252" style:family="paragraph" style:parent-style-name="Text_20_body">
      <style:text-properties officeooo:rsid="0145da3e" officeooo:paragraph-rsid="0145da3e"/>
    </style:style>
    <style:style style:name="P253" style:family="paragraph" style:parent-style-name="Text_20_body">
      <style:text-properties officeooo:rsid="0146c148" officeooo:paragraph-rsid="0146c148"/>
    </style:style>
    <style:style style:name="P254" style:family="paragraph" style:parent-style-name="Text_20_body">
      <style:text-properties officeooo:rsid="01474a5f" officeooo:paragraph-rsid="01474a5f"/>
    </style:style>
    <style:style style:name="P255" style:family="paragraph" style:parent-style-name="Text_20_body">
      <style:text-properties officeooo:rsid="0147635b" officeooo:paragraph-rsid="0147635b"/>
    </style:style>
    <style:style style:name="P256"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57" style:family="paragraph" style:parent-style-name="Heading_20_1">
      <style:paragraph-properties fo:margin-top="0in" fo:margin-bottom="0in" style:contextual-spacing="false"/>
      <style:text-properties officeooo:rsid="002b881a" officeooo:paragraph-rsid="002c0958"/>
    </style:style>
    <style:style style:name="P258" style:family="paragraph" style:parent-style-name="Heading_20_1">
      <style:paragraph-properties fo:margin-top="0in" fo:margin-bottom="0in" style:contextual-spacing="false"/>
      <style:text-properties officeooo:rsid="002b881a" officeooo:paragraph-rsid="00b5ef6e"/>
    </style:style>
    <style:style style:name="P259" style:family="paragraph" style:parent-style-name="Heading_20_1">
      <style:paragraph-properties fo:margin-top="0in" fo:margin-bottom="0in" style:contextual-spacing="false"/>
      <style:text-properties officeooo:rsid="002b881a" officeooo:paragraph-rsid="0050386b"/>
    </style:style>
    <style:style style:name="P260" style:family="paragraph" style:parent-style-name="Heading_20_1">
      <style:paragraph-properties fo:margin-top="0in" fo:margin-bottom="0in" style:contextual-spacing="false"/>
      <style:text-properties officeooo:rsid="002b881a" officeooo:paragraph-rsid="010ecad7"/>
    </style:style>
    <style:style style:name="P261" style:family="paragraph" style:parent-style-name="Heading_20_1">
      <style:paragraph-properties fo:margin-top="0in" fo:margin-bottom="0in" style:contextual-spacing="false"/>
      <style:text-properties officeooo:rsid="002b881a" officeooo:paragraph-rsid="0102e16b"/>
    </style:style>
    <style:style style:name="P262" style:family="paragraph" style:parent-style-name="Heading_20_1">
      <style:paragraph-properties fo:margin-top="0in" fo:margin-bottom="0in" style:contextual-spacing="false"/>
      <style:text-properties officeooo:rsid="002b881a" officeooo:paragraph-rsid="00c0b86c"/>
    </style:style>
    <style:style style:name="P263" style:family="paragraph" style:parent-style-name="Heading_20_1">
      <style:paragraph-properties fo:margin-top="0in" fo:margin-bottom="0in" style:contextual-spacing="false"/>
      <style:text-properties officeooo:paragraph-rsid="0102e16b"/>
    </style:style>
    <style:style style:name="P264" style:family="paragraph" style:parent-style-name="Heading_20_1">
      <style:paragraph-properties fo:margin-top="0in" fo:margin-bottom="0in" style:contextual-spacing="false"/>
      <style:text-properties officeooo:paragraph-rsid="0104b132"/>
    </style:style>
    <style:style style:name="P265" style:family="paragraph" style:parent-style-name="Heading_20_1">
      <style:paragraph-properties fo:margin-top="0in" fo:margin-bottom="0in" style:contextual-spacing="false"/>
      <style:text-properties officeooo:paragraph-rsid="0105bcc5"/>
    </style:style>
    <style:style style:name="P266" style:family="paragraph" style:parent-style-name="Heading_20_1">
      <style:paragraph-properties fo:margin-top="0in" fo:margin-bottom="0in" style:contextual-spacing="false"/>
      <style:text-properties officeooo:paragraph-rsid="01080437"/>
    </style:style>
    <style:style style:name="P267" style:family="paragraph" style:parent-style-name="Heading_20_1">
      <style:paragraph-properties fo:margin-top="0in" fo:margin-bottom="0in" style:contextual-spacing="false"/>
      <style:text-properties officeooo:paragraph-rsid="01097922"/>
    </style:style>
    <style:style style:name="P268" style:family="paragraph" style:parent-style-name="Heading_20_1">
      <style:paragraph-properties fo:margin-top="0in" fo:margin-bottom="0in" style:contextual-spacing="false"/>
      <style:text-properties officeooo:paragraph-rsid="010b00ba"/>
    </style:style>
    <style:style style:name="P269" style:family="paragraph" style:parent-style-name="Heading_20_1">
      <style:paragraph-properties fo:margin-top="0in" fo:margin-bottom="0in" style:contextual-spacing="false"/>
      <style:text-properties officeooo:paragraph-rsid="010b3f08"/>
    </style:style>
    <style:style style:name="P270" style:family="paragraph" style:parent-style-name="Heading_20_1">
      <style:paragraph-properties fo:margin-top="0in" fo:margin-bottom="0in" style:contextual-spacing="false"/>
      <style:text-properties officeooo:paragraph-rsid="010e59e7"/>
    </style:style>
    <style:style style:name="P271" style:family="paragraph" style:parent-style-name="Heading_20_1">
      <style:paragraph-properties fo:margin-top="0in" fo:margin-bottom="0in" style:contextual-spacing="false"/>
      <style:text-properties officeooo:paragraph-rsid="0137f331"/>
    </style:style>
    <style:style style:name="P272" style:family="paragraph" style:parent-style-name="Heading_20_1">
      <style:paragraph-properties fo:margin-top="0in" fo:margin-bottom="0in" style:contextual-spacing="false"/>
      <style:text-properties officeooo:paragraph-rsid="010fc0d4"/>
    </style:style>
    <style:style style:name="P273" style:family="paragraph" style:parent-style-name="Heading_20_1">
      <style:paragraph-properties fo:margin-top="0in" fo:margin-bottom="0in" style:contextual-spacing="false"/>
      <style:text-properties officeooo:paragraph-rsid="012efa8c"/>
    </style:style>
    <style:style style:name="P274" style:family="paragraph" style:parent-style-name="Heading_20_1">
      <style:paragraph-properties fo:margin-top="0in" fo:margin-bottom="0in" style:contextual-spacing="false"/>
      <style:text-properties officeooo:paragraph-rsid="0139ef2f"/>
    </style:style>
    <style:style style:name="P275" style:family="paragraph" style:parent-style-name="Heading_20_1">
      <style:paragraph-properties fo:margin-top="0in" fo:margin-bottom="0in" style:contextual-spacing="false"/>
      <style:text-properties officeooo:paragraph-rsid="013a89da"/>
    </style:style>
    <style:style style:name="P276" style:family="paragraph" style:parent-style-name="Heading_20_1">
      <style:paragraph-properties fo:margin-top="0in" fo:margin-bottom="0in" style:contextual-spacing="false"/>
      <style:text-properties officeooo:paragraph-rsid="00bfd9ce"/>
    </style:style>
    <style:style style:name="P277" style:family="paragraph" style:parent-style-name="Heading_20_1">
      <style:paragraph-properties fo:margin-top="0in" fo:margin-bottom="0in" style:contextual-spacing="false"/>
      <style:text-properties officeooo:rsid="002fffad" officeooo:paragraph-rsid="00c290e2"/>
    </style:style>
    <style:style style:name="P278" style:family="paragraph" style:parent-style-name="Heading_20_1">
      <style:paragraph-properties fo:margin-top="0in" fo:margin-bottom="0in" style:contextual-spacing="false"/>
      <style:text-properties officeooo:rsid="002fffad" officeooo:paragraph-rsid="00c7dacc"/>
    </style:style>
    <style:style style:name="P279" style:family="paragraph" style:parent-style-name="Heading_20_1">
      <style:paragraph-properties fo:margin-top="0in" fo:margin-bottom="0in" style:contextual-spacing="false"/>
      <style:text-properties officeooo:rsid="002fffad" officeooo:paragraph-rsid="00357781"/>
    </style:style>
    <style:style style:name="P280" style:family="paragraph" style:parent-style-name="Heading_20_1">
      <style:paragraph-properties fo:margin-top="0in" fo:margin-bottom="0in" style:contextual-spacing="false"/>
      <style:text-properties officeooo:rsid="002fffad" officeooo:paragraph-rsid="008de6fd"/>
    </style:style>
    <style:style style:name="P281" style:family="paragraph" style:parent-style-name="Heading_20_1">
      <style:paragraph-properties fo:margin-top="0in" fo:margin-bottom="0in" style:contextual-spacing="false"/>
      <style:text-properties officeooo:paragraph-rsid="00c85916"/>
    </style:style>
    <style:style style:name="P282" style:family="paragraph" style:parent-style-name="Heading_20_1">
      <style:paragraph-properties fo:margin-top="0in" fo:margin-bottom="0in" style:contextual-spacing="false"/>
      <style:text-properties officeooo:paragraph-rsid="00d0e797"/>
    </style:style>
    <style:style style:name="P283" style:family="paragraph" style:parent-style-name="Heading_20_2">
      <style:text-properties officeooo:paragraph-rsid="010ecad7"/>
    </style:style>
    <style:style style:name="P284" style:family="paragraph" style:parent-style-name="Heading_20_2">
      <style:text-properties officeooo:paragraph-rsid="011b5934"/>
    </style:style>
    <style:style style:name="P285" style:family="paragraph" style:parent-style-name="Heading_20_2">
      <style:text-properties officeooo:paragraph-rsid="010ee51e"/>
    </style:style>
    <style:style style:name="P286" style:family="paragraph" style:parent-style-name="Heading_20_2">
      <style:text-properties officeooo:rsid="01a85bf6" officeooo:paragraph-rsid="0102e16b"/>
    </style:style>
    <style:style style:name="P287" style:family="paragraph" style:parent-style-name="Heading_20_2">
      <style:text-properties officeooo:rsid="01a85bf6" officeooo:paragraph-rsid="0104b132"/>
    </style:style>
    <style:style style:name="P288" style:family="paragraph" style:parent-style-name="Heading_20_2">
      <style:text-properties officeooo:paragraph-rsid="011fa128"/>
    </style:style>
    <style:style style:name="P289" style:family="paragraph" style:parent-style-name="Heading_20_2">
      <style:text-properties officeooo:paragraph-rsid="0102e16b"/>
    </style:style>
    <style:style style:name="P290" style:family="paragraph" style:parent-style-name="Heading_20_2">
      <style:text-properties officeooo:paragraph-rsid="0104b132"/>
    </style:style>
    <style:style style:name="P291"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292" style:family="paragraph" style:parent-style-name="Heading_20_2">
      <style:text-properties officeooo:paragraph-rsid="0105bcc5"/>
    </style:style>
    <style:style style:name="P293" style:family="paragraph" style:parent-style-name="Heading_20_2">
      <style:text-properties officeooo:paragraph-rsid="01080437"/>
    </style:style>
    <style:style style:name="P294" style:family="paragraph" style:parent-style-name="Heading_20_2">
      <style:text-properties officeooo:paragraph-rsid="01145b59"/>
    </style:style>
    <style:style style:name="P295" style:family="paragraph" style:parent-style-name="Heading_20_2">
      <style:text-properties officeooo:paragraph-rsid="01097922"/>
    </style:style>
    <style:style style:name="P296" style:family="paragraph" style:parent-style-name="Heading_20_2">
      <style:text-properties officeooo:paragraph-rsid="010b00ba"/>
    </style:style>
    <style:style style:name="P297" style:family="paragraph" style:parent-style-name="Heading_20_2">
      <style:text-properties officeooo:paragraph-rsid="010b3f08"/>
    </style:style>
    <style:style style:name="P298" style:family="paragraph" style:parent-style-name="Heading_20_2">
      <style:text-properties officeooo:paragraph-rsid="010d0b86"/>
    </style:style>
    <style:style style:name="P299" style:family="paragraph" style:parent-style-name="Heading_20_2">
      <style:text-properties officeooo:paragraph-rsid="010e59e7"/>
    </style:style>
    <style:style style:name="P300" style:family="paragraph" style:parent-style-name="Heading_20_2">
      <style:text-properties officeooo:paragraph-rsid="010fc0d4"/>
    </style:style>
    <style:style style:name="P301" style:family="paragraph" style:parent-style-name="Heading_20_2">
      <style:text-properties officeooo:rsid="0137f331" officeooo:paragraph-rsid="0137f331"/>
    </style:style>
    <style:style style:name="P302" style:family="paragraph" style:parent-style-name="Heading_20_2">
      <style:text-properties officeooo:paragraph-rsid="013f6875"/>
    </style:style>
    <style:style style:name="P303" style:family="paragraph" style:parent-style-name="Heading_20_2">
      <style:text-properties officeooo:paragraph-rsid="01408ccb"/>
    </style:style>
    <style:style style:name="P304" style:family="paragraph" style:parent-style-name="Heading_20_2">
      <style:text-properties officeooo:paragraph-rsid="00e86dfa"/>
    </style:style>
    <style:style style:name="P305" style:family="paragraph" style:parent-style-name="Heading_20_2">
      <style:text-properties officeooo:paragraph-rsid="0145da3e"/>
    </style:style>
    <style:style style:name="P306" style:family="paragraph" style:parent-style-name="Heading_20_2">
      <style:text-properties officeooo:rsid="01b64448" officeooo:paragraph-rsid="0030ddf2"/>
    </style:style>
    <style:style style:name="P307" style:family="paragraph" style:parent-style-name="Heading_20_2">
      <style:text-properties officeooo:paragraph-rsid="002fffad"/>
    </style:style>
    <style:style style:name="P308" style:family="paragraph" style:parent-style-name="Heading_20_2">
      <style:text-properties officeooo:paragraph-rsid="00ecab14"/>
    </style:style>
    <style:style style:name="P309" style:family="paragraph" style:parent-style-name="Heading_20_2">
      <style:text-properties officeooo:rsid="01474a5f" officeooo:paragraph-rsid="01474a5f"/>
    </style:style>
    <style:style style:name="P310" style:family="paragraph" style:parent-style-name="Heading_20_2">
      <style:text-properties officeooo:paragraph-rsid="008de6fd"/>
    </style:style>
    <style:style style:name="P311" style:family="paragraph" style:parent-style-name="Heading_20_3">
      <style:text-properties officeooo:paragraph-rsid="00b5ef6e"/>
    </style:style>
    <style:style style:name="P312" style:family="paragraph" style:parent-style-name="Heading_20_3">
      <style:text-properties officeooo:paragraph-rsid="010ecad7"/>
    </style:style>
    <style:style style:name="P313"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14"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15"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16"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17" style:family="paragraph" style:parent-style-name="Heading_20_3">
      <style:text-properties officeooo:paragraph-rsid="0102e16b"/>
    </style:style>
    <style:style style:name="P318" style:family="paragraph" style:parent-style-name="Heading_20_3">
      <style:text-properties officeooo:paragraph-rsid="0104b132"/>
    </style:style>
    <style:style style:name="P319" style:family="paragraph" style:parent-style-name="Heading_20_3">
      <style:text-properties officeooo:paragraph-rsid="01145b59"/>
    </style:style>
    <style:style style:name="P320" style:family="paragraph" style:parent-style-name="Heading_20_3">
      <style:text-properties officeooo:paragraph-rsid="010b00ba"/>
    </style:style>
    <style:style style:name="P321" style:family="paragraph" style:parent-style-name="Heading_20_3">
      <style:text-properties officeooo:paragraph-rsid="010e59e7"/>
    </style:style>
    <style:style style:name="P322" style:family="paragraph" style:parent-style-name="Heading_20_3">
      <style:text-properties officeooo:paragraph-rsid="013a89da"/>
    </style:style>
    <style:style style:name="P323" style:family="paragraph" style:parent-style-name="Heading_20_3">
      <style:text-properties officeooo:paragraph-rsid="01442b4d"/>
    </style:style>
    <style:style style:name="P324" style:family="paragraph" style:parent-style-name="Heading_20_3">
      <style:text-properties officeooo:rsid="01442b4d" officeooo:paragraph-rsid="01442b4d"/>
    </style:style>
    <style:style style:name="P325" style:family="paragraph" style:parent-style-name="Heading_20_3">
      <style:text-properties officeooo:paragraph-rsid="002fffad"/>
    </style:style>
    <style:style style:name="P326" style:family="paragraph" style:parent-style-name="Heading_20_3">
      <style:text-properties officeooo:rsid="01aad848" officeooo:paragraph-rsid="002fffad"/>
    </style:style>
    <style:style style:name="P327" style:family="paragraph" style:parent-style-name="Heading_20_3">
      <style:text-properties officeooo:paragraph-rsid="00d2d7e3"/>
    </style:style>
    <style:style style:name="P328" style:family="paragraph" style:parent-style-name="Heading_20_3">
      <style:text-properties officeooo:paragraph-rsid="00c538cb"/>
    </style:style>
    <style:style style:name="P329" style:family="paragraph" style:parent-style-name="Heading_20_3">
      <style:text-properties officeooo:paragraph-rsid="00d3630f"/>
    </style:style>
    <style:style style:name="P330" style:family="paragraph" style:parent-style-name="Heading_20_3">
      <style:text-properties officeooo:paragraph-rsid="0083b946"/>
    </style:style>
    <style:style style:name="P331" style:family="paragraph" style:parent-style-name="Heading_20_3">
      <style:text-properties officeooo:paragraph-rsid="00c7dacc"/>
    </style:style>
    <style:style style:name="P332" style:family="paragraph" style:parent-style-name="Heading_20_3">
      <style:text-properties officeooo:paragraph-rsid="0030ddf2"/>
    </style:style>
    <style:style style:name="P333" style:family="paragraph" style:parent-style-name="Heading_20_3">
      <style:text-properties officeooo:paragraph-rsid="0057dac8"/>
    </style:style>
    <style:style style:name="P334" style:family="paragraph" style:parent-style-name="Heading_20_3">
      <style:text-properties officeooo:paragraph-rsid="00cbad03"/>
    </style:style>
    <style:style style:name="P335"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36" style:family="paragraph" style:parent-style-name="Heading_20_3">
      <style:text-properties officeooo:rsid="01bf88ef" officeooo:paragraph-rsid="002fffad"/>
    </style:style>
    <style:style style:name="P337" style:family="paragraph" style:parent-style-name="Heading_20_3">
      <style:text-properties officeooo:paragraph-rsid="008de6fd"/>
    </style:style>
    <style:style style:name="P338" style:family="paragraph" style:parent-style-name="Heading_20_3">
      <style:text-properties officeooo:rsid="014957f2" officeooo:paragraph-rsid="014957f2"/>
    </style:style>
    <style:style style:name="P339" style:family="paragraph" style:parent-style-name="Heading_20_3">
      <style:text-properties officeooo:paragraph-rsid="014957f2"/>
    </style:style>
    <style:style style:name="P340" style:family="paragraph" style:parent-style-name="Heading_20_3">
      <style:text-properties officeooo:paragraph-rsid="0149d265"/>
    </style:style>
    <style:style style:name="P341" style:family="paragraph" style:parent-style-name="Heading_20_4">
      <style:text-properties officeooo:paragraph-rsid="014957f2"/>
    </style:style>
    <style:style style:name="P342" style:family="paragraph" style:parent-style-name="Heading_20_4">
      <style:text-properties officeooo:paragraph-rsid="0149d265"/>
    </style:style>
    <style:style style:name="P343" style:family="paragraph" style:parent-style-name="Heading_20_5">
      <style:text-properties officeooo:rsid="013d415c" officeooo:paragraph-rsid="013d415c"/>
    </style:style>
    <style:style style:name="P344" style:family="paragraph" style:parent-style-name="Heading_20_6">
      <style:text-properties officeooo:paragraph-rsid="013d415c"/>
    </style:style>
    <style:style style:name="P345" style:family="paragraph" style:parent-style-name="Horizontal_20_Line">
      <style:text-properties officeooo:paragraph-rsid="014957f2"/>
    </style:style>
    <style:style style:name="P346" style:family="paragraph" style:parent-style-name="Horizontal_20_Line">
      <style:text-properties officeooo:rsid="014957f2" officeooo:paragraph-rsid="014957f2"/>
    </style:style>
    <style:style style:name="P347" style:family="paragraph" style:parent-style-name="Horizontal_20_Line">
      <style:text-properties officeooo:paragraph-rsid="0149d265"/>
    </style:style>
    <style:style style:name="P348" style:family="paragraph" style:parent-style-name="Standard">
      <style:text-properties officeooo:paragraph-rsid="0149d265"/>
    </style:style>
    <style:style style:name="P349" style:family="paragraph" style:parent-style-name="Text_20_body">
      <style:text-properties officeooo:rsid="01bdb904" officeooo:paragraph-rsid="0149d265"/>
    </style:style>
    <style:style style:name="P350" style:family="paragraph" style:parent-style-name="Text_20_body">
      <style:text-properties officeooo:rsid="008de6fd" officeooo:paragraph-rsid="014957f2"/>
    </style:style>
    <style:style style:name="P351" style:family="paragraph" style:parent-style-name="Text_20_body">
      <style:text-properties officeooo:paragraph-rsid="014957f2"/>
    </style:style>
    <style:style style:name="P352" style:family="paragraph" style:parent-style-name="Text_20_body">
      <style:text-properties officeooo:rsid="014957f2" officeooo:paragraph-rsid="014957f2"/>
    </style:style>
    <style:style style:name="P353" style:family="paragraph" style:parent-style-name="Text_20_body">
      <style:text-properties officeooo:rsid="01bdcf02" officeooo:paragraph-rsid="014957f2"/>
    </style:style>
    <style:style style:name="P354" style:family="paragraph" style:parent-style-name="Text_20_body">
      <style:text-properties officeooo:rsid="01bdcf02" officeooo:paragraph-rsid="0149d265"/>
    </style:style>
    <style:style style:name="P355" style:family="paragraph" style:parent-style-name="Text_20_body">
      <style:text-properties fo:font-style="italic" officeooo:rsid="01bdb904" officeooo:paragraph-rsid="0149d265" style:font-style-asian="italic" style:font-style-complex="italic"/>
    </style:style>
    <style:style style:name="P356" style:family="paragraph" style:parent-style-name="Text_20_body">
      <style:text-properties fo:font-style="italic" officeooo:rsid="01bdb904" officeooo:paragraph-rsid="002fffad" style:font-style-asian="italic" style:font-style-complex="italic"/>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fo:font-weight="bold" officeooo:rsid="014957f2"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afed99"/>
    </style:style>
    <style:style style:name="T14" style:family="text">
      <style:text-properties officeooo:rsid="01b3bc91"/>
    </style:style>
    <style:style style:name="T15" style:family="text">
      <style:text-properties officeooo:rsid="01b153c9"/>
    </style:style>
    <style:style style:name="T16" style:family="text">
      <style:text-properties officeooo:rsid="01b2de17"/>
    </style:style>
    <style:style style:name="T17" style:family="text">
      <style:text-properties officeooo:rsid="01b4fdbb"/>
    </style:style>
    <style:style style:name="T18" style:family="text">
      <style:text-properties officeooo:rsid="02288ae1"/>
    </style:style>
    <style:style style:name="T19" style:family="text">
      <style:text-properties officeooo:rsid="01b64448"/>
    </style:style>
    <style:style style:name="T20" style:family="text">
      <style:text-properties officeooo:rsid="01a5ef2f"/>
    </style:style>
    <style:style style:name="T21" style:family="text">
      <style:text-properties officeooo:rsid="01a6b94e"/>
    </style:style>
    <style:style style:name="T22" style:family="text">
      <style:text-properties officeooo:rsid="01a76706"/>
    </style:style>
    <style:style style:name="T23" style:family="text">
      <style:text-properties officeooo:rsid="01b8b5af"/>
    </style:style>
    <style:style style:name="T24" style:family="text">
      <style:text-properties officeooo:rsid="01b9e947"/>
    </style:style>
    <style:style style:name="T25" style:family="text">
      <style:text-properties officeooo:rsid="01ba5ce9"/>
    </style:style>
    <style:style style:name="T26" style:family="text">
      <style:text-properties officeooo:rsid="01ba3c41"/>
    </style:style>
    <style:style style:name="T27" style:family="text">
      <style:text-properties officeooo:rsid="01bdb904"/>
    </style:style>
    <style:style style:name="T28" style:family="text">
      <style:text-properties officeooo:rsid="00357781"/>
    </style:style>
    <style:style style:name="T29" style:family="text">
      <style:text-properties officeooo:rsid="00365a90"/>
    </style:style>
    <style:style style:name="T30" style:family="text">
      <style:text-properties officeooo:rsid="0037e51e"/>
    </style:style>
    <style:style style:name="T31" style:family="text">
      <style:text-properties officeooo:rsid="0050386b"/>
    </style:style>
    <style:style style:name="T32" style:family="text">
      <style:text-properties officeooo:rsid="01a9a021"/>
    </style:style>
    <style:style style:name="T33" style:family="text">
      <style:text-properties officeooo:rsid="007fd6f1"/>
    </style:style>
    <style:style style:name="T34" style:family="text">
      <style:text-properties officeooo:rsid="00818c01"/>
    </style:style>
    <style:style style:name="T35" style:family="text">
      <style:text-properties officeooo:rsid="0083626a"/>
    </style:style>
    <style:style style:name="T36" style:family="text">
      <style:text-properties officeooo:rsid="0083b946"/>
    </style:style>
    <style:style style:name="T37" style:family="text">
      <style:text-properties officeooo:rsid="008656da"/>
    </style:style>
    <style:style style:name="T38" style:family="text">
      <style:text-properties officeooo:rsid="0089c0b9"/>
    </style:style>
    <style:style style:name="T39" style:family="text">
      <style:text-properties officeooo:rsid="008a82ca"/>
    </style:style>
    <style:style style:name="T40" style:family="text">
      <style:text-properties officeooo:rsid="008bdb38"/>
    </style:style>
    <style:style style:name="T41" style:family="text">
      <style:text-properties officeooo:rsid="008de6fd"/>
    </style:style>
    <style:style style:name="T42" style:family="text">
      <style:text-properties officeooo:rsid="0098619a"/>
    </style:style>
    <style:style style:name="T43" style:family="text">
      <style:text-properties officeooo:rsid="009a0eb9"/>
    </style:style>
    <style:style style:name="T44" style:family="text">
      <style:text-properties officeooo:rsid="009be7db"/>
    </style:style>
    <style:style style:name="T45" style:family="text">
      <style:text-properties officeooo:rsid="009c5e34"/>
    </style:style>
    <style:style style:name="T46" style:family="text">
      <style:text-properties officeooo:rsid="00a3bb1b"/>
    </style:style>
    <style:style style:name="T47" style:family="text">
      <style:text-properties officeooo:rsid="00a7279d"/>
    </style:style>
    <style:style style:name="T48" style:family="text">
      <style:text-properties officeooo:rsid="00a8c204"/>
    </style:style>
    <style:style style:name="T49" style:family="text">
      <style:text-properties officeooo:rsid="00b28c1b"/>
    </style:style>
    <style:style style:name="T50" style:family="text">
      <style:text-properties officeooo:rsid="00b5ef6e"/>
    </style:style>
    <style:style style:name="T51" style:family="text">
      <style:text-properties officeooo:rsid="00b8e037"/>
    </style:style>
    <style:style style:name="T52" style:family="text">
      <style:text-properties officeooo:rsid="00ba32a5"/>
    </style:style>
    <style:style style:name="T53" style:family="text">
      <style:text-properties officeooo:rsid="00bfd9ce"/>
    </style:style>
    <style:style style:name="T5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4"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5"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6"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7"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78"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1" style:family="text">
      <style:text-properties officeooo:rsid="00c0b86c"/>
    </style:style>
    <style:style style:name="T82" style:family="text">
      <style:text-properties officeooo:rsid="00ca31c0"/>
    </style:style>
    <style:style style:name="T83" style:family="text">
      <style:text-properties officeooo:rsid="00cbad03"/>
    </style:style>
    <style:style style:name="T84" style:family="text">
      <style:text-properties officeooo:rsid="00d0e797"/>
    </style:style>
    <style:style style:name="T85" style:family="text">
      <style:text-properties officeooo:rsid="00d1ff2b"/>
    </style:style>
    <style:style style:name="T86" style:family="text">
      <style:text-properties officeooo:rsid="00d9a782"/>
    </style:style>
    <style:style style:name="T87" style:family="text">
      <style:text-properties officeooo:rsid="00e35769"/>
    </style:style>
    <style:style style:name="T88" style:family="text">
      <style:text-properties officeooo:rsid="00e4528d"/>
    </style:style>
    <style:style style:name="T89" style:family="text">
      <style:text-properties officeooo:rsid="00e454d6"/>
    </style:style>
    <style:style style:name="T90" style:family="text">
      <style:text-properties officeooo:rsid="00e4d9e5"/>
    </style:style>
    <style:style style:name="T91" style:family="text">
      <style:text-properties officeooo:rsid="00eafc50"/>
    </style:style>
    <style:style style:name="T92" style:family="text">
      <style:text-properties officeooo:rsid="00f955e4"/>
    </style:style>
    <style:style style:name="T93" style:family="text">
      <style:text-properties officeooo:rsid="00fd1251"/>
    </style:style>
    <style:style style:name="T94" style:family="text">
      <style:text-properties officeooo:rsid="0102e16b"/>
    </style:style>
    <style:style style:name="T95" style:family="text">
      <style:text-properties officeooo:rsid="0104b132"/>
    </style:style>
    <style:style style:name="T96" style:family="text">
      <style:text-properties officeooo:rsid="0105bcc5"/>
    </style:style>
    <style:style style:name="T97" style:family="text">
      <style:text-properties officeooo:rsid="01080437"/>
    </style:style>
    <style:style style:name="T98" style:family="text">
      <style:text-properties officeooo:rsid="010b3f08"/>
    </style:style>
    <style:style style:name="T99" style:family="text">
      <style:text-properties officeooo:rsid="010ecad7"/>
    </style:style>
    <style:style style:name="T100" style:family="text">
      <style:text-properties officeooo:rsid="011219b4"/>
    </style:style>
    <style:style style:name="T101" style:family="text">
      <style:text-properties officeooo:rsid="01145b59"/>
    </style:style>
    <style:style style:name="T102" style:family="text">
      <style:text-properties officeooo:rsid="01369c81"/>
    </style:style>
    <style:style style:name="T103" style:family="text">
      <style:text-properties officeooo:rsid="0137f331"/>
    </style:style>
    <style:style style:name="T104" style:family="text">
      <style:text-properties officeooo:rsid="0139ef2f"/>
    </style:style>
    <style:style style:name="T105" style:family="text">
      <style:text-properties officeooo:rsid="013a89da"/>
    </style:style>
    <style:style style:name="T106" style:family="text">
      <style:text-properties officeooo:rsid="0399d231"/>
    </style:style>
    <style:style style:name="T107" style:family="text">
      <style:text-properties officeooo:rsid="013f21a9"/>
    </style:style>
    <style:style style:name="T108" style:family="text">
      <style:text-properties officeooo:rsid="009243a5"/>
    </style:style>
    <style:style style:name="T109" style:family="text">
      <style:text-properties officeooo:rsid="0092fbdd"/>
    </style:style>
    <style:style style:name="T110" style:family="text">
      <style:text-properties officeooo:rsid="00c3856a"/>
    </style:style>
    <style:style style:name="T111" style:family="text">
      <style:text-properties fo:font-weight="normal" officeooo:rsid="0083b946" style:font-weight-asian="normal" style:font-weight-complex="normal"/>
    </style:style>
    <style:style style:name="T112" style:family="text">
      <style:text-properties fo:font-weight="normal" officeooo:rsid="01a5ef2f" style:font-weight-asian="normal" style:font-weight-complex="normal"/>
    </style:style>
    <style:style style:name="T113" style:family="text">
      <style:text-properties officeooo:rsid="01408ccb"/>
    </style:style>
    <style:style style:name="T114" style:family="text">
      <style:text-properties officeooo:rsid="01422d5b"/>
    </style:style>
    <style:style style:name="T115" style:family="text">
      <style:text-properties officeooo:rsid="01442b4d"/>
    </style:style>
    <style:style style:name="T116" style:family="text">
      <style:text-properties officeooo:rsid="0145da3e"/>
    </style:style>
    <style:style style:name="T117" style:family="text">
      <style:text-properties officeooo:rsid="014957f2"/>
    </style:style>
    <style:style style:name="T118" style:family="text">
      <style:text-properties fo:font-style="italic" style:font-style-asian="italic" style:font-style-complex="italic"/>
    </style:style>
    <style:style style:name="T119" style:family="text">
      <style:text-properties fo:font-style="italic" officeooo:rsid="014957f2" style:font-style-asian="italic" style:font-style-complex="italic"/>
    </style:style>
    <style:style style:name="T120" style:family="text">
      <style:text-properties fo:font-style="italic" officeooo:rsid="0149d265" style:font-style-asian="italic" style:font-style-complex="italic"/>
    </style:style>
    <style:style style:name="T121" style:family="text">
      <style:text-properties fo:font-style="italic" fo:font-weight="bold" officeooo:rsid="014957f2" style:font-style-asian="italic" style:font-weight-asian="bold" style:font-style-complex="italic" style:font-weight-complex="bold"/>
    </style:style>
    <style:style style:name="T122" style:family="text">
      <style:text-properties officeooo:rsid="0149d265"/>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2"><draw:image xlink:href="Pictures/1000000100000080000000802F260AA07D3ACAE1.png" xlink:type="simple" xlink:show="embed" xlink:actuate="onLoad" draw:mime-type="image/png"/></draw:frame></text:p>
          </table:table-cell>
          <table:table-cell table:style-name="Tabelle45.B1" office:value-type="string">
            <text:p text:style-name="P215"><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1"><text:a xlink:type="simple" xlink:href="#__RefHeading___Toc2979_3160775060" text:style-name="Index_20_Link" text:visited-style-name="Index_20_Link">Custom Icon<text:tab/>13</text:a></text:p>
          <text:p text:style-name="P210"><text:a xlink:type="simple" xlink:href="#__RefHeading___Toc36988_1464326807" text:style-name="Index_20_Link" text:visited-style-name="Index_20_Lin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Hardness<text:tab/>15</text:a></text:p>
          <text:p text:style-name="P211"><text:a xlink:type="simple" xlink:href="#__RefHeading___Toc16599_209165582721111111111111111" text:style-name="Index_20_Link" text:visited-style-name="Index_20_Link">Autosmooth<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a xlink:type="simple" xlink:href="#__RefHeading___Toc4953_995938886" text:style-name="Index_20_Link" text:visited-style-name="Index_20_Link"><text:soft-page-break/>Plane Offset<text:tab/>21</text:a></text:p>
          <text:p text:style-name="P211"><text:a xlink:type="simple" xlink:href="#__RefHeading___Toc2150_20450476662" text:style-name="Index_20_Link" text:visited-style-name="Index_20_Link">Plane Trim<text:tab/>21</text:a></text:p>
          <text:p text:style-name="P210"><text:a xlink:type="simple" xlink:href="#__RefHeading___Toc4906_99593888611" text:style-name="Index_20_Link" text:visited-style-name="Index_20_Lin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Area Radius<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a xlink:type="simple" xlink:href="#__RefHeading___Toc4447_2280101440" text:style-name="Index_20_Link" text:visited-style-name="Index_20_Link">Boundary Falloff<text:tab/>29</text:a></text:p>
          <text:p text:style-name="P211"><text:a xlink:type="simple" xlink:href="#__RefHeading___Toc4449_2280101440" text:style-name="Index_20_Link" text:visited-style-name="Index_20_Link"><text:soft-page-brea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1"><text:a xlink:type="simple" xlink:href="#__RefHeading___Toc5638_2521591675" text:style-name="Index_20_Link" text:visited-style-name="Index_20_Link">Simulation Area<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1"><text:a xlink:type="simple" xlink:href="#__RefHeading___Toc8665_1664550311" text:style-name="Index_20_Link" text:visited-style-name="Index_20_Link">Wet Mix<text:tab/>33</text:a></text:p>
          <text:p text:style-name="P211"><text:a xlink:type="simple" xlink:href="#__RefHeading___Toc8667_1664550311" text:style-name="Index_20_Link" text:visited-style-name="Index_20_Link">Wet Persistenc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2881_38131648691" text:style-name="Index_20_Link" text:visited-style-name="Index_20_Link">Topology<text:tab/>39</text:a></text:p>
          <text:p text:style-name="P211"><text:a xlink:type="simple" xlink:href="#__RefHeading___Toc9697_1824433352" text:style-name="Index_20_Link" text:visited-style-name="Index_20_Link">Face Sets<text:tab/>39</text:a></text:p>
          <text:p text:style-name="P211"><text:a xlink:type="simple" xlink:href="#__RefHeading___Toc7447_1505234845" text:style-name="Index_20_Link" text:visited-style-name="Index_20_Link">Mesh Boundary<text:tab/>39</text:a></text:p>
          <text:p text:style-name="P211"><text:a xlink:type="simple" xlink:href="#__RefHeading___Toc7449_1505234845" text:style-name="Index_20_Link" text:visited-style-name="Index_20_Link">Face Sets Boundary<text:tab/>39</text:a></text:p>
          <text:p text:style-name="P211"><text:a xlink:type="simple" xlink:href="#__RefHeading___Toc7451_1505234845" text:style-name="Index_20_Link" text:visited-style-name="Index_20_Link">Cavity<text:tab/>40</text:a></text:p>
          <text:p text:style-name="P211"><text:a xlink:type="simple" xlink:href="#__RefHeading___Toc7453_1505234845" text:style-name="Index_20_Link" text:visited-style-name="Index_20_Link">Cavity (Inverted)<text:tab/>40</text:a></text:p>
          <text:p text:style-name="P211"><text:a xlink:type="simple" xlink:href="#__RefHeading___Toc7457_1505234845" text:style-name="Index_20_Link" text:visited-style-name="Index_20_Link">View Normal<text:tab/>42</text:a></text:p>
          <text:p text:style-name="P211"><text:a xlink:type="simple" xlink:href="#__RefHeading___Toc7455_1505234845" text:style-name="Index_20_Link" text:visited-style-name="Index_20_Link">Area Normal<text:tab/>42</text:a></text:p>
          <text:p text:style-name="P211"><text:a xlink:type="simple" xlink:href="#__RefHeading___Toc16601_2091655827" text:style-name="Index_20_Link" text:visited-style-name="Index_20_Link">Sculpt Plane<text:tab/>42</text:a></text:p>
          <text:p text:style-name="P211"><text:a xlink:type="simple" xlink:href="#__RefHeading___Toc2182_2045047666" text:style-name="Index_20_Link" text:visited-style-name="Index_20_Link">Use Original<text:tab/>42</text:a></text:p>
          <text:p text:style-name="P211"><text:a xlink:type="simple" xlink:href="#__RefHeading___Toc7650_1835929790" text:style-name="Index_20_Link" text:visited-style-name="Index_20_Link"><text:soft-page-break/>Accumulate<text:tab/>43</text:a></text:p>
          <text:p text:style-name="P210"><text:a xlink:type="simple" xlink:href="#__RefHeading___Toc35616_1352627483" text:style-name="Index_20_Link" text:visited-style-name="Index_20_Link">Brush Settings Panel - Texture Subpanel<text:tab/>43</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1"><text:a xlink:type="simple" xlink:href="#__RefHeading___Toc17425_2210550682" text:style-name="Index_20_Link" text:visited-style-name="Index_20_Link">Stroke Panel with Stroke method Curve<text:tab/>51</text:a></text:p>
          <text:p text:style-name="P211"><text:a xlink:type="simple" xlink:href="#__RefHeading___Toc17846_4257855860" text:style-name="Index_20_Link" text:visited-style-name="Index_20_Link">Stroke Panel with Stroke method Line<text:tab/>53</text:a></text:p>
          <text:p text:style-name="P211"><text:a xlink:type="simple" xlink:href="#__RefHeading___Toc17852_4257855860" text:style-name="Index_20_Link" text:visited-style-name="Index_20_Link">Stroke Panel with Stroke method Airbrush<text:tab/>54</text:a></text:p>
          <text:p text:style-name="P211"><text:a xlink:type="simple" xlink:href="#__RefHeading___Toc17854_4257855860" text:style-name="Index_20_Link" text:visited-style-name="Index_20_Link">Stroke Panel with Stroke method Anchored<text:tab/>55</text:a></text:p>
          <text:p text:style-name="P211"><text:a xlink:type="simple" xlink:href="#__RefHeading___Toc17858_4257855860" text:style-name="Index_20_Link" text:visited-style-name="Index_20_Link">Stroke Panel with Stroke method Drag dot<text:tab/>56</text:a></text:p>
          <text:p text:style-name="P211"><text:a xlink:type="simple" xlink:href="#__RefHeading___Toc5222_3705283680" text:style-name="Index_20_Link" text:visited-style-name="Index_20_Link">Stroke Panel with Stroke method dot<text:tab/>57</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0"><text:a xlink:type="simple" xlink:href="#__RefHeading___Toc8811_3389447698" text:style-name="Index_20_Link" text:visited-style-name="Index_20_Link">Brush Settings Panel - Cursor Sub panel<text:tab/>59</text:a></text:p>
          <text:p text:style-name="P211"><text:a xlink:type="simple" xlink:href="#__RefHeading___Toc8813_3389447698" text:style-name="Index_20_Link" text:visited-style-name="Index_20_Link">Cursor checkbox in header<text:tab/>59</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1"><text:a xlink:type="simple" xlink:href="#__RefHeading___Toc8821_3389447698" text:style-name="Index_20_Link" text:visited-style-name="Index_20_Link">Texture Opacity<text:tab/>60</text:a></text:p>
          <text:p text:style-name="P210"><text:a xlink:type="simple" xlink:href="#__RefHeading___Toc35640_1352627483" text:style-name="Index_20_Link" text:visited-style-name="Index_20_Link">Dyntopo Panel<text:tab/>60</text:a></text:p>
          <text:p text:style-name="P211"><text:a xlink:type="simple" xlink:href="#__RefHeading___Toc35642_1352627483" text:style-name="Index_20_Link" text:visited-style-name="Index_20_Link">Dyntopo Panel<text:tab/>60</text:a></text:p>
          <text:p text:style-name="P210"><text:a xlink:type="simple" xlink:href="#__RefHeading___Toc8848_3389447698" text:style-name="Index_20_Link" text:visited-style-name="Index_20_Link">Remesh Panel<text:tab/>62</text:a></text:p>
          <text:p text:style-name="P211"><text:a xlink:type="simple" xlink:href="#__RefHeading___Toc8850_3389447698" text:style-name="Index_20_Link" text:visited-style-name="Index_20_Link">Voxel Size<text:tab/>62</text:a></text:p>
          <text:p text:style-name="P211"><text:a xlink:type="simple" xlink:href="#__RefHeading___Toc8852_3389447698" text:style-name="Index_20_Link" text:visited-style-name="Index_20_Link">Adaptivity<text:tab/>62</text:a></text:p>
          <text:p text:style-name="P211"><text:a xlink:type="simple" xlink:href="#__RefHeading___Toc8854_3389447698" text:style-name="Index_20_Link" text:visited-style-name="Index_20_Link">Fix Poles<text:tab/>62</text:a></text:p>
          <text:p text:style-name="P211"><text:a xlink:type="simple" xlink:href="#__RefHeading___Toc8856_3389447698" text:style-name="Index_20_Link" text:visited-style-name="Index_20_Link">Smooth Normals<text:tab/>62</text:a></text:p>
          <text:p text:style-name="P211"><text:a xlink:type="simple" xlink:href="#__RefHeading___Toc47387_722664933" text:style-name="Index_20_Link" text:visited-style-name="Index_20_Link">Preserve<text:tab/>63</text:a></text:p>
          <text:p text:style-name="P211"><text:a xlink:type="simple" xlink:href="#__RefHeading___Toc8862_3389447698" text:style-name="Index_20_Link" text:visited-style-name="Index_20_Link">Remesh<text:tab/>63</text:a></text:p>
          <text:p text:style-name="P210"><text:a xlink:type="simple" xlink:href="#__RefHeading___Toc5303_3705283680" text:style-name="Index_20_Link" text:visited-style-name="Index_20_Link">Symmetry Panel<text:tab/>63</text:a></text:p>
          <text:p text:style-name="P211"><text:a xlink:type="simple" xlink:href="#__RefHeading___Toc18150_1853030663" text:style-name="Index_20_Link" text:visited-style-name="Index_20_Link">Mirror<text:tab/>63</text:a></text:p>
          <text:p text:style-name="P211"><text:a xlink:type="simple" xlink:href="#__RefHeading___Toc5305_3705283680" text:style-name="Index_20_Link" text:visited-style-name="Index_20_Link">Lock<text:tab/>63</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4</text:a></text:p>
          <text:p text:style-name="P211"><text:a xlink:type="simple" xlink:href="#__RefHeading___Toc18160_1853030663" text:style-name="Index_20_Link" text:visited-style-name="Index_20_Link">Tile Offset<text:tab/>64</text:a></text:p>
          <text:p text:style-name="P211"><text:a xlink:type="simple" xlink:href="#__RefHeading___Toc8864_3389447698" text:style-name="Index_20_Link" text:visited-style-name="Index_20_Link">Direction<text:tab/>64</text:a></text:p>
          <text:p text:style-name="P211"><text:a xlink:type="simple" xlink:href="#__RefHeading___Toc8866_3389447698" text:style-name="Index_20_Link" text:visited-style-name="Index_20_Link">Symmetrize<text:tab/>64</text:a></text:p>
          <text:p text:style-name="P211"><text:a xlink:type="simple" xlink:href="#__RefHeading___Toc7923_109079044" text:style-name="Index_20_Link" text:visited-style-name="Index_20_Link">Merge Distance<text:tab/>64</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1"><text:a xlink:type="simple" xlink:href="#__RefHeading___Toc47393_722664933" text:style-name="Index_20_Link" text:visited-style-name="Index_20_Link">Display<text:tab/>65</text:a></text:p>
          <text:p text:style-name="P211"><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56" text:outline-level="1"><text:bookmark-start text:name="__RefHeading___Toc2142_2045047666"/>D<text:span text:style-name="T47">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2"><text:a xlink:type="simple" xlink:href="#__RefHeading___Toc2982_3160775060" text:style-name="Index_20_Link" text:visited-style-name="Index_20_Link">Browse Brush<text:tab/>13</text:a></text:p>
          <text:p text:style-name="P211"><text:a xlink:type="simple" xlink:href="#__RefHeading___Toc2979_3160775060" text:style-name="Index_20_Link" text:visited-style-name="Index_20_Link">Custom Icon<text:tab/>13</text:a></text:p>
          <text:p text:style-name="P210"><text:a xlink:type="simple" xlink:href="#__RefHeading___Toc36988_1464326807" text:style-name="Index_20_Link" text:visited-style-name="Index_20_Link"><text:soft-page-brea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2"><text:a xlink:type="simple" xlink:href="#__RefHeading___Toc2984_3160775060" text:style-name="Index_20_Link" text:visited-style-name="Index_20_Link">Size Pressure<text:tab/>14</text:a></text:p>
          <text:p text:style-name="P212"><text:a xlink:type="simple" xlink:href="#__RefHeading___Toc2986_3160775060" text:style-name="Index_20_Link" text:visited-style-name="Index_20_Link">Use Unified 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2"><text:a xlink:type="simple" xlink:href="#__RefHeading___Toc3091_2573843734" text:style-name="Index_20_Link" text:visited-style-name="Index_20_Link">Size Pressure<text:tab/>15</text:a></text:p>
          <text:p text:style-name="P212"><text:a xlink:type="simple" xlink:href="#__RefHeading___Toc2986_31607750601" text:style-name="Index_20_Link" text:visited-style-name="Index_20_Link">Use Unified Radius<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Hardness<text:tab/>15</text:a></text:p>
          <text:p text:style-name="P212"><text:a xlink:type="simple" xlink:href="#__RefHeading___Toc4338_1813411384" text:style-name="Index_20_Link" text:visited-style-name="Index_20_Link">Invert Pressure for Hardness<text:tab/>15</text:a></text:p>
          <text:p text:style-name="P212"><text:a xlink:type="simple" xlink:href="#__RefHeading___Toc4340_1813411384" text:style-name="Index_20_Link" text:visited-style-name="Index_20_Link">Use pressure for hardness<text:tab/>15</text:a></text:p>
          <text:p text:style-name="P211"><text:a xlink:type="simple" xlink:href="#__RefHeading___Toc16599_209165582721111111111111111" text:style-name="Index_20_Link" text:visited-style-name="Index_20_Link">Autosmooth<text:tab/>15</text:a></text:p>
          <text:p text:style-name="P212"><text:a xlink:type="simple" xlink:href="#__RefHeading___Toc9866_3266742963" text:style-name="Index_20_Link" text:visited-style-name="Index_20_Link">Use pressure for hardness<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2"><text:a xlink:type="simple" xlink:href="#__RefHeading___Toc2152_2045047666" text:style-name="Index_20_Link" text:visited-style-name="Index_20_Link">Distance<text:tab/>18</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2"><text:a xlink:type="simple" xlink:href="#__RefHeading___Toc2152_20450476661" text:style-name="Index_20_Link" text:visited-style-name="Index_20_Link">Distance<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2"><text:a xlink:type="simple" xlink:href="#__RefHeading___Toc2158_2045047666" text:style-name="Index_20_Link" text:visited-style-name="Index_20_Link">Set Persistent Base<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a xlink:type="simple" xlink:href="#__RefHeading___Toc4953_995938886" text:style-name="Index_20_Link" text:visited-style-name="Index_20_Link">Plane Offset<text:tab/>21</text:a></text:p>
          <text:p text:style-name="P211"><text:a xlink:type="simple" xlink:href="#__RefHeading___Toc2150_20450476662" text:style-name="Index_20_Link" text:visited-style-name="Index_20_Link">Plane Trim<text:tab/>21</text:a></text:p>
          <text:p text:style-name="P210"><text:a xlink:type="simple" xlink:href="#__RefHeading___Toc4906_99593888611" text:style-name="Index_20_Link" text:visited-style-name="Index_20_Link"><text:soft-page-brea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2"><text:a xlink:type="simple" xlink:href="#__RefHeading___Toc6185_1688839976" text:style-name="Index_20_Link" text:visited-style-name="Index_20_Link">Size Pressure<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Area Radius<text:tab/>23</text:a></text:p>
          <text:p text:style-name="P212"><text:a xlink:type="simple" xlink:href="#__RefHeading___Toc6187_1688839976" text:style-name="Index_20_Link" text:visited-style-name="Index_20_Link">Size Pressure<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2"><text:a xlink:type="simple" xlink:href="#__RefHeading___Toc5675_25215916751" text:style-name="Index_20_Link" text:visited-style-name="Index_20_Link">Lock Rotation when scaling<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a xlink:type="simple" xlink:href="#__RefHeading___Toc4447_2280101440" text:style-name="Index_20_Link" text:visited-style-name="Index_20_Link"><text:soft-page-break/>Boundary Falloff<text:tab/>29</text:a></text:p>
          <text:p text:style-name="P211"><text:a xlink:type="simple" xlink:href="#__RefHeading___Toc4449_2280101440" text:style-name="Index_20_Link" text:visited-style-name="Index_20_Lin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2"><text:a xlink:type="simple" xlink:href="#__RefHeading___Toc2158_20450476661" text:style-name="Index_20_Link" text:visited-style-name="Index_20_Link">Set Persistent Base<text:tab/>30</text:a></text:p>
          <text:p text:style-name="P211"><text:a xlink:type="simple" xlink:href="#__RefHeading___Toc5638_2521591675" text:style-name="Index_20_Link" text:visited-style-name="Index_20_Link">Simulation Area<text:tab/>30</text:a></text:p>
          <text:p text:style-name="P212"><text:a xlink:type="simple" xlink:href="#__RefHeading___Toc3728_2584586819" text:style-name="Index_20_Link" text:visited-style-name="Index_20_Link">Simulation Limit<text:tab/>30</text:a></text:p>
          <text:p text:style-name="P212"><text:a xlink:type="simple" xlink:href="#__RefHeading___Toc3730_2584586819" text:style-name="Index_20_Link" text:visited-style-name="Index_20_Link">Simulation Falloff<text:tab/>30</text:a></text:p>
          <text:p text:style-name="P212"><text:a xlink:type="simple" xlink:href="#__RefHeading___Toc4578_3100894302" text:style-name="Index_20_Link" text:visited-style-name="Index_20_Link">Pin Simulation Boundary<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2"><text:a xlink:type="simple" xlink:href="#__RefHeading___Toc8681_1664550311" text:style-name="Index_20_Link" text:visited-style-name="Index_20_Link">Swap colors<text:tab/>33</text:a></text:p>
          <text:p text:style-name="P212"><text:a xlink:type="simple" xlink:href="#__RefHeading___Toc8683_1664550311" text:style-name="Index_20_Link" text:visited-style-name="Index_20_Link">Use Unified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2"><text:a xlink:type="simple" xlink:href="#__RefHeading___Toc8685_1664550311" text:style-name="Index_20_Link" text:visited-style-name="Index_20_Link">Invert Pressure<text:tab/>33</text:a></text:p>
          <text:p text:style-name="P212"><text:a xlink:type="simple" xlink:href="#__RefHeading___Toc8687_1664550311" text:style-name="Index_20_Link" text:visited-style-name="Index_20_Link">Use Pressure<text:tab/>33</text:a></text:p>
          <text:p text:style-name="P211"><text:a xlink:type="simple" xlink:href="#__RefHeading___Toc8665_1664550311" text:style-name="Index_20_Link" text:visited-style-name="Index_20_Link">Wet Mix<text:tab/>33</text:a></text:p>
          <text:p text:style-name="P212"><text:a xlink:type="simple" xlink:href="#__RefHeading___Toc8689_1664550311" text:style-name="Index_20_Link" text:visited-style-name="Index_20_Link">Invert Pressure<text:tab/>33</text:a></text:p>
          <text:p text:style-name="P212"><text:a xlink:type="simple" xlink:href="#__RefHeading___Toc8691_1664550311" text:style-name="Index_20_Link" text:visited-style-name="Index_20_Link">Use Pressure<text:tab/>34</text:a></text:p>
          <text:p text:style-name="P211"><text:a xlink:type="simple" xlink:href="#__RefHeading___Toc8667_1664550311" text:style-name="Index_20_Link" text:visited-style-name="Index_20_Link">Wet Persistence<text:tab/>34</text:a></text:p>
          <text:p text:style-name="P212"><text:a xlink:type="simple" xlink:href="#__RefHeading___Toc8693_1664550311" text:style-name="Index_20_Link" text:visited-style-name="Index_20_Link">Invert Pressure<text:tab/>34</text:a></text:p>
          <text:p text:style-name="P212"><text:a xlink:type="simple" xlink:href="#__RefHeading___Toc8695_1664550311" text:style-name="Index_20_Link" text:visited-style-name="Index_20_Link">Use Pressur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2"><text:a xlink:type="simple" xlink:href="#__RefHeading___Toc8697_1664550311" text:style-name="Index_20_Link" text:visited-style-name="Index_20_Link">Invert Pressure<text:tab/>34</text:a></text:p>
          <text:p text:style-name="P212"><text:a xlink:type="simple" xlink:href="#__RefHeading___Toc8699_1664550311" text:style-name="Index_20_Link" text:visited-style-name="Index_20_Link">Use Pressure<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2"><text:a xlink:type="simple" xlink:href="#__RefHeading___Toc8701_1664550311" text:style-name="Index_20_Link" text:visited-style-name="Index_20_Link">Color / Gradient<text:tab/>35</text:a></text:p>
          <text:p text:style-name="P212"><text:a xlink:type="simple" xlink:href="#__RefHeading___Toc8703_1664550311" text:style-name="Index_20_Link" text:visited-style-name="Index_20_Link">Color picker mode<text:tab/>35</text:a></text:p>
          <text:p text:style-name="P214"><text:a xlink:type="simple" xlink:href="#__RefHeading___Toc8705_1664550311" text:style-name="Index_20_Link" text:visited-style-name="Index_20_Link">Colorpicker<text:tab/>35</text:a></text:p>
          <text:p text:style-name="P213"><text:a xlink:type="simple" xlink:href="#__RefHeading___Toc7822_423246755711" text:style-name="Index_20_Link" text:visited-style-name="Index_20_Link">Primary / Secondary color<text:tab/>35</text:a></text:p>
          <text:p text:style-name="P213"><text:a xlink:type="simple" xlink:href="#__RefHeading___Toc8707_1664550311" text:style-name="Index_20_Link" text:visited-style-name="Index_20_Link">Swap colors<text:tab/>35</text:a></text:p>
          <text:p text:style-name="P213"><text:a xlink:type="simple" xlink:href="#__RefHeading___Toc8709_1664550311" text:style-name="Index_20_Link" text:visited-style-name="Index_20_Link">Use Unified Color<text:tab/>35</text:a></text:p>
          <text:p text:style-name="P212"><text:a xlink:type="simple" xlink:href="#__RefHeading___Toc8711_1664550311" text:style-name="Index_20_Link" text:visited-style-name="Index_20_Link"><text:soft-page-break/>Gradient mode<text:tab/>35</text:a></text:p>
          <text:p text:style-name="P213"><text:a xlink:type="simple" xlink:href="#__RefHeading___Toc1167_1009616439" text:style-name="Index_20_Link" text:visited-style-name="Index_20_Link">Color Ramp<text:tab/>35</text:a></text:p>
          <text:p text:style-name="P214"><text:a xlink:type="simple" xlink:href="#__RefHeading___Toc1169_1009616439" text:style-name="Index_20_Link" text:visited-style-name="Index_20_Link">Controls<text:tab/>36</text:a></text:p>
          <text:p text:style-name="P227"><text:a xlink:type="simple" xlink:href="#__RefHeading___Toc1171_1009616439" text:style-name="Index_20_Link" text:visited-style-name="Index_20_Link">+<text:tab/>36</text:a></text:p>
          <text:p text:style-name="P227"><text:a xlink:type="simple" xlink:href="#__RefHeading___Toc1173_1009616439" text:style-name="Index_20_Link" text:visited-style-name="Index_20_Link">-<text:tab/>36</text:a></text:p>
          <text:p text:style-name="P214"><text:a xlink:type="simple" xlink:href="#__RefHeading___Toc1175_1009616439" text:style-name="Index_20_Link" text:visited-style-name="Index_20_Link">Tools menu<text:tab/>36</text:a></text:p>
          <text:p text:style-name="P226"><text:a xlink:type="simple" xlink:href="#__RefHeading___Toc1177_1009616439" text:style-name="Index_20_Link" text:visited-style-name="Index_20_Link">Flip Color Ramp<text:tab/>36</text:a></text:p>
          <text:p text:style-name="P226"><text:a xlink:type="simple" xlink:href="#__RefHeading___Toc1179_1009616439" text:style-name="Index_20_Link" text:visited-style-name="Index_20_Link">Distribute Stops from Left<text:tab/>36</text:a></text:p>
          <text:p text:style-name="P226"><text:a xlink:type="simple" xlink:href="#__RefHeading___Toc1181_1009616439" text:style-name="Index_20_Link" text:visited-style-name="Index_20_Link">Distribute Stops Evenly<text:tab/>36</text:a></text:p>
          <text:p text:style-name="P226"><text:a xlink:type="simple" xlink:href="#__RefHeading___Toc1183_1009616439" text:style-name="Index_20_Link" text:visited-style-name="Index_20_Link">Eyedropper (pipette icon) E<text:tab/>36</text:a></text:p>
          <text:p text:style-name="P226"><text:a xlink:type="simple" xlink:href="#__RefHeading___Toc1185_1009616439" text:style-name="Index_20_Link" text:visited-style-name="Index_20_Link">Reset Color Ramp<text:tab/>36</text:a></text:p>
          <text:p text:style-name="P214"><text:a xlink:type="simple" xlink:href="#__RefHeading___Toc1187_1009616439" text:style-name="Index_20_Link" text:visited-style-name="Index_20_Link">Color Mode<text:tab/>36</text:a></text:p>
          <text:p text:style-name="P226"><text:a xlink:type="simple" xlink:href="#__RefHeading___Toc1189_1009616439" text:style-name="Index_20_Link" text:visited-style-name="Index_20_Link">RGB<text:tab/>36</text:a></text:p>
          <text:p text:style-name="P226"><text:a xlink:type="simple" xlink:href="#__RefHeading___Toc1191_1009616439" text:style-name="Index_20_Link" text:visited-style-name="Index_20_Link">HSV/HSL<text:tab/>36</text:a></text:p>
          <text:p text:style-name="P214"><text:a xlink:type="simple" xlink:href="#__RefHeading___Toc1193_1009616439" text:style-name="Index_20_Link" text:visited-style-name="Index_20_Link">Interpolation<text:tab/>36</text:a></text:p>
          <text:p text:style-name="P226"><text:a xlink:type="simple" xlink:href="#__RefHeading___Toc1195_1009616439" text:style-name="Index_20_Link" text:visited-style-name="Index_20_Link">Ease<text:tab/>36</text:a></text:p>
          <text:p text:style-name="P226"><text:a xlink:type="simple" xlink:href="#__RefHeading___Toc1197_1009616439" text:style-name="Index_20_Link" text:visited-style-name="Index_20_Link">Cardinal<text:tab/>36</text:a></text:p>
          <text:p text:style-name="P226"><text:a xlink:type="simple" xlink:href="#__RefHeading___Toc1199_1009616439" text:style-name="Index_20_Link" text:visited-style-name="Index_20_Link">Linear<text:tab/>36</text:a></text:p>
          <text:p text:style-name="P226"><text:a xlink:type="simple" xlink:href="#__RefHeading___Toc1201_1009616439" text:style-name="Index_20_Link" text:visited-style-name="Index_20_Link">B-Spline<text:tab/>36</text:a></text:p>
          <text:p text:style-name="P226"><text:a xlink:type="simple" xlink:href="#__RefHeading___Toc1203_1009616439" text:style-name="Index_20_Link" text:visited-style-name="Index_20_Link">Constant<text:tab/>36</text:a></text:p>
          <text:p text:style-name="P214"><text:a xlink:type="simple" xlink:href="#__RefHeading___Toc1205_1009616439" text:style-name="Index_20_Link" text:visited-style-name="Index_20_Link">Color Ramp<text:tab/>37</text:a></text:p>
          <text:p text:style-name="P214"><text:a xlink:type="simple" xlink:href="#__RefHeading___Toc1207_1009616439" text:style-name="Index_20_Link" text:visited-style-name="Index_20_Link">Active Color Stop elements<text:tab/>37</text:a></text:p>
          <text:p text:style-name="P226"><text:a xlink:type="simple" xlink:href="#__RefHeading___Toc1209_1009616439" text:style-name="Index_20_Link" text:visited-style-name="Index_20_Link">Choose active color stop<text:tab/>37</text:a></text:p>
          <text:p text:style-name="P226"><text:a xlink:type="simple" xlink:href="#__RefHeading___Toc1211_1009616439" text:style-name="Index_20_Link" text:visited-style-name="Index_20_Link">Pos<text:tab/>37</text:a></text:p>
          <text:p text:style-name="P226"><text:a xlink:type="simple" xlink:href="#__RefHeading___Toc8713_1664550311" text:style-name="Index_20_Link" text:visited-style-name="Index_20_Link">Color<text:tab/>37</text:a></text:p>
          <text:p text:style-name="P213"><text:a xlink:type="simple" xlink:href="#__RefHeading___Toc8715_1664550311" text:style-name="Index_20_Link" text:visited-style-name="Index_20_Link">Background Color<text:tab/>37</text:a></text:p>
          <text:p text:style-name="P213"><text:a xlink:type="simple" xlink:href="#__RefHeading___Toc8717_1664550311" text:style-name="Index_20_Link" text:visited-style-name="Index_20_Link">Gradient Mapping<text:tab/>37</text:a></text:p>
          <text:p text:style-name="P214"><text:a xlink:type="simple" xlink:href="#__RefHeading___Toc8719_1664550311" text:style-name="Index_20_Link" text:visited-style-name="Index_20_Link">Pressure<text:tab/>37</text:a></text:p>
          <text:p text:style-name="P214"><text:a xlink:type="simple" xlink:href="#__RefHeading___Toc8721_1664550311" text:style-name="Index_20_Link" text:visited-style-name="Index_20_Link">Repeat<text:tab/>37</text:a></text:p>
          <text:p text:style-name="P226"><text:a xlink:type="simple" xlink:href="#__RefHeading___Toc8723_1664550311" text:style-name="Index_20_Link" text:visited-style-name="Index_20_Link">Gradient Spacing<text:tab/>37</text:a></text:p>
          <text:p text:style-name="P214"><text:a xlink:type="simple" xlink:href="#__RefHeading___Toc8725_1664550311" text:style-name="Index_20_Link" text:visited-style-name="Index_20_Link">Clamp<text:tab/>37</text:a></text:p>
          <text:p text:style-name="P226"><text:a xlink:type="simple" xlink:href="#__RefHeading___Toc8727_1664550311" text:style-name="Index_20_Link" text:visited-style-name="Index_20_Link">Gradient Spacing<text:tab/>37</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2881_38131648691" text:style-name="Index_20_Link" text:visited-style-name="Index_20_Link">Topology<text:tab/>39</text:a></text:p>
          <text:p text:style-name="P211"><text:a xlink:type="simple" xlink:href="#__RefHeading___Toc9697_1824433352" text:style-name="Index_20_Link" text:visited-style-name="Index_20_Link">Face Sets<text:tab/>39</text:a></text:p>
          <text:p text:style-name="P211"><text:a xlink:type="simple" xlink:href="#__RefHeading___Toc7447_1505234845" text:style-name="Index_20_Link" text:visited-style-name="Index_20_Link">Mesh Boundary<text:tab/>39</text:a></text:p>
          <text:p text:style-name="P211"><text:a xlink:type="simple" xlink:href="#__RefHeading___Toc7449_1505234845" text:style-name="Index_20_Link" text:visited-style-name="Index_20_Link">Face Sets Boundary<text:tab/>39</text:a></text:p>
          <text:p text:style-name="P212"><text:a xlink:type="simple" xlink:href="#__RefHeading___Toc7652_1835929790" text:style-name="Index_20_Link" text:visited-style-name="Index_20_Link">Steps<text:tab/>39</text:a></text:p>
          <text:p text:style-name="P211"><text:a xlink:type="simple" xlink:href="#__RefHeading___Toc7451_1505234845" text:style-name="Index_20_Link" text:visited-style-name="Index_20_Link">Cavity<text:tab/>40</text:a></text:p>
          <text:p text:style-name="P211"><text:a xlink:type="simple" xlink:href="#__RefHeading___Toc7453_1505234845" text:style-name="Index_20_Link" text:visited-style-name="Index_20_Link">Cavity (Inverted)<text:tab/>40</text:a></text:p>
          <text:p text:style-name="P212"><text:a xlink:type="simple" xlink:href="#__RefHeading___Toc7654_1835929790" text:style-name="Index_20_Link" text:visited-style-name="Index_20_Link">Create Mask<text:tab/>40</text:a></text:p>
          <text:p text:style-name="P212"><text:a xlink:type="simple" xlink:href="#__RefHeading___Toc7656_1835929790" text:style-name="Index_20_Link" text:visited-style-name="Index_20_Link">Factor<text:tab/>40</text:a></text:p>
          <text:p text:style-name="P212"><text:a xlink:type="simple" xlink:href="#__RefHeading___Toc7658_1835929790" text:style-name="Index_20_Link" text:visited-style-name="Index_20_Link">Blur<text:tab/>40</text:a></text:p>
          <text:p text:style-name="P212"><text:a xlink:type="simple" xlink:href="#__RefHeading___Toc7660_1835929790" text:style-name="Index_20_Link" text:visited-style-name="Index_20_Link"><text:soft-page-break/>Custom Curve<text:tab/>40</text:a></text:p>
          <text:p text:style-name="P212"><text:a xlink:type="simple" xlink:href="#__RefHeading___Toc36956_5424758141" text:style-name="Index_20_Link" text:visited-style-name="Index_20_Link">Selecting Points<text:tab/>40</text:a></text:p>
          <text:p text:style-name="P212"><text:a xlink:type="simple" xlink:href="#__RefHeading___Toc36958_5424758141" text:style-name="Index_20_Link" text:visited-style-name="Index_20_Link">Adding Points<text:tab/>40</text:a></text:p>
          <text:p text:style-name="P212"><text:a xlink:type="simple" xlink:href="#__RefHeading___Toc17864_42578558601" text:style-name="Index_20_Link" text:visited-style-name="Index_20_Link">Navigation elements<text:tab/>40</text:a></text:p>
          <text:p text:style-name="P212"><text:a xlink:type="simple" xlink:href="#__RefHeading___Toc17866_42578558601" text:style-name="Index_20_Link" text:visited-style-name="Index_20_Link">Zoom in and out<text:tab/>41</text:a></text:p>
          <text:p text:style-name="P212"><text:a xlink:type="simple" xlink:href="#__RefHeading___Toc9391_21737460451" text:style-name="Index_20_Link" text:visited-style-name="Index_20_Link">Clipping Options<text:tab/>41</text:a></text:p>
          <text:p text:style-name="P213"><text:a xlink:type="simple" xlink:href="#__RefHeading___Toc7662_1835929790" text:style-name="Index_20_Link" text:visited-style-name="Index_20_Link">Use Clipping<text:tab/>41</text:a></text:p>
          <text:p text:style-name="P212"><text:a xlink:type="simple" xlink:href="#__RefHeading___Toc7664_1835929790" text:style-name="Index_20_Link" text:visited-style-name="Index_20_Link">Min and Max X Y<text:tab/>41</text:a></text:p>
          <text:p text:style-name="P212"><text:a xlink:type="simple" xlink:href="#__RefHeading___Toc17868_42578558601" text:style-name="Index_20_Link" text:visited-style-name="Index_20_Link">Tools<text:tab/>41</text:a></text:p>
          <text:p text:style-name="P213"><text:a xlink:type="simple" xlink:href="#__RefHeading___Toc17870_42578558601" text:style-name="Index_20_Link" text:visited-style-name="Index_20_Link">Reset View<text:tab/>41</text:a></text:p>
          <text:p text:style-name="P213"><text:a xlink:type="simple" xlink:href="#__RefHeading___Toc17872_42578558601" text:style-name="Index_20_Link" text:visited-style-name="Index_20_Link">Extend horizontal<text:tab/>41</text:a></text:p>
          <text:p text:style-name="P213"><text:a xlink:type="simple" xlink:href="#__RefHeading___Toc17874_42578558601" text:style-name="Index_20_Link" text:visited-style-name="Index_20_Link">Extend extrapolated<text:tab/>41</text:a></text:p>
          <text:p text:style-name="P213"><text:a xlink:type="simple" xlink:href="#__RefHeading___Toc35638_13526274831" text:style-name="Index_20_Link" text:visited-style-name="Index_20_Link">Reset Curve<text:tab/>41</text:a></text:p>
          <text:p text:style-name="P212"><text:a xlink:type="simple" xlink:href="#__RefHeading___Toc17880_42578558601" text:style-name="Index_20_Link" text:visited-style-name="Index_20_Link">Handle Types<text:tab/>41</text:a></text:p>
          <text:p text:style-name="P212"><text:a xlink:type="simple" xlink:href="#__RefHeading___Toc3133_25738437341" text:style-name="Index_20_Link" text:visited-style-name="Index_20_Link">X Y Position<text:tab/>41</text:a></text:p>
          <text:p text:style-name="P213"><text:a xlink:type="simple" xlink:href="#__RefHeading___Toc7666_1835929790" text:style-name="Index_20_Link" text:visited-style-name="Index_20_Link">Delete Points<text:tab/>41</text:a></text:p>
          <text:p text:style-name="P211"><text:a xlink:type="simple" xlink:href="#__RefHeading___Toc7457_1505234845" text:style-name="Index_20_Link" text:visited-style-name="Index_20_Link">View Normal<text:tab/>42</text:a></text:p>
          <text:p text:style-name="P212"><text:a xlink:type="simple" xlink:href="#__RefHeading___Toc7668_1835929790" text:style-name="Index_20_Link" text:visited-style-name="Index_20_Link">Occlusion<text:tab/>42</text:a></text:p>
          <text:p text:style-name="P212"><text:a xlink:type="simple" xlink:href="#__RefHeading___Toc7670_1835929790" text:style-name="Index_20_Link" text:visited-style-name="Index_20_Link">Limit<text:tab/>42</text:a></text:p>
          <text:p text:style-name="P212"><text:a xlink:type="simple" xlink:href="#__RefHeading___Toc7672_1835929790" text:style-name="Index_20_Link" text:visited-style-name="Index_20_Link">Falloff<text:tab/>42</text:a></text:p>
          <text:p text:style-name="P211"><text:a xlink:type="simple" xlink:href="#__RefHeading___Toc7455_1505234845" text:style-name="Index_20_Link" text:visited-style-name="Index_20_Link">Area Normal<text:tab/>42</text:a></text:p>
          <text:p text:style-name="P212"><text:a xlink:type="simple" xlink:href="#__RefHeading___Toc7674_1835929790" text:style-name="Index_20_Link" text:visited-style-name="Index_20_Link">Limit<text:tab/>42</text:a></text:p>
          <text:p text:style-name="P212"><text:a xlink:type="simple" xlink:href="#__RefHeading___Toc7676_1835929790" text:style-name="Index_20_Link" text:visited-style-name="Index_20_Link">Falloff<text:tab/>42</text:a></text:p>
          <text:p text:style-name="P211"><text:a xlink:type="simple" xlink:href="#__RefHeading___Toc16601_2091655827" text:style-name="Index_20_Link" text:visited-style-name="Index_20_Link">Sculpt Plane<text:tab/>42</text:a></text:p>
          <text:p text:style-name="P211"><text:a xlink:type="simple" xlink:href="#__RefHeading___Toc2182_2045047666" text:style-name="Index_20_Link" text:visited-style-name="Index_20_Link">Use Original<text:tab/>42</text:a></text:p>
          <text:p text:style-name="P212"><text:a xlink:type="simple" xlink:href="#__RefHeading___Toc7461_1505234845" text:style-name="Index_20_Link" text:visited-style-name="Index_20_Link">Normal<text:tab/>42</text:a></text:p>
          <text:p text:style-name="P212"><text:a xlink:type="simple" xlink:href="#__RefHeading___Toc2182_20450476661" text:style-name="Index_20_Link" text:visited-style-name="Index_20_Link">Plane<text:tab/>42</text:a></text:p>
          <text:p text:style-name="P211"><text:a xlink:type="simple" xlink:href="#__RefHeading___Toc7650_1835929790" text:style-name="Index_20_Link" text:visited-style-name="Index_20_Link">Accumulate<text:tab/>43</text:a></text:p>
          <text:p text:style-name="P210"><text:a xlink:type="simple" xlink:href="#__RefHeading___Toc35616_1352627483" text:style-name="Index_20_Link" text:visited-style-name="Index_20_Link">Brush Settings Panel - Texture Subpanel<text:tab/>43</text:a></text:p>
          <text:p text:style-name="P212"><text:a xlink:type="simple" xlink:href="#__RefHeading___Toc16926_4034578657" text:style-name="Index_20_Link" text:visited-style-name="Index_20_Link">Browse Texture to be linked<text:tab/>43</text:a></text:p>
          <text:p text:style-name="P213"><text:a xlink:type="simple" xlink:href="#__RefHeading___Toc2184_2045047666" text:style-name="Index_20_Link" text:visited-style-name="Index_20_Link">Adding a texture<text:tab/>43</text:a></text:p>
          <text:p text:style-name="P212"><text:a xlink:type="simple" xlink:href="#__RefHeading___Toc16928_4034578657" text:style-name="Index_20_Link" text:visited-style-name="Index_20_Link">Texture Edit box<text:tab/>44</text:a></text:p>
          <text:p text:style-name="P212"><text:a xlink:type="simple" xlink:href="#__RefHeading___Toc16930_4034578657" text:style-name="Index_20_Link" text:visited-style-name="Index_20_Link">Brush Mapping<text:tab/>44</text:a></text:p>
          <text:p text:style-name="P212"><text:a xlink:type="simple" xlink:href="#__RefHeading___Toc35620_1352627483" text:style-name="Index_20_Link" text:visited-style-name="Index_20_Link">Brush Mapping with mapping method View Plane and Area Plane<text:tab/>45</text:a></text:p>
          <text:p text:style-name="P213"><text:a xlink:type="simple" xlink:href="#__RefHeading___Toc16934_4034578657" text:style-name="Index_20_Link" text:visited-style-name="Index_20_Link">Angle edit box<text:tab/>45</text:a></text:p>
          <text:p text:style-name="P213"><text:a xlink:type="simple" xlink:href="#__RefHeading___Toc16936_4034578657" text:style-name="Index_20_Link" text:visited-style-name="Index_20_Link">Rake<text:tab/>45</text:a></text:p>
          <text:p text:style-name="P213"><text:a xlink:type="simple" xlink:href="#__RefHeading___Toc16938_4034578657" text:style-name="Index_20_Link" text:visited-style-name="Index_20_Link">Random<text:tab/>45</text:a></text:p>
          <text:p text:style-name="P213"><text:a xlink:type="simple" xlink:href="#__RefHeading___Toc16940_4034578657" text:style-name="Index_20_Link" text:visited-style-name="Index_20_Link">Random edit box<text:tab/>45</text:a></text:p>
          <text:p text:style-name="P213"><text:a xlink:type="simple" xlink:href="#__RefHeading___Toc16942_4034578657" text:style-name="Index_20_Link" text:visited-style-name="Index_20_Link">Offset<text:tab/>45</text:a></text:p>
          <text:p text:style-name="P213"><text:a xlink:type="simple" xlink:href="#__RefHeading___Toc35622_1352627483" text:style-name="Index_20_Link" text:visited-style-name="Index_20_Link">Size<text:tab/>46</text:a></text:p>
          <text:p text:style-name="P213"><text:a xlink:type="simple" xlink:href="#__RefHeading___Toc16946_4034578657" text:style-name="Index_20_Link" text:visited-style-name="Index_20_Link">Sample Bias<text:tab/>46</text:a></text:p>
          <text:p text:style-name="P213"><text:a xlink:type="simple" xlink:href="#__RefHeading___Toc7971_3442103192" text:style-name="Index_20_Link" text:visited-style-name="Index_20_Link">Vector Displacement<text:tab/>46</text:a></text:p>
          <text:p text:style-name="P212"><text:a xlink:type="simple" xlink:href="#__RefHeading___Toc17077_2938790103" text:style-name="Index_20_Link" text:visited-style-name="Index_20_Link">Brush Mapping with mapping method Tiled<text:tab/>46</text:a></text:p>
          <text:p text:style-name="P213"><text:a xlink:type="simple" xlink:href="#__RefHeading___Toc17079_2938790103" text:style-name="Index_20_Link" text:visited-style-name="Index_20_Link">Angle edit box<text:tab/>46</text:a></text:p>
          <text:p text:style-name="P213"><text:a xlink:type="simple" xlink:href="#__RefHeading___Toc16942_40345786571" text:style-name="Index_20_Link" text:visited-style-name="Index_20_Link">Offset<text:tab/>46</text:a></text:p>
          <text:p text:style-name="P213"><text:a xlink:type="simple" xlink:href="#__RefHeading___Toc16944_40345786571" text:style-name="Index_20_Link" text:visited-style-name="Index_20_Link">Size<text:tab/>46</text:a></text:p>
          <text:p text:style-name="P213"><text:a xlink:type="simple" xlink:href="#__RefHeading___Toc16946_40345786571" text:style-name="Index_20_Link" text:visited-style-name="Index_20_Link">Sample Bias<text:tab/>46</text:a></text:p>
          <text:p text:style-name="P212"><text:a xlink:type="simple" xlink:href="#__RefHeading___Toc35624_1352627483" text:style-name="Index_20_Link" text:visited-style-name="Index_20_Link">Brush Mapping with mapping method 3D<text:tab/>47</text:a></text:p>
          <text:p text:style-name="P213"><text:a xlink:type="simple" xlink:href="#__RefHeading___Toc17083_2938790103" text:style-name="Index_20_Link" text:visited-style-name="Index_20_Link">Offset<text:tab/>47</text:a></text:p>
          <text:p text:style-name="P213"><text:a xlink:type="simple" xlink:href="#__RefHeading___Toc16944_403457865712" text:style-name="Index_20_Link" text:visited-style-name="Index_20_Link">Size<text:tab/>47</text:a></text:p>
          <text:p text:style-name="P213"><text:a xlink:type="simple" xlink:href="#__RefHeading___Toc16946_403457865712" text:style-name="Index_20_Link" text:visited-style-name="Index_20_Link">Sample Bias<text:tab/>47</text:a></text:p>
          <text:p text:style-name="P212"><text:a xlink:type="simple" xlink:href="#__RefHeading___Toc17159_1662158280" text:style-name="Index_20_Link" text:visited-style-name="Index_20_Link">Brush Mapping with mapping method Random<text:tab/>47</text:a></text:p>
          <text:p text:style-name="P213"><text:a xlink:type="simple" xlink:href="#__RefHeading___Toc35626_1352627483" text:style-name="Index_20_Link" text:visited-style-name="Index_20_Link">Angle edit box<text:tab/>48</text:a></text:p>
          <text:p text:style-name="P213"><text:a xlink:type="simple" xlink:href="#__RefHeading___Toc16936_40345786571" text:style-name="Index_20_Link" text:visited-style-name="Index_20_Link"><text:soft-page-break/>Rake<text:tab/>48</text:a></text:p>
          <text:p text:style-name="P213"><text:a xlink:type="simple" xlink:href="#__RefHeading___Toc16938_40345786571" text:style-name="Index_20_Link" text:visited-style-name="Index_20_Link">Random<text:tab/>48</text:a></text:p>
          <text:p text:style-name="P213"><text:a xlink:type="simple" xlink:href="#__RefHeading___Toc16940_40345786571" text:style-name="Index_20_Link" text:visited-style-name="Index_20_Link">Random edit box<text:tab/>48</text:a></text:p>
          <text:p text:style-name="P213"><text:a xlink:type="simple" xlink:href="#__RefHeading___Toc17083_29387901031" text:style-name="Index_20_Link" text:visited-style-name="Index_20_Link">Offset<text:tab/>48</text:a></text:p>
          <text:p text:style-name="P213"><text:a xlink:type="simple" xlink:href="#__RefHeading___Toc16944_4034578657121" text:style-name="Index_20_Link" text:visited-style-name="Index_20_Link">Size<text:tab/>48</text:a></text:p>
          <text:p text:style-name="P213"><text:a xlink:type="simple" xlink:href="#__RefHeading___Toc16946_4034578657121" text:style-name="Index_20_Link" text:visited-style-name="Index_20_Link">Sample Bias<text:tab/>48</text:a></text:p>
          <text:p text:style-name="P212"><text:a xlink:type="simple" xlink:href="#__RefHeading___Toc17163_1662158280" text:style-name="Index_20_Link" text:visited-style-name="Index_20_Link">Brush Mapping with mapping method Stencil<text:tab/>48</text:a></text:p>
          <text:p text:style-name="P213"><text:a xlink:type="simple" xlink:href="#__RefHeading___Toc17165_166215828012" text:style-name="Index_20_Link" text:visited-style-name="Index_20_Link">Image Aspect<text:tab/>49</text:a></text:p>
          <text:p text:style-name="P213"><text:a xlink:type="simple" xlink:href="#__RefHeading___Toc17171_166215828012" text:style-name="Index_20_Link" text:visited-style-name="Index_20_Link">Angle edit box<text:tab/>49</text:a></text:p>
          <text:p text:style-name="P213"><text:a xlink:type="simple" xlink:href="#__RefHeading___Toc17083_29387901031112" text:style-name="Index_20_Link" text:visited-style-name="Index_20_Link">Offset<text:tab/>49</text:a></text:p>
          <text:p text:style-name="P213"><text:a xlink:type="simple" xlink:href="#__RefHeading___Toc2186_2045047666" text:style-name="Index_20_Link" text:visited-style-name="Index_20_Link">Stencil Texture Controls<text:tab/>49</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2"><text:a xlink:type="simple" xlink:href="#__RefHeading___Toc35632_1352627483" text:style-name="Index_20_Link" text:visited-style-name="Index_20_Link">Spacing Edit Box<text:tab/>50</text:a></text:p>
          <text:p text:style-name="P213"><text:a xlink:type="simple" xlink:href="#__RefHeading___Toc3093_2573843734" text:style-name="Index_20_Link" text:visited-style-name="Index_20_Link">Spacing Pressure<text:tab/>50</text:a></text:p>
          <text:p text:style-name="P213"><text:a xlink:type="simple" xlink:href="#__RefHeading___Toc3095_2573843734" text:style-name="Index_20_Link" text:visited-style-name="Index_20_Link">Spacing Distance<text:tab/>50</text:a></text:p>
          <text:p text:style-name="P212"><text:a xlink:type="simple" xlink:href="#__RefHeading___Toc2188_2045047666" text:style-name="Index_20_Link" text:visited-style-name="Index_20_Link">Adjust Strength for Spacing<text:tab/>50</text:a></text:p>
          <text:p text:style-name="P212"><text:a xlink:type="simple" xlink:href="#__RefHeading___Toc3097_2573843734" text:style-name="Index_20_Link" text:visited-style-name="Index_20_Link">Dash Ratio<text:tab/>50</text:a></text:p>
          <text:p text:style-name="P212"><text:a xlink:type="simple" xlink:href="#__RefHeading___Toc3099_2573843734" text:style-name="Index_20_Link" text:visited-style-name="Index_20_Link">Dash Length<text:tab/>50</text:a></text:p>
          <text:p text:style-name="P212"><text:a xlink:type="simple" xlink:href="#__RefHeading___Toc3515_2967426697" text:style-name="Index_20_Link" text:visited-style-name="Index_20_Link">Jitter Edit Box<text:tab/>50</text:a></text:p>
          <text:p text:style-name="P213"><text:a xlink:type="simple" xlink:href="#__RefHeading___Toc3517_2967426697" text:style-name="Index_20_Link" text:visited-style-name="Index_20_Link">Jitter Pressure<text:tab/>50</text:a></text:p>
          <text:p text:style-name="P213"><text:a xlink:type="simple" xlink:href="#__RefHeading___Toc3519_2967426697" text:style-name="Index_20_Link" text:visited-style-name="Index_20_Link">Jitter Unit<text:tab/>50</text:a></text:p>
          <text:p text:style-name="P213"><text:a xlink:type="simple" xlink:href="#__RefHeading___Toc2190_2045047666" text:style-name="Index_20_Link" text:visited-style-name="Index_20_Link">Input Samples Edit Box<text:tab/>50</text:a></text:p>
          <text:p text:style-name="P213"><text:a xlink:type="simple" xlink:href="#__RefHeading___Toc17417_2210550682" text:style-name="Index_20_Link" text:visited-style-name="Index_20_Link">Stabilize Stroke<text:tab/>50</text:a></text:p>
          <text:p text:style-name="P214"><text:a xlink:type="simple" xlink:href="#__RefHeading___Toc17419_2210550682" text:style-name="Index_20_Link" text:visited-style-name="Index_20_Link">Smooth Stroke Radius Edit Box<text:tab/>51</text:a></text:p>
          <text:p text:style-name="P214"><text:a xlink:type="simple" xlink:href="#__RefHeading___Toc17421_2210550682" text:style-name="Index_20_Link" text:visited-style-name="Index_20_Link">Smooth Stroke Factor Edit Box<text:tab/>51</text:a></text:p>
          <text:p text:style-name="P211"><text:a xlink:type="simple" xlink:href="#__RefHeading___Toc17425_2210550682" text:style-name="Index_20_Link" text:visited-style-name="Index_20_Link">Stroke Panel with Stroke method Curve<text:tab/>51</text:a></text:p>
          <text:p text:style-name="P212"><text:a xlink:type="simple" xlink:href="#__RefHeading___Toc17427_2210550682" text:style-name="Index_20_Link" text:visited-style-name="Index_20_Link">Spacing Edit Box<text:tab/>52</text:a></text:p>
          <text:p text:style-name="P213"><text:a xlink:type="simple" xlink:href="#__RefHeading___Toc3101_2573843734" text:style-name="Index_20_Link" text:visited-style-name="Index_20_Link">Spacing Distance<text:tab/>52</text:a></text:p>
          <text:p text:style-name="P213"><text:a xlink:type="simple" xlink:href="#__RefHeading___Toc3103_2573843734" text:style-name="Index_20_Link" text:visited-style-name="Index_20_Link">Adjust Strength for Spacing<text:tab/>52</text:a></text:p>
          <text:p text:style-name="P213"><text:a xlink:type="simple" xlink:href="#__RefHeading___Toc17429_2210550682" text:style-name="Index_20_Link" text:visited-style-name="Index_20_Link">Paint Curve edit box<text:tab/>52</text:a></text:p>
          <text:p text:style-name="P213"><text:a xlink:type="simple" xlink:href="#__RefHeading___Toc17431_2210550682" text:style-name="Index_20_Link" text:visited-style-name="Index_20_Link">Draw Curve Button<text:tab/>52</text:a></text:p>
          <text:p text:style-name="P212"><text:a xlink:type="simple" xlink:href="#__RefHeading___Toc3521_2967426697" text:style-name="Index_20_Link" text:visited-style-name="Index_20_Link">Jitter Edit Box<text:tab/>52</text:a></text:p>
          <text:p text:style-name="P213"><text:a xlink:type="simple" xlink:href="#__RefHeading___Toc3523_2967426697" text:style-name="Index_20_Link" text:visited-style-name="Index_20_Link">Jitter Pressure<text:tab/>52</text:a></text:p>
          <text:p text:style-name="P213"><text:a xlink:type="simple" xlink:href="#__RefHeading___Toc3525_2967426697" text:style-name="Index_20_Link" text:visited-style-name="Index_20_Link">Jitter Unit<text:tab/>52</text:a></text:p>
          <text:p text:style-name="P213"><text:a xlink:type="simple" xlink:href="#__RefHeading___Toc17435_2210550682" text:style-name="Index_20_Link" text:visited-style-name="Index_20_Link">Input Samples Edit Box<text:tab/>53</text:a></text:p>
          <text:p text:style-name="P211"><text:a xlink:type="simple" xlink:href="#__RefHeading___Toc17846_4257855860" text:style-name="Index_20_Link" text:visited-style-name="Index_20_Link">Stroke Panel with Stroke method Line<text:tab/>53</text:a></text:p>
          <text:p text:style-name="P212"><text:a xlink:type="simple" xlink:href="#__RefHeading___Toc3107_2573843734" text:style-name="Index_20_Link" text:visited-style-name="Index_20_Link">Spacing Edit Box<text:tab/>53</text:a></text:p>
          <text:p text:style-name="P213"><text:a xlink:type="simple" xlink:href="#__RefHeading___Toc3109_2573843734" text:style-name="Index_20_Link" text:visited-style-name="Index_20_Link">Spacing Distance<text:tab/>53</text:a></text:p>
          <text:p text:style-name="P213"><text:a xlink:type="simple" xlink:href="#__RefHeading___Toc3111_2573843734" text:style-name="Index_20_Link" text:visited-style-name="Index_20_Link">Adjust Strength for Spacing<text:tab/>53</text:a></text:p>
          <text:p text:style-name="P212"><text:a xlink:type="simple" xlink:href="#__RefHeading___Toc3527_2967426697" text:style-name="Index_20_Link" text:visited-style-name="Index_20_Link">Jitter Edit Box<text:tab/>53</text:a></text:p>
          <text:p text:style-name="P213"><text:a xlink:type="simple" xlink:href="#__RefHeading___Toc3529_2967426697" text:style-name="Index_20_Link" text:visited-style-name="Index_20_Link">Jitter Pressure<text:tab/>54</text:a></text:p>
          <text:p text:style-name="P213"><text:a xlink:type="simple" xlink:href="#__RefHeading___Toc3531_2967426697" text:style-name="Index_20_Link" text:visited-style-name="Index_20_Link">Jitter Unit<text:tab/>54</text:a></text:p>
          <text:p text:style-name="P212"><text:a xlink:type="simple" xlink:href="#__RefHeading___Toc17435_22105506821" text:style-name="Index_20_Link" text:visited-style-name="Index_20_Link">Input Samples Edit Box<text:tab/>54</text:a></text:p>
          <text:p text:style-name="P211"><text:a xlink:type="simple" xlink:href="#__RefHeading___Toc17852_4257855860" text:style-name="Index_20_Link" text:visited-style-name="Index_20_Link">Stroke Panel with Stroke method Airbrush<text:tab/>54</text:a></text:p>
          <text:p text:style-name="P212"><text:a xlink:type="simple" xlink:href="#__RefHeading___Toc17413_22105506821" text:style-name="Index_20_Link" text:visited-style-name="Index_20_Link">Rate Edit Box<text:tab/>54</text:a></text:p>
          <text:p text:style-name="P213"><text:a xlink:type="simple" xlink:href="#__RefHeading___Toc3117_2573843734" text:style-name="Index_20_Link" text:visited-style-name="Index_20_Link">Spacing Distance<text:tab/>54</text:a></text:p>
          <text:p text:style-name="P212"><text:a xlink:type="simple" xlink:href="#__RefHeading___Toc3533_2967426697" text:style-name="Index_20_Link" text:visited-style-name="Index_20_Link">Jitter Edit Box<text:tab/>54</text:a></text:p>
          <text:p text:style-name="P213"><text:a xlink:type="simple" xlink:href="#__RefHeading___Toc3535_2967426697" text:style-name="Index_20_Link" text:visited-style-name="Index_20_Link">Jitter Pressure<text:tab/>54</text:a></text:p>
          <text:p text:style-name="P213"><text:a xlink:type="simple" xlink:href="#__RefHeading___Toc3537_2967426697" text:style-name="Index_20_Link" text:visited-style-name="Index_20_Link">Jitter Unit<text:tab/>55</text:a></text:p>
          <text:p text:style-name="P212"><text:a xlink:type="simple" xlink:href="#__RefHeading___Toc2196_2045047666" text:style-name="Index_20_Link" text:visited-style-name="Index_20_Link">Input Samples Edit Box<text:tab/>55</text:a></text:p>
          <text:p text:style-name="P212"><text:a xlink:type="simple" xlink:href="#__RefHeading___Toc35634_1352627483" text:style-name="Index_20_Link" text:visited-style-name="Index_20_Link">Stabilize Stroke<text:tab/>55</text:a></text:p>
          <text:p text:style-name="P212"><text:a xlink:type="simple" xlink:href="#__RefHeading___Toc17419_22105506821" text:style-name="Index_20_Link" text:visited-style-name="Index_20_Link">Smooth Stroke Radius Edit Box<text:tab/>55</text:a></text:p>
          <text:p text:style-name="P212"><text:a xlink:type="simple" xlink:href="#__RefHeading___Toc17421_22105506821" text:style-name="Index_20_Link" text:visited-style-name="Index_20_Link"><text:soft-page-break/>Smooth Stroke Factor Edit Box<text:tab/>55</text:a></text:p>
          <text:p text:style-name="P211"><text:a xlink:type="simple" xlink:href="#__RefHeading___Toc17854_4257855860" text:style-name="Index_20_Link" text:visited-style-name="Index_20_Link">Stroke Panel with Stroke method Anchored<text:tab/>55</text:a></text:p>
          <text:p text:style-name="P212"><text:a xlink:type="simple" xlink:href="#__RefHeading___Toc17856_4257855860" text:style-name="Index_20_Link" text:visited-style-name="Index_20_Link">Edge to Edge<text:tab/>55</text:a></text:p>
          <text:p text:style-name="P213"><text:a xlink:type="simple" xlink:href="#__RefHeading___Toc3123_2573843734" text:style-name="Index_20_Link" text:visited-style-name="Index_20_Link">Spacing Distance<text:tab/>56</text:a></text:p>
          <text:p text:style-name="P212"><text:a xlink:type="simple" xlink:href="#__RefHeading___Toc17423_221055068211" text:style-name="Index_20_Link" text:visited-style-name="Index_20_Link">Input Samples Edit Box<text:tab/>56</text:a></text:p>
          <text:p text:style-name="P211"><text:a xlink:type="simple" xlink:href="#__RefHeading___Toc17858_4257855860" text:style-name="Index_20_Link" text:visited-style-name="Index_20_Link">Stroke Panel with Stroke method Drag dot<text:tab/>56</text:a></text:p>
          <text:p text:style-name="P212"><text:a xlink:type="simple" xlink:href="#__RefHeading___Toc3125_2573843734" text:style-name="Index_20_Link" text:visited-style-name="Index_20_Link">Spacing Distance<text:tab/>56</text:a></text:p>
          <text:p text:style-name="P212"><text:a xlink:type="simple" xlink:href="#__RefHeading___Toc17860_4257855860" text:style-name="Index_20_Link" text:visited-style-name="Index_20_Link">Input Samples Edit Box<text:tab/>56</text:a></text:p>
          <text:p text:style-name="P211"><text:a xlink:type="simple" xlink:href="#__RefHeading___Toc5222_3705283680" text:style-name="Index_20_Link" text:visited-style-name="Index_20_Link">Stroke Panel with Stroke method dot<text:tab/>57</text:a></text:p>
          <text:p text:style-name="P212"><text:a xlink:type="simple" xlink:href="#__RefHeading___Toc3127_2573843734" text:style-name="Index_20_Link" text:visited-style-name="Index_20_Link">Spacing Distance<text:tab/>57</text:a></text:p>
          <text:p text:style-name="P212"><text:a xlink:type="simple" xlink:href="#__RefHeading___Toc3129_2573843734" text:style-name="Index_20_Link" text:visited-style-name="Index_20_Link">Jitter Edit Box<text:tab/>57</text:a></text:p>
          <text:p text:style-name="P213"><text:a xlink:type="simple" xlink:href="#__RefHeading___Toc3131_2573843734" text:style-name="Index_20_Link" text:visited-style-name="Index_20_Link">Jitter Unit<text:tab/>57</text:a></text:p>
          <text:p text:style-name="P212"><text:a xlink:type="simple" xlink:href="#__RefHeading___Toc2198_2045047666" text:style-name="Index_20_Link" text:visited-style-name="Index_20_Link">Input Samples Edit Box<text:tab/>57</text:a></text:p>
          <text:p text:style-name="P212"><text:a xlink:type="simple" xlink:href="#__RefHeading___Toc35634_13526274832" text:style-name="Index_20_Link" text:visited-style-name="Index_20_Link">Stabilize Stroke<text:tab/>57</text:a></text:p>
          <text:p text:style-name="P212"><text:a xlink:type="simple" xlink:href="#__RefHeading___Toc17419_221055068212" text:style-name="Index_20_Link" text:visited-style-name="Index_20_Link">Smooth Stroke Radius Edit Box<text:tab/>57</text:a></text:p>
          <text:p text:style-name="P212"><text:a xlink:type="simple" xlink:href="#__RefHeading___Toc17421_221055068212" text:style-name="Index_20_Link" text:visited-style-name="Index_20_Link">Smooth Stroke Factor Edit Box<text:tab/>57</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2"><text:a xlink:type="simple" xlink:href="#__RefHeading___Toc36956_542475814" text:style-name="Index_20_Link" text:visited-style-name="Index_20_Link">Selecting Points<text:tab/>58</text:a></text:p>
          <text:p text:style-name="P212"><text:a xlink:type="simple" xlink:href="#__RefHeading___Toc36958_542475814" text:style-name="Index_20_Link" text:visited-style-name="Index_20_Link">Adding Points<text:tab/>58</text:a></text:p>
          <text:p text:style-name="P212"><text:a xlink:type="simple" xlink:href="#__RefHeading___Toc17864_4257855860" text:style-name="Index_20_Link" text:visited-style-name="Index_20_Link">Navigation elements<text:tab/>58</text:a></text:p>
          <text:p text:style-name="P212"><text:a xlink:type="simple" xlink:href="#__RefHeading___Toc17866_4257855860" text:style-name="Index_20_Link" text:visited-style-name="Index_20_Link">Zoom in and out<text:tab/>58</text:a></text:p>
          <text:p text:style-name="P212"><text:a xlink:type="simple" xlink:href="#__RefHeading___Toc17868_4257855860" text:style-name="Index_20_Link" text:visited-style-name="Index_20_Link">Tools<text:tab/>59</text:a></text:p>
          <text:p text:style-name="P213"><text:a xlink:type="simple" xlink:href="#__RefHeading___Toc17870_4257855860" text:style-name="Index_20_Link" text:visited-style-name="Index_20_Link">Reset View<text:tab/>59</text:a></text:p>
          <text:p text:style-name="P213"><text:a xlink:type="simple" xlink:href="#__RefHeading___Toc17872_4257855860" text:style-name="Index_20_Link" text:visited-style-name="Index_20_Link">Vector Handle<text:tab/>59</text:a></text:p>
          <text:p text:style-name="P213"><text:a xlink:type="simple" xlink:href="#__RefHeading___Toc17874_4257855860" text:style-name="Index_20_Link" text:visited-style-name="Index_20_Link">Auto Handle<text:tab/>59</text:a></text:p>
          <text:p text:style-name="P213"><text:a xlink:type="simple" xlink:href="#__RefHeading___Toc17876_4257855860" text:style-name="Index_20_Link" text:visited-style-name="Index_20_Link">Auto Clamped Handle<text:tab/>59</text:a></text:p>
          <text:p text:style-name="P213"><text:a xlink:type="simple" xlink:href="#__RefHeading___Toc35638_1352627483" text:style-name="Index_20_Link" text:visited-style-name="Index_20_Link">Reset Curve<text:tab/>59</text:a></text:p>
          <text:p text:style-name="P212"><text:a xlink:type="simple" xlink:href="#__RefHeading___Toc9391_2173746045" text:style-name="Index_20_Link" text:visited-style-name="Index_20_Link">Use Clipping<text:tab/>59</text:a></text:p>
          <text:p text:style-name="P212"><text:a xlink:type="simple" xlink:href="#__RefHeading___Toc9393_2173746045" text:style-name="Index_20_Link" text:visited-style-name="Index_20_Link">Delete Points<text:tab/>59</text:a></text:p>
          <text:p text:style-name="P212"><text:a xlink:type="simple" xlink:href="#__RefHeading___Toc17880_4257855860" text:style-name="Index_20_Link" text:visited-style-name="Index_20_Link">Curve Presets<text:tab/>59</text:a></text:p>
          <text:p text:style-name="P212"><text:a xlink:type="simple" xlink:href="#__RefHeading___Toc3133_2573843734" text:style-name="Index_20_Link" text:visited-style-name="Index_20_Link">Falloff Shape<text:tab/>59</text:a></text:p>
          <text:p text:style-name="P210"><text:a xlink:type="simple" xlink:href="#__RefHeading___Toc8811_3389447698" text:style-name="Index_20_Link" text:visited-style-name="Index_20_Link">Brush Settings Panel - Cursor Sub panel<text:tab/>59</text:a></text:p>
          <text:p text:style-name="P211"><text:a xlink:type="simple" xlink:href="#__RefHeading___Toc8813_3389447698" text:style-name="Index_20_Link" text:visited-style-name="Index_20_Link">Cursor checkbox in header<text:tab/>59</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2"><text:a xlink:type="simple" xlink:href="#__RefHeading___Toc8825_3389447698" text:style-name="Index_20_Link" text:visited-style-name="Index_20_Link">Override Overlay<text:tab/>60</text:a></text:p>
          <text:p text:style-name="P212"><text:a xlink:type="simple" xlink:href="#__RefHeading___Toc8827_3389447698" text:style-name="Index_20_Link" text:visited-style-name="Index_20_Link">Use Cursor Overlay<text:tab/>60</text:a></text:p>
          <text:p text:style-name="P211"><text:a xlink:type="simple" xlink:href="#__RefHeading___Toc8821_3389447698" text:style-name="Index_20_Link" text:visited-style-name="Index_20_Link">Texture Opacity<text:tab/>60</text:a></text:p>
          <text:p text:style-name="P212"><text:a xlink:type="simple" xlink:href="#__RefHeading___Toc8829_3389447698" text:style-name="Index_20_Link" text:visited-style-name="Index_20_Link">Override Overlay<text:tab/>60</text:a></text:p>
          <text:p text:style-name="P212"><text:a xlink:type="simple" xlink:href="#__RefHeading___Toc8831_3389447698" text:style-name="Index_20_Link" text:visited-style-name="Index_20_Link">Use Cursor Overlay<text:tab/>60</text:a></text:p>
          <text:p text:style-name="P210"><text:a xlink:type="simple" xlink:href="#__RefHeading___Toc35640_1352627483" text:style-name="Index_20_Link" text:visited-style-name="Index_20_Link">Dyntopo Panel<text:tab/>60</text:a></text:p>
          <text:p text:style-name="P211"><text:a xlink:type="simple" xlink:href="#__RefHeading___Toc35642_1352627483" text:style-name="Index_20_Link" text:visited-style-name="Index_20_Link">Dyntopo Panel<text:tab/>60</text:a></text:p>
          <text:p text:style-name="P212"><text:a xlink:type="simple" xlink:href="#__RefHeading___Toc18122_1853030663" text:style-name="Index_20_Link" text:visited-style-name="Index_20_Link">Resolution<text:tab/>61</text:a></text:p>
          <text:p text:style-name="P213"><text:a xlink:type="simple" xlink:href="#__RefHeading___Toc2200_2045047666" text:style-name="Index_20_Link" text:visited-style-name="Index_20_Link">Sample detail size picker<text:tab/>61</text:a></text:p>
          <text:p text:style-name="P212"><text:a xlink:type="simple" xlink:href="#__RefHeading___Toc18124_1853030663" text:style-name="Index_20_Link" text:visited-style-name="Index_20_Link">Refine method<text:tab/>61</text:a></text:p>
          <text:p text:style-name="P213"><text:a xlink:type="simple" xlink:href="#__RefHeading___Toc35644_1352627483" text:style-name="Index_20_Link" text:visited-style-name="Index_20_Link">Subdivide Collapse<text:tab/>61</text:a></text:p>
          <text:p text:style-name="P213"><text:a xlink:type="simple" xlink:href="#__RefHeading___Toc18128_1853030663" text:style-name="Index_20_Link" text:visited-style-name="Index_20_Link">Collapse Edges<text:tab/>61</text:a></text:p>
          <text:p text:style-name="P213"><text:a xlink:type="simple" xlink:href="#__RefHeading___Toc18130_1853030663" text:style-name="Index_20_Link" text:visited-style-name="Index_20_Link">Subdivide Edges<text:tab/>61</text:a></text:p>
          <text:p text:style-name="P212"><text:a xlink:type="simple" xlink:href="#__RefHeading___Toc18132_1853030663" text:style-name="Index_20_Link" text:visited-style-name="Index_20_Link">Detailing<text:tab/>61</text:a></text:p>
          <text:p text:style-name="P213"><text:a xlink:type="simple" xlink:href="#__RefHeading___Toc2202_2045047666" text:style-name="Index_20_Link" text:visited-style-name="Index_20_Link">Relative Detail<text:tab/>61</text:a></text:p>
          <text:p text:style-name="P213"><text:a xlink:type="simple" xlink:href="#__RefHeading___Toc18134_1853030663" text:style-name="Index_20_Link" text:visited-style-name="Index_20_Link">Brush Detail<text:tab/>61</text:a></text:p>
          <text:p text:style-name="P213"><text:a xlink:type="simple" xlink:href="#__RefHeading___Toc18136_1853030663" text:style-name="Index_20_Link" text:visited-style-name="Index_20_Link"><text:soft-page-break/>Constant Detail<text:tab/>62</text:a></text:p>
          <text:p text:style-name="P213"><text:a xlink:type="simple" xlink:href="#__RefHeading___Toc2204_2045047666" text:style-name="Index_20_Link" text:visited-style-name="Index_20_Link">Manual Detail<text:tab/>62</text:a></text:p>
          <text:p text:style-name="P212"><text:a xlink:type="simple" xlink:href="#__RefHeading___Toc18140_1853030663" text:style-name="Index_20_Link" text:visited-style-name="Index_20_Link">Smooth shading<text:tab/>62</text:a></text:p>
          <text:p text:style-name="P210"><text:a xlink:type="simple" xlink:href="#__RefHeading___Toc8848_3389447698" text:style-name="Index_20_Link" text:visited-style-name="Index_20_Link">Remesh Panel<text:tab/>62</text:a></text:p>
          <text:p text:style-name="P211"><text:a xlink:type="simple" xlink:href="#__RefHeading___Toc8850_3389447698" text:style-name="Index_20_Link" text:visited-style-name="Index_20_Link">Voxel Size<text:tab/>62</text:a></text:p>
          <text:p text:style-name="P212"><text:a xlink:type="simple" xlink:href="#__RefHeading___Toc8868_3389447698" text:style-name="Index_20_Link" text:visited-style-name="Index_20_Link">Sample Detail Size<text:tab/>62</text:a></text:p>
          <text:p text:style-name="P211"><text:a xlink:type="simple" xlink:href="#__RefHeading___Toc8852_3389447698" text:style-name="Index_20_Link" text:visited-style-name="Index_20_Link">Adaptivity<text:tab/>62</text:a></text:p>
          <text:p text:style-name="P211"><text:a xlink:type="simple" xlink:href="#__RefHeading___Toc8854_3389447698" text:style-name="Index_20_Link" text:visited-style-name="Index_20_Link">Fix Poles<text:tab/>62</text:a></text:p>
          <text:p text:style-name="P211"><text:a xlink:type="simple" xlink:href="#__RefHeading___Toc8856_3389447698" text:style-name="Index_20_Link" text:visited-style-name="Index_20_Link">Smooth Normals<text:tab/>62</text:a></text:p>
          <text:p text:style-name="P211"><text:a xlink:type="simple" xlink:href="#__RefHeading___Toc47387_722664933" text:style-name="Index_20_Link" text:visited-style-name="Index_20_Link">Preserve<text:tab/>63</text:a></text:p>
          <text:p text:style-name="P212"><text:a xlink:type="simple" xlink:href="#__RefHeading___Toc8858_3389447698" text:style-name="Index_20_Link" text:visited-style-name="Index_20_Link">Volume<text:tab/>63</text:a></text:p>
          <text:p text:style-name="P212"><text:a xlink:type="simple" xlink:href="#__RefHeading___Toc8860_3389447698" text:style-name="Index_20_Link" text:visited-style-name="Index_20_Link">Paint Mask<text:tab/>63</text:a></text:p>
          <text:p text:style-name="P212"><text:a xlink:type="simple" xlink:href="#__RefHeading___Toc3912_97366285" text:style-name="Index_20_Link" text:visited-style-name="Index_20_Link">Face Sets<text:tab/>63</text:a></text:p>
          <text:p text:style-name="P211"><text:a xlink:type="simple" xlink:href="#__RefHeading___Toc8862_3389447698" text:style-name="Index_20_Link" text:visited-style-name="Index_20_Link">Remesh<text:tab/>63</text:a></text:p>
          <text:p text:style-name="P210"><text:a xlink:type="simple" xlink:href="#__RefHeading___Toc5303_3705283680" text:style-name="Index_20_Link" text:visited-style-name="Index_20_Link">Symmetry Panel<text:tab/>63</text:a></text:p>
          <text:p text:style-name="P211"><text:a xlink:type="simple" xlink:href="#__RefHeading___Toc18150_1853030663" text:style-name="Index_20_Link" text:visited-style-name="Index_20_Link">Mirror<text:tab/>63</text:a></text:p>
          <text:p text:style-name="P211"><text:a xlink:type="simple" xlink:href="#__RefHeading___Toc5305_3705283680" text:style-name="Index_20_Link" text:visited-style-name="Index_20_Link">Lock<text:tab/>63</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4</text:a></text:p>
          <text:p text:style-name="P211"><text:a xlink:type="simple" xlink:href="#__RefHeading___Toc18160_1853030663" text:style-name="Index_20_Link" text:visited-style-name="Index_20_Link">Tile Offset<text:tab/>64</text:a></text:p>
          <text:p text:style-name="P211"><text:a xlink:type="simple" xlink:href="#__RefHeading___Toc8864_3389447698" text:style-name="Index_20_Link" text:visited-style-name="Index_20_Link">Direction<text:tab/>64</text:a></text:p>
          <text:p text:style-name="P211"><text:a xlink:type="simple" xlink:href="#__RefHeading___Toc8866_3389447698" text:style-name="Index_20_Link" text:visited-style-name="Index_20_Link">Symmetrize<text:tab/>64</text:a></text:p>
          <text:p text:style-name="P211"><text:a xlink:type="simple" xlink:href="#__RefHeading___Toc7923_109079044" text:style-name="Index_20_Link" text:visited-style-name="Index_20_Link">Merge Distance<text:tab/>64</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2"><text:a xlink:type="simple" xlink:href="#__RefHeading___Toc18178_1853030663" text:style-name="Index_20_Link" text:visited-style-name="Index_20_Link">Fast Navigate<text:tab/>65</text:a></text:p>
          <text:p text:style-name="P212"><text:a xlink:type="simple" xlink:href="#__RefHeading___Toc9699_1824433352" text:style-name="Index_20_Link" text:visited-style-name="Index_20_Link">Delay Viewport Updates<text:tab/>65</text:a></text:p>
          <text:p text:style-name="P212"><text:a xlink:type="simple" xlink:href="#__RefHeading___Toc18180_1853030663" text:style-name="Index_20_Link" text:visited-style-name="Index_20_Link">Use Deform only<text:tab/>65</text:a></text:p>
          <text:p text:style-name="P211"><text:a xlink:type="simple" xlink:href="#__RefHeading___Toc47393_722664933" text:style-name="Index_20_Link" text:visited-style-name="Index_20_Link">Display<text:tab/>65</text:a></text:p>
          <text:p text:style-name="P213"><text:a xlink:type="simple" xlink:href="#__RefHeading___Toc9701_1824433352" text:style-name="Index_20_Link" text:visited-style-name="Index_20_Link">Topology<text:tab/>65</text:a></text:p>
          <text:p text:style-name="P212"><text:a xlink:type="simple" xlink:href="#__RefHeading___Toc9703_1824433352" text:style-name="Index_20_Link" text:visited-style-name="Index_20_Link">Face Sets<text:tab/>65</text:a></text:p>
          <text:p text:style-name="P212"><text:a xlink:type="simple" xlink:href="#__RefHeading___Toc9705_1824433352" text:style-name="Index_20_Link" text:visited-style-name="Index_20_Link">Mesh Boundary<text:tab/>65</text:a></text:p>
          <text:p text:style-name="P212"><text:a xlink:type="simple" xlink:href="#__RefHeading___Toc9707_1824433352" text:style-name="Index_20_Link" text:visited-style-name="Index_20_Link">Face Sets Boundary<text:tab/>65</text:a></text:p>
          <text:p text:style-name="P212"><text:a xlink:type="simple" xlink:href="#__RefHeading___Toc7973_3442103192" text:style-name="Index_20_Link" text:visited-style-name="Index_20_Link">Cavity<text:tab/>65</text:a></text:p>
          <text:p text:style-name="P212"><text:a xlink:type="simple" xlink:href="#__RefHeading___Toc7975_3442103192" text:style-name="Index_20_Link" text:visited-style-name="Index_20_Link">Cavity ( Inverted)<text:tab/>65</text:a></text:p>
          <text:p text:style-name="P212"><text:a xlink:type="simple" xlink:href="#__RefHeading___Toc7977_3442103192" text:style-name="Index_20_Link" text:visited-style-name="Index_20_Link">Area Normal<text:tab/>65</text:a></text:p>
          <text:p text:style-name="P212"><text:a xlink:type="simple" xlink:href="#__RefHeading___Toc7979_3442103192" text:style-name="Index_20_Link" text:visited-style-name="Index_20_Link">View Normal<text:tab/>65</text:a></text:p>
          <text:p text:style-name="P212"><text:a xlink:type="simple" xlink:href="#__RefHeading___Toc7981_3442103192" text:style-name="Index_20_Link" text:visited-style-name="Index_20_Link">Propagation Steps<text:tab/>66</text:a></text:p>
          <text:p text:style-name="P211"><text:a xlink:type="simple" xlink:href="#__RefHeading___Toc36962_542475814" text:style-name="Index_20_Link" text:visited-style-name="Index_20_Link">Gravity sub panel<text:tab/>66</text:a></text:p>
          <text:p text:style-name="P212"><text:a xlink:type="simple" xlink:href="#__RefHeading___Toc18172_18530306631" text:style-name="Index_20_Link" text:visited-style-name="Index_20_Link">Factor<text:tab/>66</text:a></text:p>
          <text:p text:style-name="P212"><text:a xlink:type="simple" xlink:href="#__RefHeading___Toc18174_18530306631" text:style-name="Index_20_Link" text:visited-style-name="Index_20_Link">Orientation<text:tab/>66</text:a></text:p>
        </text:index-body>
      </text:table-of-content>
      <text:p text:style-name="P139"/>
      <table:table table:name="Tabelle22" table:style-name="Tabelle22">
        <table:table-column table:style-name="Tabelle22.A"/>
        <table:table-row>
          <table:table-cell table:style-name="Tabelle22.A1" office:value-type="string">
            <text:h text:style-name="P257"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30"> </text:span>geometry by using a brush.<text:span text:style-name="T4"> Mesh objects, Grease Pencil </text:span><text:span text:style-name="T102">objects and Hair Curve objects </text:span><text:span text:style-name="T4">can be sculpted. In this chapter we handle the mesh tools. Grease Pencil </text:span><text:span text:style-name="T102">and Curve Objects</text:span><text:span text:style-name="T4"> ha</text:span><text:span text:style-name="T102">ve</text:span><text:span text:style-name="T4"> </text:span><text:span text:style-name="T102">their</text:span><text:span text:style-name="T4"> own chapter.</text:span></text:p>
      <text:p text:style-name="Text_20_body">In Sculpt Mode you <text:span text:style-name="T29">will</text:span> mainly <text:span text:style-name="T29">find </text:span>settings for the different brushes, General settings, <text:span text:style-name="T102">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9">(nearly) </text:span>all brushes.</text:p>
      <text:p text:style-name="Text_20_body">The Sculpt Mode just exists for Mesh, <text:span text:style-name="T102">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58" text:outline-level="1"><text:bookmark-start text:name="__RefHeading___Toc2977_3160775060"/><text:span text:style-name="T31">Brushes </text:span>Panel<text:bookmark-end text:name="__RefHeading___Toc2977_3160775060"/></text:h>
          </table:table-cell>
        </table:table-row>
      </table:table>
      <text:p text:style-name="P6"><draw:frame draw:style-name="fr6" draw:name="Bild26" text:anchor-type="paragraph" svg:x="6.011in" svg:y="0.1744in" svg:width="1.3272in" svg:height="1.2008in" draw:z-index="73"><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1" text:outline-level="3"><text:bookmark-start text:name="__RefHeading___Toc2982_3160775060"/>Browse Brush<text:bookmark-end text:name="__RefHeading___Toc2982_3160775060"/></text:h>
      <text:p text:style-name="P66">The big image at the top is a drop down box where you can <text:span text:style-name="T42">see the currently active</text:span> brush. <text:span text:style-name="T42">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4"><draw:image xlink:href="Pictures/10000001000000E9000000C19D0844294A61373B.png" xlink:type="simple" xlink:show="embed" xlink:actuate="onLoad" draw:mime-type="image/png"/></draw:frame><draw:frame draw:style-name="fr16" draw:name="Bild29" text:anchor-type="paragraph" svg:x="2.3075in" svg:y="0.2134in" svg:width="2.8661in" svg:height="1.0665in" draw:z-index="76"><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2">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5" draw:name="Bild30" text:anchor-type="paragraph" svg:y="0.0673in" svg:width="1.3272in" svg:height="1.3661in" draw:z-index="77"><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3">The button at the right allows you to load a custom icon for your brush. It reveals a file browser below the image browser.</text:p>
      <text:p text:style-name="P143"/>
      <text:p text:style-name="P142"><text:soft-page-break/></text:p>
      <text:p text:style-name="P66"><draw:frame draw:style-name="fr5" draw:name="Bild28" text:anchor-type="paragraph" svg:y="-0.0008in" svg:width="1.0398in" svg:height="0.1374in" draw:z-index="75"><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1">(the brush) </text:span>shares currently settings with at least one other object. Most probably the parent <text:span text:style-name="T22">brush</text:span> where we have created it from. Click at <text:span text:style-name="T22">the value</text:span> to make this brush a single user.<text:span text:style-name="T22"> The button will vanish then.</text:span></text:p>
      <text:p text:style-name="P141"><text:span text:style-name="T6">F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1">.</text:span></text:p>
      <text:p text:style-name="P5"/>
      <text:p text:style-name="P5"/>
      <table:table table:name="Tabelle40" table:style-name="Tabelle40">
        <table:table-column table:style-name="Tabelle40.A"/>
        <table:table-row>
          <table:table-cell table:style-name="Tabelle40.A1" office:value-type="string">
            <text:h text:style-name="P259" text:outline-level="1"><text:bookmark-start text:name="__RefHeading___Toc36988_1464326807"/><text:span text:style-name="T31">Brush Settings</text:span> Panel<text:bookmark-end text:name="__RefHeading___Toc36988_1464326807"/></text:h>
          </table:table-cell>
        </table:table-row>
      </table:table>
      <text:p text:style-name="P28"><draw:frame draw:style-name="fr6" draw:name="Bild5" text:anchor-type="paragraph" svg:x="6.0681in" svg:y="0.1646in" svg:width="1.3346in" svg:height="2.4689in" draw:z-index="71"><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0">Settings </text:span>Panel contains the Brush settings.<text:span text:style-name="T45">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60" text:outline-level="1"><text:bookmark-start text:name="__RefHeading___Toc9839_3266742963"/><text:span text:style-name="T31">Brush Settings</text:span> Panel<text:span text:style-name="T99"> - Common Settings</text:span><text:bookmark-end text:name="__RefHeading___Toc9839_3266742963"/></text:h>
          </table:table-cell>
        </table:table-row>
      </table:table>
      <text:p text:style-name="P81"/>
      <text:p text:style-name="P196">These settings can be found in all brushes.</text:p>
      <text:h text:style-name="P283" text:outline-level="2"><draw:frame draw:style-name="fr5" draw:name="Bild230" text:anchor-type="paragraph" svg:y="0.2772in" svg:width="1.3346in" svg:height="0.378in" draw:z-index="175"><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12" text:outline-level="3"><text:bookmark-start text:name="__RefHeading___Toc2984_3160775060"/>Size Pressure<text:bookmark-end text:name="__RefHeading___Toc2984_3160775060"/></text:h>
      <text:p text:style-name="P26">The <text:span text:style-name="T52">first </text:span>button behind the edit box enables tablet pressure sensitivity for radius.</text:p>
      <text:h text:style-name="P312"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83" text:outline-level="2"><text:bookmark-start text:name="__RefHeading___Toc2988_3160775060"/><text:soft-page-break/>Radius Unit<text:bookmark-end text:name="__RefHeading___Toc2988_3160775060"/></text:h>
      <text:p text:style-name="P144">Display the radius value in view units or in scene units. View units are by default in pixels, scene units in meters.</text:p>
      <text:h text:style-name="P283" text:outline-level="2"><draw:frame draw:style-name="fr5" draw:name="Bild465" text:anchor-type="paragraph" svg:y="0.2902in" svg:width="1.2598in" svg:height="0.1929in" draw:z-index="176"><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12" text:outline-level="3"><text:bookmark-start text:name="__RefHeading___Toc3091_2573843734"/>Size Pressure<text:bookmark-end text:name="__RefHeading___Toc3091_2573843734"/></text:h>
      <text:p text:style-name="P26">The <text:span text:style-name="T52">first </text:span>button behind the edit box enables tablet pressure sensitivity for radius.</text:p>
      <text:h text:style-name="P312"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84" text:outline-level="2"><draw:frame draw:style-name="fr5" draw:name="Bild467" text:anchor-type="paragraph" svg:y="0.2244in" svg:width="1.3346in" svg:height="0.2319in" draw:z-index="186"><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5" draw:name="Bild12" text:anchor-type="paragraph" svg:y="0.1701in" svg:width="1.311in" svg:height="0.5665in" draw:z-index="187"><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83" text:outline-level="2"><draw:frame draw:style-name="fr2" draw:name="Bild3" text:anchor-type="paragraph" svg:width="1.3272in" svg:height="0.1654in" draw:z-index="177"><draw:image xlink:href="Pictures/10000001000000C700000019A2A99CC05DABC680.png" xlink:type="simple" xlink:show="embed" xlink:actuate="onLoad" draw:mime-type="image/png"/></draw:frame><text:bookmark-start text:name="__RefHeading___Toc2146_2045047666"/>N<text:span text:style-name="T43">ormal Radius</text:span><text:bookmark-end text:name="__RefHeading___Toc2146_2045047666"/></text:h>
      <text:p text:style-name="P166">The ratio between the brush radius and the radius that is going to be used to sample the normal.</text:p>
      <text:h text:style-name="P283" text:outline-level="2"><draw:frame draw:style-name="fr5" draw:name="Bild56" text:anchor-type="paragraph" svg:y="0.0736in" svg:width="1.3272in" svg:height="0.161in" draw:z-index="178"><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12" text:outline-level="3"><text:bookmark-start text:name="__RefHeading___Toc4338_1813411384"/>Invert Pressure for Hardness<text:bookmark-end text:name="__RefHeading___Toc4338_1813411384"/></text:h>
      <text:p text:style-name="P185">Invert the modulation of pressure in hardness.</text:p>
      <text:h text:style-name="P313" text:outline-level="3"><text:bookmark-start text:name="__RefHeading___Toc4340_1813411384"/>Use pressure for hardness<text:bookmark-end text:name="__RefHeading___Toc4340_1813411384"/></text:h>
      <text:p text:style-name="P185">Tablet feature. Use pressure to modulate hardness.</text:p>
      <text:h text:style-name="P285" text:outline-level="2"><text:bookmark-start text:name="__RefHeading___Toc16599_209165582721111111111111111"/>Autosmooth<text:bookmark-end text:name="__RefHeading___Toc16599_209165582721111111111111111"/></text:h>
      <text:p text:style-name="P186"><draw:frame draw:style-name="fr5" draw:name="Bild93" text:anchor-type="paragraph" svg:y="-0.0791in" svg:width="1.2681in" svg:height="0.1929in" draw:z-index="180"><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14" text:outline-level="3"><text:bookmark-start text:name="__RefHeading___Toc9866_3266742963"/>Use pressure for hardness<text:bookmark-end text:name="__RefHeading___Toc9866_3266742963"/></text:h>
      <text:p text:style-name="P187">Tablet feature. Use pressure to modulate hardness.</text:p>
      <text:p text:style-name="P187"><text:soft-page-break/></text:p>
      <table:table table:name="Tabelle5" table:style-name="Tabelle5">
        <table:table-column table:style-name="Tabelle5.A"/>
        <table:table-row>
          <table:table-cell table:style-name="Tabelle5.A1" office:value-type="string">
            <text:h text:style-name="P261" text:outline-level="1"><text:bookmark-start text:name="__RefHeading___Toc4880_995938886"/><text:span text:style-name="T31">Brush Settings</text:span> Panel<text:span text:style-name="T94"> - Draw brush</text:span><text:bookmark-end text:name="__RefHeading___Toc4880_995938886"/></text:h>
          </table:table-cell>
        </table:table-row>
      </table:table>
      <text:p text:style-name="P37"><draw:frame draw:style-name="fr5" draw:name="Bild89" text:anchor-type="paragraph" svg:y="0.1646in" svg:width="1.339in" svg:height="1.6374in" draw:z-index="89"><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2" draw:name="Bild40" text:anchor-type="paragraph" svg:width="1.3272in" svg:height="0.3583in" draw:z-index="56"><draw:image xlink:href="Pictures/10000001000000C7000000360659096D3AC11D00.png" xlink:type="simple" xlink:show="embed" xlink:actuate="onLoad" draw:mime-type="image/png"/></draw:frame><text:bookmark-start text:name="__RefHeading___Toc2144_2045047666"/><text:span text:style-name="T33">Direction </text:span>Add / Subtract<text:bookmark-end text:name="__RefHeading___Toc2144_2045047666"/></text:h>
      <text:p text:style-name="P167">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61" text:outline-level="1"><text:bookmark-start text:name="__RefHeading___Toc4882_995938886"/><text:span text:style-name="T31">Brush Settings</text:span> Panel<text:span text:style-name="T94"> - Draw Sharp brush</text:span><text:bookmark-end text:name="__RefHeading___Toc4882_995938886"/></text:h>
          </table:table-cell>
        </table:table-row>
      </table:table>
      <text:p text:style-name="P37"><draw:frame draw:style-name="fr6" draw:name="Bild91" text:anchor-type="paragraph" svg:x="6.0681in" svg:y="0.1646in" svg:width="1.339in" svg:height="1.6374in" draw:z-index="90"><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86" text:outline-level="2"/>
      <text:p text:style-name="P17"/>
      <text:h text:style-name="Heading_20_2" text:outline-level="2"><draw:frame draw:style-name="fr2" draw:name="Bild94" text:anchor-type="paragraph" svg:width="1.3272in" svg:height="0.3583in" draw:z-index="91"><draw:image xlink:href="Pictures/10000001000000C7000000360659096D3AC11D00.png" xlink:type="simple" xlink:show="embed" xlink:actuate="onLoad" draw:mime-type="image/png"/></draw:frame><text:bookmark-start text:name="__RefHeading___Toc2144_20450476661"/><text:span text:style-name="T33">Direction </text:span>Add / Subtract<text:bookmark-end text:name="__RefHeading___Toc2144_20450476661"/></text:h>
      <text:p text:style-name="P168">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63" text:outline-level="1"><text:bookmark-start text:name="__RefHeading___Toc4884_995938886"/><text:span text:style-name="T31">Brush Settings Panel - </text:span><text:span text:style-name="T60">Clay</text:span><text:span text:style-name="T31"> brush</text:span><text:bookmark-end text:name="__RefHeading___Toc4884_995938886"/></text:h>
          </table:table-cell>
        </table:table-row>
      </table:table>
      <text:p text:style-name="P37"><draw:frame draw:style-name="fr5" draw:name="Bild98" text:anchor-type="paragraph" svg:y="0.1646in" svg:width="1.3346in" svg:height="2.0398in" draw:z-index="92"><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2" draw:name="Bild101" text:anchor-type="paragraph" svg:width="1.3272in" svg:height="0.3583in" draw:z-index="93"><draw:image xlink:href="Pictures/10000001000000C7000000360659096D3AC11D00.png" xlink:type="simple" xlink:show="embed" xlink:actuate="onLoad" draw:mime-type="image/png"/></draw:frame><text:bookmark-start text:name="__RefHeading___Toc2144_204504766611"/><text:span text:style-name="T33">Direction </text:span>Add / Subtract<text:bookmark-end text:name="__RefHeading___Toc2144_204504766611"/></text:h>
      <text:p text:style-name="P168">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9"><draw:frame draw:style-name="fr5" draw:name="Bild105" text:anchor-type="paragraph" svg:y="-0.0791in" svg:width="1.3272in" svg:height="0.1728in" draw:z-index="94"><draw:image xlink:href="Pictures/10000001000000C70000001ACAA1CCD41FD23C18.png" xlink:type="simple" xlink:show="embed" xlink:actuate="onLoad" draw:mime-type="image/png"/></draw:frame>Adjust the plane on which the brush acts towards or away from the objects surface.<text:span text:style-name="T46"> Sculpting with the Clay brush happens in a plane defined by the view you are in and the first vertices hit by the brush.</text:span></text:p>
      <text:h text:style-name="P288" text:outline-level="2"><text:bookmark-start text:name="__RefHeading___Toc7418_2624688737"/>Plane Trim<text:bookmark-end text:name="__RefHeading___Toc7418_2624688737"/></text:h>
      <text:p text:style-name="P134"><draw:frame draw:style-name="fr5" draw:name="Bild13" text:anchor-type="paragraph" svg:y="-0.0228in" svg:width="1.3272in" svg:height="0.2201in" draw:z-index="188"><draw:image xlink:href="Pictures/10000001000000C7000000211CABC7D148C57358.png" xlink:type="simple" xlink:show="embed" xlink:actuate="onLoad" draw:mime-type="image/png"/></draw:frame><text:span text:style-name="T88">Various brushes like </text:span>Clay<text:span text:style-name="T88">, Clay Thumb, Fill and Scrape </text:span>brush. 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p text:style-name="P129"/>
      <table:table table:name="Tabelle9" table:style-name="Tabelle9">
        <table:table-column table:style-name="Tabelle9.A"/>
        <table:table-row>
          <table:table-cell table:style-name="Tabelle9.A1" office:value-type="string">
            <text:h text:style-name="P263" text:outline-level="1"><text:bookmark-start text:name="__RefHeading___Toc4888_995938886"/><text:span text:style-name="T31">Brush Settings Panel - </text:span><text:span text:style-name="T60">Clay</text:span><text:span text:style-name="T31"> Strip brush</text:span><text:bookmark-end text:name="__RefHeading___Toc4888_995938886"/></text:h>
          </table:table-cell>
        </table:table-row>
      </table:table>
      <text:p text:style-name="P37"><draw:frame draw:style-name="fr5" draw:name="Bild106" text:anchor-type="paragraph" svg:y="0.1646in" svg:width="1.2598in" svg:height="2.1929in" draw:z-index="95"><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2" draw:name="Bild109" text:anchor-type="paragraph" svg:width="1.3272in" svg:height="0.3583in" draw:z-index="96"><draw:image xlink:href="Pictures/10000001000000C7000000360659096D3AC11D00.png" xlink:type="simple" xlink:show="embed" xlink:actuate="onLoad" draw:mime-type="image/png"/></draw:frame><text:bookmark-start text:name="__RefHeading___Toc2144_2045047666111"/><text:span text:style-name="T33">Direction </text:span>Add / Subtract<text:bookmark-end text:name="__RefHeading___Toc2144_2045047666111"/></text:h>
      <text:p text:style-name="P168">Add means the stroke adds to the geometry. Subtract means the stroke subtracts from the geometry. </text:p>
      <text:h text:style-name="P289" text:outline-level="2"><text:bookmark-start text:name="__RefHeading___Toc4890_995938886"/>Plane Offset<text:bookmark-end text:name="__RefHeading___Toc4890_995938886"/></text:h>
      <text:p text:style-name="P129"><draw:frame draw:style-name="fr5" draw:name="Bild113" text:anchor-type="paragraph" svg:y="-0.0791in" svg:width="1.3272in" svg:height="0.1728in" draw:z-index="9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9" text:outline-level="2"><draw:frame draw:style-name="fr5" draw:name="Bild7" text:anchor-type="paragraph" svg:y="-0.0791in" svg:width="1.3272in" svg:height="0.2201in" draw:z-index="98"><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8">Various brushes like </text:span>Clay<text:span text:style-name="T88">, Clay Thumb, Fill and Scrape </text:span>brush. Enable Plane Trim. Sculpting with the<text:span text:style-name="T87">se</text:span> brush<text:span text:style-name="T87">es</text:span> <text:soft-page-break/>happens in a plane defined by the view you are in and the first vertices hit by the brush. The trim distance defines a limit above which vertices are not affected by the brush.</text:p>
      <text:h text:style-name="P317" text:outline-level="3"><text:bookmark-start text:name="__RefHeading___Toc2152_2045047666"/>Distance<text:bookmark-end text:name="__RefHeading___Toc2152_2045047666"/></text:h>
      <text:p text:style-name="P129">Adjust the plane trim distance.</text:p>
      <text:h text:style-name="P290" text:outline-level="2"><draw:frame draw:style-name="fr5" draw:name="Bild124" text:anchor-type="paragraph" svg:y="0.2575in" svg:width="1.6138in" svg:height="0.1535in" draw:z-index="102"><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0">R<text:span text:style-name="T95">oundness of the brush tip.</text:span></text:p>
      <text:p text:style-name="P68"/>
      <table:table table:name="Tabelle10" table:style-name="Tabelle10">
        <table:table-column table:style-name="Tabelle10.A"/>
        <table:table-row>
          <table:table-cell table:style-name="Tabelle10.A1" office:value-type="string">
            <text:h text:style-name="P264" text:outline-level="1"><text:bookmark-start text:name="__RefHeading___Toc4894_995938886"/><text:span text:style-name="T31">Brush Settings Panel - </text:span><text:span text:style-name="T60">Clay</text:span><text:span text:style-name="T31"> </text:span><text:span text:style-name="T61">T</text:span><text:span text:style-name="T62">humb</text:span><text:span text:style-name="T31"> brush</text:span><text:bookmark-end text:name="__RefHeading___Toc4894_995938886"/></text:h>
          </table:table-cell>
        </table:table-row>
      </table:table>
      <text:p text:style-name="P42"><draw:frame draw:style-name="fr5" draw:name="Bild114" text:anchor-type="paragraph" svg:y="0.1646in" svg:width="1.2717in" svg:height="1.8071in" draw:z-index="99"><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0"/>
      <text:p text:style-name="P170"/>
      <text:h text:style-name="P290" text:outline-level="2"><text:bookmark-start text:name="__RefHeading___Toc4896_995938886"/>Plane Offset<text:bookmark-end text:name="__RefHeading___Toc4896_995938886"/></text:h>
      <text:p text:style-name="P130"><draw:frame draw:style-name="fr5" draw:name="Bild121" text:anchor-type="paragraph" svg:y="-0.0791in" svg:width="1.3272in" svg:height="0.1728in"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0" text:outline-level="2"><draw:frame draw:style-name="fr5" draw:name="Bild123" text:anchor-type="paragraph" svg:y="-0.0791in" svg:width="1.3272in" svg:height="0.2201in" draw:z-index="101"><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8">Various brushes like </text:span>Clay<text:span text:style-name="T88">, Clay Thumb, Fill and Scrape </text:span>brush. 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h text:style-name="P318" text:outline-level="3"><text:bookmark-start text:name="__RefHeading___Toc2152_20450476661"/>Distance<text:bookmark-end text:name="__RefHeading___Toc2152_20450476661"/></text:h>
      <text:p text:style-name="P130">Adjust the plane trim distance.</text:p>
      <text:p text:style-name="P130"/>
      <text:p text:style-name="P130"/>
      <text:p text:style-name="P130"/>
      <text:p text:style-name="P130"/>
      <text:p text:style-name="P130"/>
      <text:p text:style-name="P68"/>
      <table:table table:name="Tabelle11" table:style-name="Tabelle11">
        <table:table-column table:style-name="Tabelle11.A"/>
        <text:soft-page-break/>
        <table:table-row>
          <table:table-cell table:style-name="Tabelle11.A1" office:value-type="string">
            <text:h text:style-name="P264" text:outline-level="1"><text:bookmark-start text:name="__RefHeading___Toc4898_995938886"/><text:span text:style-name="T31">Brush Settings Panel - </text:span><text:span text:style-name="T60">L</text:span><text:span text:style-name="T62">ayer</text:span><text:span text:style-name="T31"> brush</text:span><text:bookmark-end text:name="__RefHeading___Toc4898_995938886"/></text:h>
          </table:table-cell>
        </table:table-row>
      </table:table>
      <text:p text:style-name="P42"><draw:frame draw:style-name="fr6" draw:name="Bild125" text:anchor-type="paragraph" svg:x="6.0681in" svg:y="0.1646in" svg:width="1.2717in" svg:height="2.1457in" draw:z-index="103"><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2" draw:name="Bild133" text:anchor-type="paragraph" svg:width="1.3272in" svg:height="0.3583in" draw:z-index="104"><draw:image xlink:href="Pictures/10000001000000C7000000360659096D3AC11D00.png" xlink:type="simple" xlink:show="embed" xlink:actuate="onLoad" draw:mime-type="image/png"/></draw:frame><text:bookmark-start text:name="__RefHeading___Toc2144_204504766611111"/><text:span text:style-name="T33">Direction </text:span>Add / Subtract<text:bookmark-end text:name="__RefHeading___Toc2144_204504766611111"/></text:h>
      <text:p text:style-name="P169">Add means the stroke adds to the geometry. Subtract means the stroke subtracts from the geometry. </text:p>
      <text:h text:style-name="P290" text:outline-level="2"><draw:frame draw:style-name="fr6" draw:name="Bild8" text:anchor-type="paragraph" svg:x="6.0799in" svg:y="0.2181in" svg:width="1.3272in" svg:height="0.1728in" draw:z-index="10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69">Layer brush setting. The height that can be affected by the layer brush.</text:p>
      <text:h text:style-name="P290" text:outline-level="2"><text:bookmark-start text:name="__RefHeading___Toc2156_2045047666"/>Persistent<text:bookmark-end text:name="__RefHeading___Toc2156_2045047666"/></text:h>
      <text:p text:style-name="P43"><draw:frame draw:style-name="fr5" draw:name="Bild9" text:anchor-type="paragraph" svg:y="-0.0791in" svg:width="1.3272in" svg:height="0.3937in" draw:z-index="106"><draw:image xlink:href="Pictures/10000001000000C70000003B958572AAD7535CB6.png" xlink:type="simple" xlink:show="embed" xlink:actuate="onLoad" draw:mime-type="image/png"/></draw:frame>Layer brush setting. Sculpt on a persistent layer of the mesh.</text:p>
      <text:h text:style-name="P318"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64" text:outline-level="1"><text:bookmark-start text:name="__RefHeading___Toc4900_995938886"/><text:span text:style-name="T31">Brush Settings Panel - </text:span><text:span text:style-name="T60">I</text:span><text:span text:style-name="T62">nflate</text:span><text:span text:style-name="T31"> brush</text:span><text:bookmark-end text:name="__RefHeading___Toc4900_995938886"/></text:h>
          </table:table-cell>
        </table:table-row>
      </table:table>
      <text:p text:style-name="P42"><draw:frame draw:style-name="fr5" draw:name="Bild137" text:anchor-type="paragraph" svg:y="0.1646in" svg:width="1.2598in" svg:height="1.6339in" draw:z-index="107"><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2" draw:name="Bild140" text:anchor-type="paragraph" svg:width="1.3272in" svg:height="0.3583in" draw:z-index="108"><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69">Add or subtract effect of the brush.</text:p>
      <text:p text:style-name="P169"/>
      <text:p text:style-name="P68"/>
      <table:table table:name="Tabelle13" table:style-name="Tabelle13">
        <table:table-column table:style-name="Tabelle13.A"/>
        <text:soft-page-break/>
        <table:table-row>
          <table:table-cell table:style-name="Tabelle13.A1" office:value-type="string">
            <text:h text:style-name="P264" text:outline-level="1"><text:bookmark-start text:name="__RefHeading___Toc4902_995938886"/><text:span text:style-name="T31">Brush Settings Panel - </text:span><text:span text:style-name="T60">B</text:span><text:span text:style-name="T62">lob</text:span><text:span text:style-name="T31"> brush</text:span><text:bookmark-end text:name="__RefHeading___Toc4902_995938886"/></text:h>
          </table:table-cell>
        </table:table-row>
      </table:table>
      <text:p text:style-name="P42"><draw:frame draw:style-name="fr5" draw:name="Bild144" text:anchor-type="paragraph" svg:y="0.1646in" svg:width="1.2874in" svg:height="1.7598in" draw:z-index="109"><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87" text:outline-level="2"/>
      <text:h text:style-name="Heading_20_2" text:outline-level="2"><draw:frame draw:style-name="fr2" draw:name="Bild147" text:anchor-type="paragraph" svg:width="1.3272in" svg:height="0.3583in" draw:z-index="110"><draw:image xlink:href="Pictures/10000001000000C7000000360659096D3AC11D00.png" xlink:type="simple" xlink:show="embed" xlink:actuate="onLoad" draw:mime-type="image/png"/></draw:frame><text:bookmark-start text:name="__RefHeading___Toc2144_2045047666111112"/><text:span text:style-name="T33">Direction </text:span>Add / Subtract<text:bookmark-end text:name="__RefHeading___Toc2144_2045047666111112"/></text:h>
      <text:p text:style-name="P169">Add means the stroke adds to the geometry. Subtract means the stroke subtracts from the geometry. </text:p>
      <text:h text:style-name="P290" text:outline-level="2"><draw:frame draw:style-name="fr2" draw:name="Bild4" text:anchor-type="paragraph" svg:width="1.3272in" svg:height="0.161in" draw:z-index="111"><draw:image xlink:href="Pictures/10000001000000C700000018F204AD77B207AA2E.png" xlink:type="simple" xlink:show="embed" xlink:actuate="onLoad" draw:mime-type="image/png"/></draw:frame><text:bookmark-start text:name="__RefHeading___Toc2160_2045047666"/>M<text:span text:style-name="T44">agnify</text:span><text:bookmark-end text:name="__RefHeading___Toc2160_2045047666"/></text:h>
      <text:p text:style-name="P130">The Crease Brush Pinch Factor.</text:p>
      <text:p text:style-name="P68"/>
      <table:table table:name="Tabelle14" table:style-name="Tabelle14">
        <table:table-column table:style-name="Tabelle14.A"/>
        <table:table-row>
          <table:table-cell table:style-name="Tabelle14.A1" office:value-type="string">
            <text:h text:style-name="P264" text:outline-level="1"><text:bookmark-start text:name="__RefHeading___Toc4904_995938886"/><text:span text:style-name="T31">Brush Settings Panel - </text:span><text:span text:style-name="T60">C</text:span><text:span text:style-name="T62">rease</text:span><text:span text:style-name="T31"> brush</text:span><text:bookmark-end text:name="__RefHeading___Toc4904_995938886"/></text:h>
          </table:table-cell>
        </table:table-row>
      </table:table>
      <text:p text:style-name="P42"><draw:frame draw:style-name="fr6" draw:name="Bild151" text:anchor-type="paragraph" svg:x="6.0681in" svg:y="0.1646in" svg:width="1.2917in" svg:height="1.7799in" draw:z-index="112"><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2" draw:name="Bild154" text:anchor-type="paragraph" svg:width="1.3272in" svg:height="0.3583in" draw:z-index="113"><draw:image xlink:href="Pictures/10000001000000C7000000360659096D3AC11D00.png" xlink:type="simple" xlink:show="embed" xlink:actuate="onLoad" draw:mime-type="image/png"/></draw:frame><text:bookmark-start text:name="__RefHeading___Toc2144_20450476661111121"/><text:span text:style-name="T33">Direction </text:span>Add / Subtract<text:bookmark-end text:name="__RefHeading___Toc2144_20450476661111121"/></text:h>
      <text:p text:style-name="P169">Add means the stroke adds to the geometry. Subtract means the stroke subtracts from the geometry. </text:p>
      <text:h text:style-name="P291" text:outline-level="2"><draw:frame draw:style-name="fr2" draw:name="Bild158" text:anchor-type="paragraph" svg:width="1.311in" svg:height="0.1846in" draw:z-index="114"><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0">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65" text:outline-level="1"><text:bookmark-start text:name="__RefHeading___Toc4906_995938886"/><text:span text:style-name="T31">Brush Settings Panel - </text:span><text:span text:style-name="T60">S</text:span><text:span text:style-name="T63">mooth</text:span><text:span text:style-name="T31"> brush</text:span><text:bookmark-end text:name="__RefHeading___Toc4906_995938886"/></text:h>
          </table:table-cell>
        </table:table-row>
      </table:table>
      <text:p text:style-name="P44"><draw:frame draw:style-name="fr5" draw:name="Bild159" text:anchor-type="paragraph" svg:y="0.1646in" svg:width="1.2717in" svg:height="1.6339in" draw:z-index="115"><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2" draw:name="Bild162" text:anchor-type="paragraph" svg:width="1.3346in" svg:height="0.3583in" draw:z-index="116"><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5">S<text:span text:style-name="T96">mooth or enhance the surface detail.</text:span></text:p>
      <text:p text:style-name="P69"/>
      <table:table table:name="Tabelle16" table:style-name="Tabelle16">
        <table:table-column table:style-name="Tabelle16.A"/>
        <table:table-row>
          <table:table-cell table:style-name="Tabelle16.A1" office:value-type="string">
            <text:h text:style-name="P265" text:outline-level="1"><text:bookmark-start text:name="__RefHeading___Toc4906_9959388861"/><text:span text:style-name="T31">Brush Settings Panel - </text:span><text:span text:style-name="T60">F</text:span><text:span text:style-name="T63">latten</text:span><text:span text:style-name="T31"> brush</text:span><text:bookmark-end text:name="__RefHeading___Toc4906_9959388861"/></text:h>
          </table:table-cell>
        </table:table-row>
      </table:table>
      <text:p text:style-name="P44"><draw:frame draw:style-name="fr6" draw:name="Bild166" text:anchor-type="paragraph" svg:x="6.0681in" svg:y="0.1646in" svg:width="1.2917in" svg:height="2.0193in" draw:z-index="117"><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2" draw:name="Bild169" text:anchor-type="paragraph" svg:width="1.3346in" svg:height="0.3583in" draw:z-index="118"><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2" text:outline-level="2"><text:bookmark-start text:name="__RefHeading___Toc4953_995938886"/>Plane Offset<text:bookmark-end text:name="__RefHeading___Toc4953_995938886"/></text:h>
      <text:p text:style-name="P131"><draw:frame draw:style-name="fr5" draw:name="Bild174" text:anchor-type="paragraph" svg:y="-0.0791in" svg:width="1.3272in" svg:height="0.1728in" draw:z-index="11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2" text:outline-level="2"><draw:frame draw:style-name="fr5" draw:name="Bild175" text:anchor-type="paragraph" svg:y="-0.0791in" svg:width="1.3272in" svg:height="0.2201in" draw:z-index="120"><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5">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p text:style-name="P165"/>
      <text:p text:style-name="P165"/>
      <text:p text:style-name="P70"/>
      <table:table table:name="Tabelle17" table:style-name="Tabelle17">
        <table:table-column table:style-name="Tabelle17.A"/>
        <text:soft-page-break/>
        <table:table-row>
          <table:table-cell table:style-name="Tabelle17.A1" office:value-type="string">
            <text:h text:style-name="P266" text:outline-level="1"><text:bookmark-start text:name="__RefHeading___Toc4906_99593888611"/><text:span text:style-name="T31">Brush Settings Panel - </text:span><text:span text:style-name="T64">Fill</text:span><text:span text:style-name="T31"> brush</text:span><text:bookmark-end text:name="__RefHeading___Toc4906_99593888611"/></text:h>
          </table:table-cell>
        </table:table-row>
      </table:table>
      <text:p text:style-name="P45"><draw:frame draw:style-name="fr5" draw:name="Bild176" text:anchor-type="paragraph" svg:y="0.1646in" svg:width="1.339in" svg:height="2.3071in" draw:z-index="121"><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2" draw:name="Bild179" text:anchor-type="paragraph" svg:width="1.3346in" svg:height="0.378in" draw:z-index="122"><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293" text:outline-level="2"><text:bookmark-start text:name="__RefHeading___Toc4953_9959388861"/>Plane Offset<text:bookmark-end text:name="__RefHeading___Toc4953_9959388861"/></text:h>
      <text:p text:style-name="P132"><draw:frame draw:style-name="fr5" draw:name="Bild184" text:anchor-type="paragraph" svg:y="-0.0791in" svg:width="1.3272in" svg:height="0.1728in" draw:z-index="12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3" text:outline-level="2"><text:bookmark-start text:name="__RefHeading___Toc2150_204504766621"/>Plane Trim<text:bookmark-end text:name="__RefHeading___Toc2150_204504766621"/></text:h>
      <text:p text:style-name="P50"><draw:frame draw:style-name="fr6" draw:name="Bild185" text:anchor-type="paragraph" svg:x="6.1173in" svg:y="0.2366in" svg:width="1.3272in" svg:height="0.2201in" draw:z-index="124"><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3" text:outline-level="2"><text:bookmark-start text:name="__RefHeading___Toc3716_2584586819"/>Area Radius<text:bookmark-end text:name="__RefHeading___Toc3716_2584586819"/></text:h>
      <text:p text:style-name="P172"><draw:frame draw:style-name="fr6" draw:name="Bild46" text:anchor-type="paragraph" svg:x="6.1354in" svg:y="0.0366in" svg:width="1.339in" svg:height="0.1929in" draw:z-index="125"><draw:image xlink:href="Pictures/10000001000000C70000001C1B21617511A808A2.png" xlink:type="simple" xlink:show="embed" xlink:actuate="onLoad" draw:mime-type="image/png"/></draw:frame>The ratio between the brush radius and the radius that is going to be used to sample the area center.</text:p>
      <text:h text:style-name="P319" text:outline-level="3"><text:bookmark-start text:name="__RefHeading___Toc6185_1688839976"/>Size Pressure<text:bookmark-end text:name="__RefHeading___Toc6185_1688839976"/></text:h>
      <text:p text:style-name="P27"><text:span text:style-name="T101">E</text:span>nables tablet pressure sensitivity for radius.</text:p>
      <text:h text:style-name="P293" text:outline-level="2"><text:bookmark-start text:name="__RefHeading___Toc3718_2584586819"/>Invert to Scrape<text:bookmark-end text:name="__RefHeading___Toc3718_2584586819"/></text:h>
      <text:p text:style-name="P172"><draw:frame draw:style-name="fr6" draw:name="Bild47" text:anchor-type="paragraph" svg:x="6.3161in" svg:y="0.0217in" svg:width="0.972in" svg:height="0.1811in" draw:z-index="126"><draw:image xlink:href="Pictures/10000001000000920000001BA685D2CE845AF7A0.png" xlink:type="simple" xlink:show="embed" xlink:actuate="onLoad" draw:mime-type="image/png"/></draw:frame>Invert the stroke to a scrape stroke. Does not invert the displacement direction.</text:p>
      <text:p text:style-name="P172"/>
      <text:p text:style-name="P172"/>
      <text:p text:style-name="P172"/>
      <text:p text:style-name="P172"/>
      <table:table table:name="Tabelle18" table:style-name="Tabelle18">
        <table:table-column table:style-name="Tabelle18.A"/>
        <text:soft-page-break/>
        <table:table-row>
          <table:table-cell table:style-name="Tabelle18.A1" office:value-type="string">
            <text:h text:style-name="P266" text:outline-level="1"><text:bookmark-start text:name="__RefHeading___Toc4906_995938886111"/><text:span text:style-name="T31">Brush Settings Panel - </text:span><text:span text:style-name="T64">S</text:span><text:span text:style-name="T71">crape</text:span><text:span text:style-name="T31"> brush</text:span><text:bookmark-end text:name="__RefHeading___Toc4906_995938886111"/></text:h>
          </table:table-cell>
        </table:table-row>
      </table:table>
      <text:p text:style-name="P45"><draw:frame draw:style-name="fr5" draw:name="Bild6" text:anchor-type="paragraph" svg:y="0.0693in" svg:width="1.339in" svg:height="2.2917in" draw:z-index="184"><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2" draw:name="Bild189" text:anchor-type="paragraph" svg:width="1.3346in" svg:height="0.3661in" draw:z-index="127"><draw:image xlink:href="Pictures/10000001000000C5000000353B8FA9CF88BB5602.png" xlink:type="simple" xlink:show="embed" xlink:actuate="onLoad" draw:mime-type="image/png"/></draw:frame><text:bookmark-start text:name="__RefHeading___Toc2144_204504766611111211111"/>Direction <text:span text:style-name="T80">Fill</text:span> / <text:span text:style-name="T80">Deepen</text:span><text:bookmark-end text:name="__RefHeading___Toc2144_204504766611111211111"/></text:h>
      <text:p text:style-name="P91">Add or subtract effect of the brush.</text:p>
      <text:h text:style-name="P293" text:outline-level="2"><text:bookmark-start text:name="__RefHeading___Toc4953_99593888611"/>Plane Offset<text:bookmark-end text:name="__RefHeading___Toc4953_99593888611"/></text:h>
      <text:p text:style-name="P132"><draw:frame draw:style-name="fr5" draw:name="Bild194" text:anchor-type="paragraph" svg:y="-0.0791in" svg:width="1.3272in" svg:height="0.1728in" draw:z-index="12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3" text:outline-level="2"><text:bookmark-start text:name="__RefHeading___Toc2150_2045047666211"/>Plane Trim<text:bookmark-end text:name="__RefHeading___Toc2150_2045047666211"/></text:h>
      <text:p text:style-name="P50"><draw:frame draw:style-name="fr6" draw:name="Bild195" text:anchor-type="paragraph" svg:x="6.0209in" svg:y="-0.0335in" svg:width="1.3272in" svg:height="0.2201in" draw:z-index="129"><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4" text:outline-level="2"><text:bookmark-start text:name="__RefHeading___Toc6183_1688839976"/>Area Radius<text:bookmark-end text:name="__RefHeading___Toc6183_1688839976"/></text:h>
      <text:p text:style-name="P173"><draw:frame draw:style-name="fr5" draw:name="Bild10" text:anchor-type="paragraph" svg:y="0.0366in" svg:width="1.339in" svg:height="0.1929in" draw:z-index="185"><draw:image xlink:href="Pictures/10000001000000C70000001C1B21617511A808A2.png" xlink:type="simple" xlink:show="embed" xlink:actuate="onLoad" draw:mime-type="image/png"/></draw:frame>The ratio between the brush radius and the radius that is going to be used to sample the area center.</text:p>
      <text:h text:style-name="P319" text:outline-level="3"><text:bookmark-start text:name="__RefHeading___Toc6187_1688839976"/>Size Pressure<text:bookmark-end text:name="__RefHeading___Toc6187_1688839976"/></text:h>
      <text:p text:style-name="P198"><draw:frame draw:style-name="fr5" draw:name="Bild196" text:anchor-type="paragraph" svg:y="0.0299in" svg:width="1.339in" svg:height="0.1929in" draw:z-index="130"><draw:image xlink:href="Pictures/10000001000000C70000001C1B21617511A808A2.png" xlink:type="simple" xlink:show="embed" xlink:actuate="onLoad" draw:mime-type="image/png"/></draw:frame>Enables tablet pressure sensitivity for radius.</text:p>
      <text:h text:style-name="P293" text:outline-level="2"><text:bookmark-start text:name="__RefHeading___Toc3718_25845868191"/>Invert to <text:span text:style-name="T79">Fill</text:span><text:bookmark-end text:name="__RefHeading___Toc3718_25845868191"/></text:h>
      <text:p text:style-name="P172"><draw:frame draw:style-name="fr5" draw:name="Bild197" text:anchor-type="paragraph" svg:y="0.0744in" svg:width="1.3272in" svg:height="0.1811in" draw:z-index="131"><draw:image xlink:href="Pictures/10000001000000C70000001B36E88B8837859014.png" xlink:type="simple" xlink:show="embed" xlink:actuate="onLoad" draw:mime-type="image/png"/></draw:frame>U<text:span text:style-name="T97">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66" text:outline-level="1"><text:bookmark-start text:name="__RefHeading___Toc4906_9959388861111"/><text:span text:style-name="T31">Brush Settings Panel - </text:span><text:span text:style-name="T64">Multi-plane Scrape</text:span><text:span text:style-name="T31"> brush</text:span><text:bookmark-end text:name="__RefHeading___Toc4906_9959388861111"/></text:h>
          </table:table-cell>
        </table:table-row>
      </table:table>
      <text:p text:style-name="P45"><draw:frame draw:style-name="fr5" draw:name="Bild198" text:anchor-type="paragraph" svg:y="0.1646in" svg:width="1.3346in" svg:height="1.8937in" draw:z-index="132"><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295" text:outline-level="2"><draw:frame draw:style-name="fr6" draw:name="Bild49" text:anchor-type="paragraph" svg:x="5.9661in" svg:y="0.2811in" svg:width="1.3272in" svg:height="0.1535in" draw:z-index="133"><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295" text:outline-level="2"><draw:frame draw:style-name="fr5" draw:name="Bild50" text:anchor-type="paragraph" svg:y="-0.0791in" svg:width="1.3819in" svg:height="0.161in" draw:z-index="134"><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295" text:outline-level="2"><draw:frame draw:style-name="fr5" draw:name="Bild51" text:anchor-type="paragraph" svg:y="0.2161in" svg:width="1.3819in" svg:height="0.161in" draw:z-index="135"><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67" text:outline-level="1"><text:bookmark-start text:name="__RefHeading___Toc4906_99593888611111"/><text:span text:style-name="T31">Brush Settings Panel - </text:span><text:span text:style-name="T64">P</text:span><text:span text:style-name="T65">inch</text:span><text:span text:style-name="T31"> brush</text:span><text:bookmark-end text:name="__RefHeading___Toc4906_99593888611111"/></text:h>
          </table:table-cell>
        </table:table-row>
      </table:table>
      <text:p text:style-name="P46"><draw:frame draw:style-name="fr6" draw:name="Bild204" text:anchor-type="paragraph" svg:x="6.0681in" svg:y="0.1646in" svg:width="1.3272in" svg:height="1.6654in" draw:z-index="136"><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5" draw:name="Bild208" text:anchor-type="paragraph" svg:y="0.3437in" svg:width="1.3346in" svg:height="0.3661in" draw:z-index="137"><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295" text:outline-level="2"><text:bookmark-start text:name="__RefHeading___Toc16599_209165582721111"/>Autosmooth<text:bookmark-end text:name="__RefHeading___Toc16599_209165582721111"/></text:h>
      <text:p text:style-name="Text_20_body"><draw:frame draw:style-name="fr5" draw:name="Bild211" text:anchor-type="paragraph" svg:y="-0.0791in" svg:width="0.9646in" svg:height="0.2445in" draw:z-index="138"><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67" text:outline-level="1"><text:bookmark-start text:name="__RefHeading___Toc4906_995938886111111"/><text:span text:style-name="T31">Brush Settings Panel - </text:span><text:span text:style-name="T64">G</text:span><text:span text:style-name="T65">rab</text:span><text:span text:style-name="T31"> brush</text:span><text:bookmark-end text:name="__RefHeading___Toc4906_995938886111111"/></text:h>
          </table:table-cell>
        </table:table-row>
      </table:table>
      <text:p text:style-name="P46"><draw:frame draw:style-name="fr5" draw:name="Bild212" text:anchor-type="paragraph" svg:y="0.1646in" svg:width="1.3272in" svg:height="1.9055in" draw:z-index="139"><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5" text:outline-level="2"><draw:frame draw:style-name="fr2" draw:name="Bild59" text:anchor-type="paragraph" svg:width="1.3272in" svg:height="0.1654in" draw:z-index="140"><draw:image xlink:href="Pictures/10000001000000C70000001A8119BE571BFBC86D.png" xlink:type="simple" xlink:show="embed" xlink:actuate="onLoad" draw:mime-type="image/png"/></draw:frame><text:bookmark-start text:name="__RefHeading___Toc2146_20450476661"/>N<text:span text:style-name="T43">ormal </text:span><text:span text:style-name="T76">W</text:span><text:span text:style-name="T77">eight</text:span><text:bookmark-end text:name="__RefHeading___Toc2146_20450476661"/></text:h>
      <text:p text:style-name="P193">How much grab will pull vertexes out of surface during grab.</text:p>
      <text:h text:style-name="P295" text:outline-level="2"><draw:frame draw:style-name="fr6" draw:name="Bild11" text:anchor-type="paragraph" svg:x="6.0437in" svg:y="0.1563in" svg:width="1.3272in" svg:height="0.1846in" draw:z-index="141"><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5">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9">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67" text:outline-level="1"><text:bookmark-start text:name="__RefHeading___Toc4906_9959388861111111"/><text:span text:style-name="T31">Brush Settings Panel - </text:span><text:span text:style-name="T64">E</text:span><text:span text:style-name="T65">lastic Deform</text:span><text:span text:style-name="T31"> brush</text:span><text:bookmark-end text:name="__RefHeading___Toc4906_9959388861111111"/></text:h>
          </table:table-cell>
        </table:table-row>
      </table:table>
      <text:p text:style-name="P46"><draw:frame draw:style-name="fr5" draw:name="Bild219" text:anchor-type="paragraph" svg:y="0.1646in" svg:width="1.3346in" svg:height="1.972in" draw:z-index="142"><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5" text:outline-level="2"><draw:frame draw:style-name="fr2" draw:name="Bild226" text:anchor-type="paragraph" svg:width="1.3272in" svg:height="0.1654in" draw:z-index="143"><draw:image xlink:href="Pictures/10000001000000C70000001A8119BE571BFBC86D.png" xlink:type="simple" xlink:show="embed" xlink:actuate="onLoad" draw:mime-type="image/png"/></draw:frame><text:bookmark-start text:name="__RefHeading___Toc2146_204504766611"/>N<text:span text:style-name="T43">ormal </text:span><text:span text:style-name="T76">W</text:span><text:span text:style-name="T77">eight</text:span><text:bookmark-end text:name="__RefHeading___Toc2146_204504766611"/></text:h>
      <text:p text:style-name="P193">How much grab will pull vertexes out of surface during grab.</text:p>
      <text:h text:style-name="Heading_20_2" text:outline-level="2"><draw:frame draw:style-name="fr6" draw:name="Bild227" text:anchor-type="paragraph" svg:x="5.961in" svg:y="0.0772in" svg:width="1.4016in" svg:height="1.1138in" draw:z-index="144"><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0">The deformation type to use.</text:p>
      <text:p text:style-name="P47"/>
      <text:h text:style-name="P295" text:outline-level="2"><draw:frame draw:style-name="fr6" draw:name="Bild14" text:anchor-type="paragraph" svg:x="6.0437in" svg:y="0.1563in" svg:width="1.3189in" svg:height="0.1654in" draw:z-index="145"><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5">Poisson ratio for elastic deform. The higher the value is the more the volume is kept. But leads to more bulging<text:span text:style-name="T116">.</text:span></text:p>
      <text:p text:style-name="P71"/>
      <table:table table:name="Tabelle30" table:style-name="Tabelle30">
        <table:table-column table:style-name="Tabelle30.A"/>
        <table:table-row>
          <table:table-cell table:style-name="Tabelle30.A1" office:value-type="string">
            <text:h text:style-name="P268" text:outline-level="1"><text:bookmark-start text:name="__RefHeading___Toc4906_99593888611111111"/><text:span text:style-name="T31">Brush Settings Panel - </text:span><text:span text:style-name="T64">S</text:span><text:span text:style-name="T66">nake Hook</text:span><text:span text:style-name="T31"> brush</text:span><text:bookmark-end text:name="__RefHeading___Toc4906_99593888611111111"/></text:h>
          </table:table-cell>
        </table:table-row>
      </table:table>
      <text:p text:style-name="P52"><draw:frame draw:style-name="fr5" draw:name="Bild228" text:anchor-type="paragraph" svg:y="0.1646in" svg:width="1.3272in" svg:height="2.0472in" draw:z-index="146"><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296" text:outline-level="2"><draw:frame draw:style-name="fr2" draw:name="Bild235" text:anchor-type="paragraph" svg:width="1.3272in" svg:height="0.1654in" draw:z-index="147"><draw:image xlink:href="Pictures/10000001000000C70000001A8119BE571BFBC86D.png" xlink:type="simple" xlink:show="embed" xlink:actuate="onLoad" draw:mime-type="image/png"/></draw:frame><text:bookmark-start text:name="__RefHeading___Toc2146_2045047666111"/>N<text:span text:style-name="T43">ormal </text:span><text:span text:style-name="T76">W</text:span><text:span text:style-name="T77">eight</text:span><text:bookmark-end text:name="__RefHeading___Toc2146_2045047666111"/></text:h>
      <text:p text:style-name="P194">How much grab will pull vertexes out of surface during grab.</text:p>
      <text:h text:style-name="P296" text:outline-level="2"><draw:frame draw:style-name="fr2" draw:name="Bild236" text:anchor-type="paragraph" svg:width="1.3272in" svg:height="0.161in" draw:z-index="148"><draw:image xlink:href="Pictures/10000001000000C700000018F204AD77B207AA2E.png" xlink:type="simple" xlink:show="embed" xlink:actuate="onLoad" draw:mime-type="image/png"/></draw:frame><text:bookmark-start text:name="__RefHeading___Toc2160_20450476662"/>M<text:span text:style-name="T44">agnify</text:span><text:bookmark-end text:name="__RefHeading___Toc2160_20450476662"/></text:h>
      <text:p text:style-name="P133">The Crease Brush Pinch Factor.</text:p>
      <text:h text:style-name="P296" text:outline-level="2"><draw:frame draw:style-name="fr5" draw:name="Bild15" text:anchor-type="paragraph" svg:y="0.1563in" svg:width="1.3272in" svg:height="0.1535in" draw:z-index="149"><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6">How much grab will follow cursor rotation.</text:p>
      <text:h text:style-name="Heading_20_2" text:outline-level="2"><draw:frame draw:style-name="fr5" draw:name="Bild31" text:anchor-type="paragraph" svg:y="0.1563in" svg:width="0.8346in" svg:height="0.5472in" draw:z-index="189"><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0">The deformation type.</text:p>
      <text:p text:style-name="P71"/>
      <table:table table:name="Tabelle31" table:style-name="Tabelle31">
        <table:table-column table:style-name="Tabelle31.A"/>
        <table:table-row>
          <table:table-cell table:style-name="Tabelle31.A1" office:value-type="string">
            <text:h text:style-name="P268" text:outline-level="1"><text:bookmark-start text:name="__RefHeading___Toc4906_995938886111111111"/><text:span text:style-name="T31">Brush Settings Panel - </text:span><text:span text:style-name="T64">T</text:span><text:span text:style-name="T66">humb</text:span><text:span text:style-name="T31"> brush</text:span><text:bookmark-end text:name="__RefHeading___Toc4906_995938886111111111"/></text:h>
          </table:table-cell>
        </table:table-row>
      </table:table>
      <text:p text:style-name="P52"><draw:frame draw:style-name="fr5" draw:name="Bild237" text:anchor-type="paragraph" svg:y="0.1646in" svg:width="1.3272in" svg:height="1.4335in" draw:z-index="150"><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68" text:outline-level="1"><text:bookmark-start text:name="__RefHeading___Toc4906_9959388861111111111"/><text:span text:style-name="T31">Brush Settings Panel - </text:span><text:span text:style-name="T64">P</text:span><text:span text:style-name="T66">ose</text:span><text:span text:style-name="T31"> brush</text:span><text:bookmark-end text:name="__RefHeading___Toc4906_9959388861111111111"/></text:h>
          </table:table-cell>
        </table:table-row>
      </table:table>
      <text:p text:style-name="P52"><draw:frame draw:style-name="fr5" draw:name="Bild231" text:anchor-type="paragraph" svg:y="0.1646in" svg:width="1.3189in" svg:height="2.8937in" draw:z-index="151"><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96" text:outline-level="2"><draw:frame draw:style-name="fr5" draw:name="Bild249" text:anchor-type="paragraph" svg:y="0.0862in" svg:width="1.8583in" svg:height="0.661in" draw:z-index="153"><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7">Pose Brush setting. <text:span text:style-name="T92">How the deformation of the brush will affect the object.</text:span></text:p>
      <text:h text:style-name="P296" text:outline-level="2"><draw:frame draw:style-name="fr2" draw:name="Bild250" text:anchor-type="paragraph" svg:width="1.8744in" svg:height="0.9055in" draw:z-index="154"><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7">Pose Brush setting. Deformation type that is used in the brush.</text:p>
      <text:p text:style-name="P177"/>
      <text:h text:style-name="P320" text:outline-level="3"><draw:frame draw:style-name="fr2" draw:name="Bild251" text:anchor-type="paragraph" svg:width="2.0472in" svg:height="0.7717in" draw:z-index="155"><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7">With Scale/Translate mode. Do not rotate the segment when using the scale deform mode.</text:p>
      <text:h text:style-name="P296" text:outline-level="2"><draw:frame draw:style-name="fr2" draw:name="Bild248" text:anchor-type="paragraph" svg:width="1.8937in" svg:height="0.839in" draw:z-index="152"><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7">Pose Brush setting. Define the rotation origins.</text:p>
      <text:p text:style-name="P177"/>
      <text:h text:style-name="P296" text:outline-level="2"><draw:frame draw:style-name="fr5" draw:name="Bild16" text:anchor-type="paragraph" svg:y="0.1563in" svg:width="1.3346in" svg:height="0.972in" draw:z-index="156"><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7">Pose Brush setting. Offset of the pose origin in relation to the brush radius.</text:p>
      <text:h text:style-name="P296" text:outline-level="2"><text:bookmark-start text:name="__RefHeading___Toc3649_425130296"/>Smooth Iterations<text:bookmark-end text:name="__RefHeading___Toc3649_425130296"/></text:h>
      <text:p text:style-name="P137">Pose Brush setting. <text:span text:style-name="T86">Smooth iterations applied after calculating the pose factor of each vertex.</text:span></text:p>
      <text:h text:style-name="P296" text:outline-level="2"><text:bookmark-start text:name="__RefHeading___Toc3651_425130296"/>Pose IK Segments<text:bookmark-end text:name="__RefHeading___Toc3651_425130296"/></text:h>
      <text:p text:style-name="P137">Pose Brush setting. <text:span text:style-name="T86">Number of segments of the IK chain that will deform the mesh.</text:span></text:p>
      <text:h text:style-name="P296" text:outline-level="2"><text:bookmark-start text:name="__RefHeading___Toc3653_425130296"/><text:soft-page-break/>Keep Anchor Point<text:bookmark-end text:name="__RefHeading___Toc3653_425130296"/></text:h>
      <text:p text:style-name="P137">Pose Brush setting. <text:span text:style-name="T86">Keep the position of the last segment in the IK chain fixed.</text:span></text:p>
      <text:h text:style-name="P296" text:outline-level="2"><text:bookmark-start text:name="__RefHeading___Toc4344_2752109572"/>Connected only<text:bookmark-end text:name="__RefHeading___Toc4344_2752109572"/></text:h>
      <text:p text:style-name="P181">Affect only topology connected elements.</text:p>
      <text:h text:style-name="P296" text:outline-level="2"><text:bookmark-start text:name="__RefHeading___Toc4346_2752109572"/>Max Element Distance<text:bookmark-end text:name="__RefHeading___Toc4346_2752109572"/></text:h>
      <text:p text:style-name="P181">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69" text:outline-level="1"><text:bookmark-start text:name="__RefHeading___Toc4906_99593888611111111111"/><text:span text:style-name="T31">Brush Settings Panel - </text:span><text:span text:style-name="T64">N</text:span><text:span text:style-name="T67">udge</text:span><text:span text:style-name="T31"> brush</text:span><text:bookmark-end text:name="__RefHeading___Toc4906_99593888611111111111"/></text:h>
          </table:table-cell>
        </table:table-row>
      </table:table>
      <text:p text:style-name="P53"><draw:frame draw:style-name="fr5" draw:name="Bild252" text:anchor-type="paragraph" svg:y="0.1646in" svg:width="1.3272in" svg:height="1.4335in" draw:z-index="157"><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69" text:outline-level="1"><text:bookmark-start text:name="__RefHeading___Toc4906_995938886111111111111"/><text:span text:style-name="T31">Brush Settings Panel - </text:span><text:span text:style-name="T64">R</text:span><text:span text:style-name="T67">otate</text:span><text:span text:style-name="T31"> brush</text:span><text:bookmark-end text:name="__RefHeading___Toc4906_995938886111111111111"/></text:h>
          </table:table-cell>
        </table:table-row>
      </table:table>
      <text:p text:style-name="P53"><draw:frame draw:style-name="fr5" draw:name="Bild258" text:anchor-type="paragraph" svg:y="0.1646in" svg:width="1.4016in" svg:height="1.4055in" draw:z-index="158"><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69" text:outline-level="1"><text:bookmark-start text:name="__RefHeading___Toc4906_9959388861111111111111"/><text:span text:style-name="T31">Brush Settings Panel - </text:span><text:span text:style-name="T64">S</text:span><text:span text:style-name="T67">lide Relax</text:span><text:span text:style-name="T31"> brush</text:span><text:bookmark-end text:name="__RefHeading___Toc4906_9959388861111111111111"/></text:h>
          </table:table-cell>
        </table:table-row>
      </table:table>
      <text:p text:style-name="P53"><draw:frame draw:style-name="fr5" draw:name="Bild264" text:anchor-type="paragraph" svg:y="0.1646in" svg:width="1.339in" svg:height="1.5866in" draw:z-index="159"><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297" text:outline-level="2"/>
      <text:h text:style-name="Heading_20_2" text:outline-level="2"><draw:frame draw:style-name="fr5" draw:name="Bild270" text:anchor-type="paragraph" svg:y="-0.0791in" svg:width="1.378in" svg:height="0.8272in" draw:z-index="160"><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1">The deformation type to use.</text:p>
      <table:table table:name="Tabelle36" table:style-name="Tabelle36">
        <table:table-column table:style-name="Tabelle36.A"/>
        <text:soft-page-break/>
        <table:table-row>
          <table:table-cell table:style-name="Tabelle36.A1" office:value-type="string">
            <text:h text:style-name="P269" text:outline-level="1"><text:bookmark-start text:name="__RefHeading___Toc4906_99593888611111111111111"/><text:span text:style-name="T31">Brush Settings Panel - </text:span><text:span text:style-name="T64">B</text:span><text:span text:style-name="T67">oundary</text:span><text:span text:style-name="T31"> brush</text:span><text:bookmark-end text:name="__RefHeading___Toc4906_99593888611111111111111"/></text:h>
          </table:table-cell>
        </table:table-row>
      </table:table>
      <text:p text:style-name="P53"><draw:frame draw:style-name="fr5" draw:name="Bild271" text:anchor-type="paragraph" svg:y="0.1646in" svg:width="1.3272in" svg:height="2.0866in" draw:z-index="161"><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297" text:outline-level="2"/>
      <text:p text:style-name="P54"/>
      <text:h text:style-name="P297" text:outline-level="2"><draw:frame draw:style-name="fr5" draw:name="Bild277" text:anchor-type="paragraph" svg:y="-0.0791in" svg:width="1.5783in" svg:height="0.6846in" draw:z-index="162"><draw:image xlink:href="Pictures/10000001000000ED000000677238F53804C6894A.png" xlink:type="simple" xlink:show="embed" xlink:actuate="onLoad" draw:mime-type="image/png"/></draw:frame><text:bookmark-start text:name="__RefHeading___Toc7316_2571451966"/>Deformation<text:span text:style-name="T98"> Target</text:span><text:bookmark-end text:name="__RefHeading___Toc7316_2571451966"/></text:h>
      <text:p text:style-name="P191">The deformation type to use.</text:p>
      <text:h text:style-name="P297" text:outline-level="2"><draw:frame draw:style-name="fr5" draw:name="Bild278" text:anchor-type="paragraph" svg:y="0.0862in" svg:width="2in" svg:height="1.1811in" draw:z-index="163"><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1">The deformation type to use.</text:p>
      <text:p text:style-name="P39"/>
      <text:p text:style-name="P54"/>
      <text:h text:style-name="P298" text:outline-level="2"><draw:frame draw:style-name="fr5" draw:name="Bild85" text:anchor-type="paragraph" svg:y="0.2244in" svg:width="1.5311in" svg:height="0.9602in" draw:z-index="164"><draw:image xlink:href="Pictures/10000001000000E600000090E0FBA601774BFAC4.png" xlink:type="simple" xlink:show="embed" xlink:actuate="onLoad" draw:mime-type="image/png"/></draw:frame><text:bookmark-start text:name="__RefHeading___Toc4447_2280101440"/><text:span text:style-name="T78">Boundary Falloff</text:span> <text:bookmark-end text:name="__RefHeading___Toc4447_2280101440"/></text:h>
      <text:p text:style-name="P188">Boundary brush option. The falloff type.</text:p>
      <text:p text:style-name="P192"/>
      <text:h text:style-name="P298" text:outline-level="2"><draw:frame draw:style-name="fr6" draw:name="Bild86" text:anchor-type="paragraph" svg:x="5.8575in" svg:y="0.2811in" svg:width="1.4807in" svg:height="0.1728in" draw:z-index="165"><draw:image xlink:href="Pictures/10000001000000DE0000001A1583CD8F3B4BDC45.png" xlink:type="simple" xlink:show="embed" xlink:actuate="onLoad" draw:mime-type="image/png"/></draw:frame><text:bookmark-start text:name="__RefHeading___Toc4449_2280101440"/><text:span text:style-name="T78">Boundary Origin</text:span> <text:span text:style-name="T98">Offset</text:span><text:bookmark-end text:name="__RefHeading___Toc4449_2280101440"/></text:h>
      <text:p text:style-name="P188">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70" text:outline-level="1"><text:bookmark-start text:name="__RefHeading___Toc4906_995938886111111111111111"/><text:span text:style-name="T31">Brush Settings Panel - </text:span><text:span text:style-name="T64">C</text:span><text:span text:style-name="T68">loth</text:span><text:span text:style-name="T31"> brush</text:span><text:bookmark-end text:name="__RefHeading___Toc4906_995938886111111111111111"/></text:h>
          </table:table-cell>
        </table:table-row>
      </table:table>
      <text:p text:style-name="P55"><draw:frame draw:style-name="fr5" draw:name="Bild279" text:anchor-type="paragraph" svg:y="0.1646in" svg:width="1.339in" svg:height="3.5516in" draw:z-index="166"><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299" text:outline-level="2"><text:bookmark-start text:name="__RefHeading___Toc2156_20450476661"/>Persistent<text:bookmark-end text:name="__RefHeading___Toc2156_20450476661"/></text:h>
      <text:p text:style-name="P56"><draw:frame draw:style-name="fr5" draw:name="Bild285" text:anchor-type="paragraph" svg:y="-0.0791in" svg:width="1.3272in" svg:height="0.3937in" draw:z-index="167"><draw:image xlink:href="Pictures/10000001000000C70000003B958572AAD7535CB6.png" xlink:type="simple" xlink:show="embed" xlink:actuate="onLoad" draw:mime-type="image/png"/></draw:frame>Layer brush setting. Sculpt on a persistent layer of the mesh.</text:p>
      <text:h text:style-name="P321" text:outline-level="3"><text:bookmark-start text:name="__RefHeading___Toc2158_20450476661"/>Set Persistent Base<text:bookmark-end text:name="__RefHeading___Toc2158_20450476661"/></text:h>
      <text:p text:style-name="P56">This button resets the base so that you can add another layer. </text:p>
      <text:h text:style-name="P299" text:outline-level="2"><draw:frame draw:style-name="fr5" draw:name="Bild87" text:anchor-type="paragraph" svg:y="0.2055in" svg:width="1.1256in" svg:height="0.5398in" draw:z-index="172"><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4">Cloth brush. Simulates either only a specific area around the brush or the entire mesh.</text:p>
      <text:h text:style-name="P321" text:outline-level="3"><draw:frame draw:style-name="fr5" draw:name="Bild52" text:anchor-type="paragraph" svg:y="0.1217in" svg:width="1.3272in" svg:height="0.6256in" draw:z-index="168"><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4">Cloth brush with local area. Factor added relative to the size of the radius. To limit the cloth simulation effect.</text:p>
      <text:h text:style-name="P321" text:outline-level="3"><text:bookmark-start text:name="__RefHeading___Toc3730_2584586819"/>Simulation Fallof<text:span text:style-name="T89">f</text:span><text:bookmark-end text:name="__RefHeading___Toc3730_2584586819"/></text:h>
      <text:p text:style-name="P174">Cloth brush<text:span text:style-name="T93"> with local area</text:span>. The area to apply deformation falloff to the effects of the simulation.</text:p>
      <text:h text:style-name="P321" text:outline-level="3"><text:bookmark-start text:name="__RefHeading___Toc4578_3100894302"/>Pin Simulation Boundary<text:bookmark-end text:name="__RefHeading___Toc4578_3100894302"/></text:h>
      <text:p text:style-name="P189">Lock the position of the vertices in the simulation falloff area. </text:p>
      <text:p text:style-name="P57"/>
      <text:h text:style-name="P299" text:outline-level="2"><draw:frame draw:style-name="fr6" draw:name="Bild53" text:anchor-type="paragraph" svg:x="6.311in" svg:y="0.0028in" svg:width="1.0516in" svg:height="1.2874in" draw:z-index="169"><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4">Cloth brush. <text:span text:style-name="T90">The type of cloth deformation that you want to perform.</text:span></text:p>
      <text:p text:style-name="P174"/>
      <text:p text:style-name="P56"><text:soft-page-break/></text:p>
      <text:h text:style-name="P299" text:outline-level="2"><draw:frame draw:style-name="fr5" draw:name="Bild54" text:anchor-type="paragraph" svg:y="0.0547in" svg:width="0.7799in" svg:height="0.5472in" draw:z-index="170"><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4">Cloth brush. <text:span text:style-name="T90">The shape that is used in the brush to apply force to the cloth.</text:span></text:p>
      <text:p text:style-name="P57"/>
      <text:h text:style-name="P299" text:outline-level="2"><draw:frame draw:style-name="fr5" draw:name="Bild77" text:anchor-type="paragraph" svg:y="0.1217in" svg:width="1.3272in" svg:height="0.4839in" draw:z-index="171"><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4">Cloth brush. The mass of each simulation particle.</text:p>
      <text:h text:style-name="P299" text:outline-level="2"><text:bookmark-start text:name="__RefHeading___Toc3738_2584586819"/>Cloth Damping<text:bookmark-end text:name="__RefHeading___Toc3738_2584586819"/></text:h>
      <text:p text:style-name="P174">Cloth brush. How much the applied forces are propagated through the cloth.</text:p>
      <text:h text:style-name="P299" text:outline-level="2"><text:bookmark-start text:name="__RefHeading___Toc4323_1589190179"/>Soft Body Influence<text:bookmark-end text:name="__RefHeading___Toc4323_1589190179"/></text:h>
      <text:p text:style-name="P183"><text:span text:style-name="T89">Cloth brush. </text:span>How much the simulation preserves the original shape, acting as a soft body.</text:p>
      <text:h text:style-name="P299" text:outline-level="2"><text:bookmark-start text:name="__RefHeading___Toc5647_2521591675"/>Enable Collision<text:bookmark-end text:name="__RefHeading___Toc5647_2521591675"/></text:h>
      <text:p text:style-name="P195"><text:span text:style-name="T89">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70" text:outline-level="1"><text:bookmark-start text:name="__RefHeading___Toc4906_9959388861111111111111111"/><text:span text:style-name="T31">Brush Settings Panel - </text:span><text:span text:style-name="T64">S</text:span><text:span text:style-name="T68">implify</text:span><text:span text:style-name="T31"> brush</text:span><text:bookmark-end text:name="__RefHeading___Toc4906_9959388861111111111111111"/></text:h>
          </table:table-cell>
        </table:table-row>
      </table:table>
      <text:p text:style-name="P55"><draw:frame draw:style-name="fr5" draw:name="Bild83" text:anchor-type="paragraph" svg:y="0.1646in" svg:width="1.3272in" svg:height="1.4335in" draw:z-index="173"><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70" text:outline-level="1"><text:bookmark-start text:name="__RefHeading___Toc4906_99593888611111111111111111"/><text:span text:style-name="T31">Brush Settings Panel - </text:span><text:span text:style-name="T64">M</text:span><text:span text:style-name="T68">ask</text:span><text:span text:style-name="T31"> brush</text:span><text:bookmark-end text:name="__RefHeading___Toc4906_99593888611111111111111111"/></text:h>
          </table:table-cell>
        </table:table-row>
      </table:table>
      <text:p text:style-name="P55"><draw:frame draw:style-name="fr5" draw:name="Bild291" text:anchor-type="paragraph" svg:y="0.1646in" svg:width="1.3346in" svg:height="1.6374in" draw:z-index="174"><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85" text:outline-level="2"><draw:frame draw:style-name="fr2" draw:name="Bild92" text:anchor-type="paragraph" svg:width="1.3272in" svg:height="0.3583in" draw:z-index="179"><draw:image xlink:href="Pictures/10000001000000C7000000360659096D3AC11D00.png" xlink:type="simple" xlink:show="embed" xlink:actuate="onLoad" draw:mime-type="image/png"/></draw:frame><text:bookmark-start text:name="__RefHeading___Toc2144_20450476662"/><text:soft-page-break/><text:span text:style-name="T33">Direction </text:span>Add / Subtract<text:bookmark-end text:name="__RefHeading___Toc2144_20450476662"/></text:h>
      <text:p text:style-name="P171">Add means the stroke adds to the geometry. Subtract means the stroke subtracts from the geometry. </text:p>
      <text:h text:style-name="P300" text:outline-level="2"><draw:frame draw:style-name="fr5" draw:name="Bild17" text:anchor-type="paragraph" svg:y="0.2055in" svg:width="0.7083in" svg:height="0.5311in" draw:z-index="181"><draw:image xlink:href="Pictures/100000010000006A00000050E213FD064A256B4C.png" xlink:type="simple" xlink:show="embed" xlink:actuate="onLoad" draw:mime-type="image/png"/></draw:frame><draw:frame draw:style-name="fr5" draw:name="Bild18" text:anchor-type="paragraph" svg:y="-0.0783in" svg:width="1.3346in" svg:height="0.1728in" draw:z-index="182"><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8">Draw or smooth the current mask.</text:p>
      <text:p text:style-name="P138"/>
      <text:p text:style-name="P78"/>
      <table:table table:name="Tabelle43" table:style-name="Tabelle43">
        <table:table-column table:style-name="Tabelle43.A"/>
        <table:table-row>
          <table:table-cell table:style-name="Tabelle43.A1" office:value-type="string">
            <text:h text:style-name="P271" text:outline-level="1"><text:bookmark-start text:name="__RefHeading___Toc4906_995938886111111111111111121"/><text:span text:style-name="T31">Brush Settings Panel - </text:span><text:span text:style-name="T69">D</text:span><text:span text:style-name="T70">raw Face Sets</text:span><text:span text:style-name="T31"> brush</text:span><text:bookmark-end text:name="__RefHeading___Toc4906_995938886111111111111111121"/></text:h>
          </table:table-cell>
        </table:table-row>
      </table:table>
      <text:p text:style-name="P216"><draw:frame draw:style-name="fr5" draw:name="Bild95" text:anchor-type="paragraph" svg:y="0.1646in" svg:width="1.3272in" svg:height="1.4335in" draw:z-index="193"><draw:image xlink:href="Pictures/10000001000000C7000000D7E24E3433F372A844.png" xlink:type="simple" xlink:show="embed" xlink:actuate="onLoad" draw:mime-type="image/png"/></draw:frame></text:p>
      <text:p text:style-name="P85">Just standard settings.</text:p>
      <text:p text:style-name="P216"/>
      <text:p text:style-name="P216"/>
      <text:p text:style-name="P216"/>
      <text:p text:style-name="P216"/>
      <text:p text:style-name="P216"/>
      <text:p text:style-name="P41"/>
      <text:p text:style-name="P76"/>
      <table:table table:name="Tabelle42" table:style-name="Tabelle42">
        <table:table-column table:style-name="Tabelle42.A"/>
        <table:table-row>
          <table:table-cell table:style-name="Tabelle42.A1" office:value-type="string">
            <text:h text:style-name="P272" text:outline-level="1"><text:bookmark-start text:name="__RefHeading___Toc4906_99593888611111111111111112"/><text:span text:style-name="T31">Brush Settings Panel - </text:span><text:span text:style-name="T69">Multires Displacement Eraser</text:span><text:span text:style-name="T31"> brush</text:span><text:bookmark-end text:name="__RefHeading___Toc4906_99593888611111111111111112"/></text:h>
          </table:table-cell>
        </table:table-row>
      </table:table>
      <text:p text:style-name="P86"><draw:frame draw:style-name="fr5" draw:name="Bild90" text:anchor-type="paragraph" svg:y="0.1646in" svg:width="1.3272in" svg:height="1.4335in" draw:z-index="183"><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73" text:outline-level="1"><text:bookmark-start text:name="__RefHeading___Toc4906_995938886111111111111111122"/><text:span text:style-name="T31">Brush Settings Panel - </text:span><text:span text:style-name="T69">Multires Displacement </text:span><text:span text:style-name="T72">Smear</text:span><text:span text:style-name="T31"> brush</text:span><text:bookmark-end text:name="__RefHeading___Toc4906_995938886111111111111111122"/></text:h>
          </table:table-cell>
        </table:table-row>
      </table:table>
      <text:p text:style-name="P93"><draw:frame draw:style-name="fr5" draw:name="Bild39" text:anchor-type="paragraph" svg:y="0.1646in" svg:width="1.3272in" svg:height="1.5866in" draw:z-index="190"><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5" draw:name="Bild41" text:anchor-type="paragraph" svg:y="0.25in" svg:width="0.8272in" svg:height="0.6929in" draw:z-index="191"><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1">The deformation method for the smear.</text:p>
      <text:p text:style-name="P79"/>
      <table:table table:name="Tabelle46" table:style-name="Tabelle46">
        <table:table-column table:style-name="Tabelle46.A"/>
        <text:soft-page-break/>
        <table:table-row>
          <table:table-cell table:style-name="Tabelle46.A1" office:value-type="string">
            <text:h text:style-name="P271" text:outline-level="1"><text:bookmark-start text:name="__RefHeading___Toc4906_9959388861111111111111111221"/><text:span text:style-name="T31">Brush Settings Panel - </text:span><text:span text:style-name="T103">Paint</text:span><text:bookmark-end text:name="__RefHeading___Toc4906_9959388861111111111111111221"/></text:h>
          </table:table-cell>
        </table:table-row>
      </table:table>
      <text:p text:style-name="P216"><draw:frame draw:style-name="fr5" draw:name="Bild44" text:anchor-type="paragraph" svg:y="0.1646in" svg:width="1.2874in" svg:height="2.5783in" draw:z-index="194"><draw:image xlink:href="Pictures/10000001000000C1000001838B7D38CBD267EE21.png" xlink:type="simple" xlink:show="embed" xlink:actuate="onLoad" draw:mime-type="image/png"/></draw:frame></text:p>
      <text:p text:style-name="P217">Paint allows you to vertex paint at the sculpt mesh.</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301" text:outline-level="2"><text:bookmark-start text:name="__RefHeading___Toc7822_42324675571"/>Primary / Secondary color<text:bookmark-end text:name="__RefHeading___Toc7822_42324675571"/></text:h>
      <text:p text:style-name="P218">Set the primary and secondary color for painting.</text:p>
      <text:h text:style-name="Heading_20_3" text:outline-level="3"><text:bookmark-start text:name="__RefHeading___Toc8681_1664550311"/>Swap colors<text:bookmark-end text:name="__RefHeading___Toc8681_1664550311"/></text:h>
      <text:p text:style-name="P223">Swap the primary with the secondary color.</text:p>
      <text:h text:style-name="Heading_20_3" text:outline-level="3"><text:bookmark-start text:name="__RefHeading___Toc8683_1664550311"/>Use Unified Color<text:bookmark-end text:name="__RefHeading___Toc8683_1664550311"/></text:h>
      <text:p text:style-name="P223">Use the same color over all editors and modes.</text:p>
      <text:h text:style-name="Heading_20_2" text:outline-level="2"><draw:frame draw:style-name="fr6" draw:name="Bild45" text:anchor-type="paragraph" svg:x="6.028in" svg:y="0.2374in" svg:width="1.2638in" svg:height="1.6811in" draw:z-index="195"><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3">The blending mode for the color.</text:p>
      <text:h text:style-name="Heading_20_2" text:outline-level="2"><text:bookmark-start text:name="__RefHeading___Toc8663_1664550311"/>Flow<text:bookmark-end text:name="__RefHeading___Toc8663_1664550311"/></text:h>
      <text:p text:style-name="P225">Amount of paint applied per stroke sample.</text:p>
      <text:h text:style-name="Heading_20_3" text:outline-level="3"><text:bookmark-start text:name="__RefHeading___Toc8685_1664550311"/>Invert Pressure<text:bookmark-end text:name="__RefHeading___Toc8685_1664550311"/></text:h>
      <text:p text:style-name="P225">Invert pressure.</text:p>
      <text:h text:style-name="Heading_20_3" text:outline-level="3"><text:bookmark-start text:name="__RefHeading___Toc8687_1664550311"/>Use Pressure<text:bookmark-end text:name="__RefHeading___Toc8687_1664550311"/></text:h>
      <text:p text:style-name="P225">Use Pressure. This requires a tablet.</text:p>
      <text:h text:style-name="Heading_20_2" text:outline-level="2"><text:bookmark-start text:name="__RefHeading___Toc8665_1664550311"/>Wet Mix<text:bookmark-end text:name="__RefHeading___Toc8665_1664550311"/></text:h>
      <text:p text:style-name="P225">Mix the existing color into the paint color.</text:p>
      <text:h text:style-name="P322" text:outline-level="3"><text:bookmark-start text:name="__RefHeading___Toc8689_1664550311"/>Invert Pressure<text:bookmark-end text:name="__RefHeading___Toc8689_1664550311"/></text:h>
      <text:p text:style-name="P225">Invert pressure.</text:p>
      <text:h text:style-name="P322" text:outline-level="3"><text:bookmark-start text:name="__RefHeading___Toc8691_1664550311"/><text:soft-page-break/>Use Pressure<text:bookmark-end text:name="__RefHeading___Toc8691_1664550311"/></text:h>
      <text:p text:style-name="P225">Use Pressure. This requires a tablet.</text:p>
      <text:h text:style-name="Heading_20_2" text:outline-level="2"><text:bookmark-start text:name="__RefHeading___Toc8667_1664550311"/>Wet Persistence<text:bookmark-end text:name="__RefHeading___Toc8667_1664550311"/></text:h>
      <text:p text:style-name="P225">Amount of wet paint that stays at the stroke after applying paint to the surface.</text:p>
      <text:h text:style-name="P322" text:outline-level="3"><text:bookmark-start text:name="__RefHeading___Toc8693_1664550311"/>Invert Pressure<text:bookmark-end text:name="__RefHeading___Toc8693_1664550311"/></text:h>
      <text:p text:style-name="P225">Invert pressure.</text:p>
      <text:h text:style-name="P322" text:outline-level="3"><text:bookmark-start text:name="__RefHeading___Toc8695_1664550311"/>Use Pressure<text:bookmark-end text:name="__RefHeading___Toc8695_1664550311"/></text:h>
      <text:p text:style-name="P225">Use Pressure. This requires a tablet.</text:p>
      <text:h text:style-name="Heading_20_2" text:outline-level="2"><text:bookmark-start text:name="__RefHeading___Toc8669_1664550311"/>Wet Paint Radius<text:bookmark-end text:name="__RefHeading___Toc8669_1664550311"/></text:h>
      <text:p text:style-name="P225">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5">Amount of random elements that are going to be affected by the brush.</text:p>
      <text:h text:style-name="P322" text:outline-level="3"><text:bookmark-start text:name="__RefHeading___Toc8697_1664550311"/>Invert Pressure<text:bookmark-end text:name="__RefHeading___Toc8697_1664550311"/></text:h>
      <text:p text:style-name="P225">Invert pressure.</text:p>
      <text:h text:style-name="P322" text:outline-level="3"><text:bookmark-start text:name="__RefHeading___Toc8699_1664550311"/>Use Pressure<text:bookmark-end text:name="__RefHeading___Toc8699_1664550311"/></text:h>
      <text:p text:style-name="P225">Use Pressure. This requires a tablet.</text:p>
      <text:h text:style-name="Heading_20_2" text:outline-level="2"><text:bookmark-start text:name="__RefHeading___Toc8673_1664550311"/>Tip Roundness<text:bookmark-end text:name="__RefHeading___Toc8673_1664550311"/></text:h>
      <text:p text:style-name="P225">Roundness of the brush tip.</text:p>
      <text:h text:style-name="Heading_20_2" text:outline-level="2"><text:bookmark-start text:name="__RefHeading___Toc8675_1664550311"/>Tip Scale X<text:bookmark-end text:name="__RefHeading___Toc8675_1664550311"/></text:h>
      <text:p text:style-name="P225">Scale of the brush tip in X axis.</text:p>
      <text:p text:style-name="P80"/>
      <table:table table:name="Tabelle47" table:style-name="Tabelle47">
        <table:table-column table:style-name="Tabelle47.A"/>
        <table:table-row>
          <table:table-cell table:style-name="Tabelle47.A1" office:value-type="string">
            <text:h text:style-name="P274" text:outline-level="1"><text:bookmark-start text:name="__RefHeading___Toc4906_99593888611111111111111112211"/><text:span text:style-name="T31">Brush Settings Panel - </text:span><text:span text:style-name="T104">Smear</text:span><text:bookmark-end text:name="__RefHeading___Toc4906_99593888611111111111111112211"/></text:h>
          </table:table-cell>
        </table:table-row>
      </table:table>
      <text:p text:style-name="P221"><draw:frame draw:style-name="fr5" draw:name="Bild48" text:anchor-type="paragraph" svg:y="0.1646in" svg:width="1.2917in" svg:height="1.3744in" draw:z-index="196"><draw:image xlink:href="Pictures/10000001000000C2000000CE72BF3297B0A19C1D.png" xlink:type="simple" xlink:show="embed" xlink:actuate="onLoad" draw:mime-type="image/png"/></draw:frame></text:p>
      <text:p text:style-name="P222">Smear vertex colors.</text:p>
      <text:p text:style-name="P222"/>
      <text:p text:style-name="P222"/>
      <text:p text:style-name="P222"/>
      <text:p text:style-name="P222"/>
      <text:p text:style-name="P222"/>
      <text:p text:style-name="P222"/>
      <text:h text:style-name="Heading_20_2" text:outline-level="2"><draw:frame draw:style-name="fr5" draw:name="Bild57" text:anchor-type="paragraph" svg:y="0.1646in" svg:width="0.7917in" svg:height="0.7008in" draw:z-index="197"><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3">How to deform the smearing.</text:p>
      <text:p text:style-name="P221"/>
      <text:p text:style-name="P222"/>
      <text:p text:style-name="P184"/>
      <table:table table:name="Tabelle48" table:style-name="Tabelle48">
        <table:table-column table:style-name="Tabelle48.A"/>
        <table:table-row>
          <table:table-cell table:style-name="Tabelle48.A1" office:value-type="string">
            <text:h text:style-name="P275" text:outline-level="1"><text:bookmark-start text:name="__RefHeading___Toc3089_25738437341"/><text:span text:style-name="T55">B</text:span><text:span text:style-name="T56">rush Settings Panel</text:span><text:span text:style-name="T53"> - </text:span><text:span text:style-name="T105">Color Picker</text:span><text:span text:style-name="T56"> Sub panel</text:span><text:bookmark-end text:name="__RefHeading___Toc3089_25738437341"/></text:h>
          </table:table-cell>
        </table:table-row>
      </table:table>
      <text:p text:style-name="P178"><draw:frame draw:style-name="fr5" draw:name="Bild58" text:anchor-type="paragraph" svg:y="0.2374in" svg:width="1.9217in" svg:height="1.2717in" draw:z-index="198"><draw:image xlink:href="Pictures/1000000100000120000000BFC0E0936EBC74B5C6.png" xlink:type="simple" xlink:show="embed" xlink:actuate="onLoad" draw:mime-type="image/png"/></draw:frame><text:line-break/><text:span text:style-name="T105">This sub panel is for the vertex painting paint tool. Define the primary and secondary color for the paint by a color picker and gradient dialog.</text:span></text:p>
      <text:p text:style-name="P178"/>
      <text:p text:style-name="P178"/>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5">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5">The color wheel of the color picker.</text:p>
      <text:h text:style-name="Heading_20_4" text:outline-level="4"><text:bookmark-start text:name="__RefHeading___Toc7822_423246755711"/>Primary / Secondary color<text:bookmark-end text:name="__RefHeading___Toc7822_423246755711"/></text:h>
      <text:p text:style-name="P219">Set the primary and secondary color for painting.</text:p>
      <text:h text:style-name="Heading_20_4" text:outline-level="4"><text:bookmark-start text:name="__RefHeading___Toc8707_1664550311"/>Swap colors<text:bookmark-end text:name="__RefHeading___Toc8707_1664550311"/></text:h>
      <text:p text:style-name="P224">Swap the primary with the secondary color.</text:p>
      <text:h text:style-name="Heading_20_4" text:outline-level="4"><text:bookmark-start text:name="__RefHeading___Toc8709_1664550311"/>Use Unified Color<text:bookmark-end text:name="__RefHeading___Toc8709_1664550311"/></text:h>
      <text:p text:style-name="P224">Use the same color over all editors and modes.</text:p>
      <text:p text:style-name="Text_20_body"/>
      <text:p text:style-name="Text_20_body"/>
      <text:h text:style-name="Heading_20_3" text:outline-level="3"><draw:frame draw:style-name="fr6" draw:name="Bild68" text:anchor-type="paragraph" svg:x="6.028in" svg:y="0.2374in" svg:width="1.3346in" svg:height="1.2008in" draw:z-index="199"><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29">Allows you to paint gradients.</text:p>
      <text:h text:style-name="Heading_20_4" text:outline-level="4"><text:bookmark-start text:name="__RefHeading___Toc1167_1009616439"/>Color Ramp<text:bookmark-end text:name="__RefHeading___Toc1167_1009616439"/></text:h>
      <text:p text:style-name="P230">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1"><text:span text:style-name="T106">A</text:span>dd a stop to your color ramp. The stop<text:span text:style-name="T106"> will be added after the selected one, in the middle to the next one.</text:span></text:p>
      <text:h text:style-name="Heading_20_7" text:outline-level="7"><text:bookmark-start text:name="__RefHeading___Toc1173_1009616439"/>-<text:bookmark-end text:name="__RefHeading___Toc1173_1009616439"/></text:h>
      <text:p text:style-name="P230">Deletes the selected color stop from the list.</text:p>
      <text:h text:style-name="Heading_20_5" text:outline-level="5"><draw:frame draw:style-name="fr5" draw:name="Bild71" text:anchor-type="paragraph" svg:y="0.0118in" svg:width="1.2283in" svg:height="0.8661in" draw:z-index="200"><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0">Space between all neighboring stops becomes equal.</text:p>
      <text:h text:style-name="Heading_20_6" text:outline-level="6"><text:bookmark-start text:name="__RefHeading___Toc1183_1009616439"/>Eyedropper (pipette icon) E<text:bookmark-end text:name="__RefHeading___Toc1183_1009616439"/></text:h>
      <text:p text:style-name="P23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0"><draw:frame draw:style-name="fr5" draw:name="Bild72" text:anchor-type="paragraph" svg:y="0.0118in" svg:width="0.7799in" svg:height="0.7008in" draw:z-index="201"><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0">Blends color by mixing each color channel and combining.</text:p>
      <text:h text:style-name="Heading_20_6" text:outline-level="6"><text:bookmark-start text:name="__RefHeading___Toc1191_1009616439"/>HSV/HSL<text:bookmark-end text:name="__RefHeading___Toc1191_1009616439"/></text:h>
      <text:p text:style-name="P23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5" draw:name="Bild73" text:anchor-type="paragraph" svg:y="0.0118in" svg:width="0.8189in" svg:height="0.9925in" draw:z-index="202"><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0">Uses an Ease Interpolation for the color stops.</text:p>
      <text:h text:style-name="Heading_20_6" text:outline-level="6"><text:bookmark-start text:name="__RefHeading___Toc1197_1009616439"/>Cardinal<text:bookmark-end text:name="__RefHeading___Toc1197_1009616439"/></text:h>
      <text:p text:style-name="P230">Uses a Cardinal Interpolation for the color stops.</text:p>
      <text:h text:style-name="Heading_20_6" text:outline-level="6"><text:bookmark-start text:name="__RefHeading___Toc1199_1009616439"/>Linear<text:bookmark-end text:name="__RefHeading___Toc1199_1009616439"/></text:h>
      <text:p text:style-name="P230">Uses a Linear Interpolation for the color stops.</text:p>
      <text:h text:style-name="Heading_20_6" text:outline-level="6"><text:bookmark-start text:name="__RefHeading___Toc1201_1009616439"/>B-Spline<text:bookmark-end text:name="__RefHeading___Toc1201_1009616439"/></text:h>
      <text:p text:style-name="P230">Uses a B-Spline Interpolation for the color stops.</text:p>
      <text:h text:style-name="Heading_20_6" text:outline-level="6"><text:bookmark-start text:name="__RefHeading___Toc1203_1009616439"/>Constant<text:bookmark-end text:name="__RefHeading___Toc1203_1009616439"/></text:h>
      <text:p text:style-name="P230">Uses a Constant Interpolation for the color stops.</text:p>
      <text:h text:style-name="Heading_20_5" text:outline-level="5"><text:bookmark-start text:name="__RefHeading___Toc1205_1009616439"/><text:soft-page-break/>Color Ramp<text:bookmark-end text:name="__RefHeading___Toc1205_1009616439"/></text:h>
      <text:p text:style-name="P232"><draw:frame draw:style-name="fr5" draw:name="Bild74" text:anchor-type="paragraph" svg:y="0.0118in" svg:width="1.5827in" svg:height="0.2165in" draw:z-index="203"><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2"><draw:frame draw:style-name="fr5" draw:name="Bild75" text:anchor-type="paragraph" svg:y="0.0118in" svg:width="2.0752in" svg:height="0.1846in" draw:z-index="204"><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2">Choose the color stop by index.</text:p>
      <text:h text:style-name="Heading_20_6" text:outline-level="6"><draw:frame draw:style-name="fr6" draw:name="Bild61" text:anchor-type="paragraph" svg:x="5.322in" svg:y="0.1874in" svg:width="2.0752in" svg:height="0.1846in" draw:z-index="205"><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2">The position of the active color stop. The range goes from 0.000 to 1.000</text:p>
      <text:h text:style-name="Heading_20_6" text:outline-level="6"><text:bookmark-start text:name="__RefHeading___Toc8713_1664550311"/>Color<text:bookmark-end text:name="__RefHeading___Toc8713_1664550311"/></text:h>
      <text:p text:style-name="P233">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9">The backgro<text:span text:style-name="T107">u</text:span>nd color.</text:p>
      <text:h text:style-name="Heading_20_4" text:outline-level="4"><draw:frame draw:style-name="fr5" draw:name="Bild78" text:anchor-type="paragraph" svg:y="0.0118in" svg:width="1.8583in" svg:height="0.2083in" draw:z-index="206"><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29">How to paint the gradient.</text:p>
      <text:h text:style-name="Heading_20_5" text:outline-level="5"><text:bookmark-start text:name="__RefHeading___Toc8719_1664550311"/>Pressure<text:bookmark-end text:name="__RefHeading___Toc8719_1664550311"/></text:h>
      <text:p text:style-name="P229">Paint the gradient by tablet pressure. Obviously you need a tablet for this.</text:p>
      <text:h text:style-name="Heading_20_5" text:outline-level="5"><draw:frame draw:style-name="fr5" draw:name="Bild79" text:anchor-type="paragraph" svg:y="0.0118in" svg:width="3.4602in" svg:height="1.4602in" draw:z-index="207"><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29">Paint the gradient by repeating the colors.</text:p>
      <text:h text:style-name="Heading_20_6" text:outline-level="6"><text:bookmark-start text:name="__RefHeading___Toc8723_1664550311"/>Gradient Spacing<text:bookmark-end text:name="__RefHeading___Toc8723_1664550311"/></text:h>
      <text:p text:style-name="P229">The spacing between the colors in screen pixels. You need to have a gradient spacing higher than 0.</text:p>
      <text:h text:style-name="P343" text:outline-level="5"><draw:frame draw:style-name="fr5" draw:name="Bild81" text:anchor-type="paragraph" svg:y="0.3417in" svg:width="3.3071in" svg:height="1.4602in" draw:z-index="208"><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29">Paint the gradient from first color to last color, and then sticks with the last color. You need to have a gradient spacing higher than 0.</text:p>
      <text:h text:style-name="P344" text:outline-level="6"><text:bookmark-start text:name="__RefHeading___Toc8727_1664550311"/>Gradient Spacing<text:bookmark-end text:name="__RefHeading___Toc8727_1664550311"/></text:h>
      <text:p text:style-name="P229">The spacing between the colors in screen pixels.</text:p>
      <text:p text:style-name="P229"/>
      <text:p text:style-name="P229"/>
      <text:p text:style-name="P229"/>
      <text:p text:style-name="P229"/>
      <table:table table:name="Tabelle49" table:style-name="Tabelle49">
        <table:table-column table:style-name="Tabelle49.A"/>
        <text:soft-page-break/>
        <table:table-row>
          <table:table-cell table:style-name="Tabelle49.A1" office:value-type="string">
            <text:h text:style-name="P275" text:outline-level="1"><text:bookmark-start text:name="__RefHeading___Toc3089_257384373411"/><text:span text:style-name="T55">B</text:span><text:span text:style-name="T56">rush Settings Panel</text:span><text:span text:style-name="T53"> - </text:span><text:span text:style-name="T105">Color Palette</text:span><text:span text:style-name="T56"> Sub panel</text:span><text:bookmark-end text:name="__RefHeading___Toc3089_257384373411"/></text:h>
          </table:table-cell>
        </table:table-row>
      </table:table>
      <text:p text:style-name="P178"><text:line-break/><text:span text:style-name="T105">This sub panel </text:span><text:span text:style-name="T2">just shows with</text:span><text:span text:style-name="T105"> the paint tool. Define a color palette to use for vertex painting.</text:span></text:p>
      <text:p text:style-name="P235"><draw:frame draw:style-name="fr6" draw:name="Bild84" text:anchor-type="paragraph" svg:x="5.3457in" svg:y="0.0555in" svg:width="2.0866in" svg:height="0.4134in" draw:z-index="209"><draw:image xlink:href="Pictures/10000001000001390000003ECEB023D13B7831F1.png" xlink:type="simple" xlink:show="embed" xlink:actuate="onLoad" draw:mime-type="image/png"/></draw:frame>Create a color palette for later reuse. </text:p>
      <text:p text:style-name="P235"><draw:frame draw:style-name="fr5" draw:name="Bild134" text:anchor-type="paragraph" svg:y="0.272in" svg:width="1.3272in" svg:height="0.7319in" draw:z-index="210"><draw:image xlink:href="Pictures/10000001000000C70000006E5718EF2BF7483A1A.png" xlink:type="simple" xlink:show="embed" xlink:actuate="onLoad" draw:mime-type="image/png"/></draw:frame>First create a new palette<text:span text:style-name="T108"> by clicking at New</text:span>. Then adjust the color in the color picker. And then click at the add button to add this color to the palette.</text:p>
      <text:p text:style-name="P236">To set the color picker to a palette color simply click at this palette color. </text:p>
      <text:p text:style-name="P235">To remove a color from the palette, choose it, then click at the remove button.<text:span text:style-name="T109"> The active palette color that gets removed is the one with the triangle at it.</text:span></text:p>
      <text:p text:style-name="P235">The color palette cannot be saved externally. It is part of the <text:span text:style-name="T108">current </text:span>blend file. You can however append color palettes from other blend files.</text:p>
      <text:p text:style-name="P237">The currently active color is the one with the triangle at it.</text:p>
      <text:p text:style-name="P236">The elements are explained from left to right.</text:p>
      <text:h text:style-name="P302" text:outline-level="2"><draw:frame draw:style-name="fr2" draw:name="Bild135" text:anchor-type="paragraph" svg:width="2.1181in" svg:height="1.839in" draw:z-index="211"><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6">The button at the left opens a dropdown list<text:span text:style-name="T110">. </text:span>Choose between your palettes.</text:p>
      <text:h text:style-name="P302" text:outline-level="2"><text:bookmark-start text:name="__RefHeading___Toc62427_542475814"/>Edit Box<text:bookmark-end text:name="__RefHeading___Toc62427_542475814"/></text:h>
      <text:p text:style-name="P236">The name of the currently active palette. You can also rename the palette here. A click into the edit box makes the name editable.</text:p>
      <text:h text:style-name="P302" text:outline-level="2"><text:bookmark-start text:name="__RefHeading___Toc62429_542475814"/>Number of users<text:bookmark-end text:name="__RefHeading___Toc62429_542475814"/></text:h>
      <text:p text:style-name="P236">See how many users the palette currently has.</text:p>
      <text:h text:style-name="P302" text:outline-level="2"><text:bookmark-start text:name="__RefHeading___Toc62431_542475814"/>Fake User<text:bookmark-end text:name="__RefHeading___Toc62431_542475814"/></text:h>
      <text:p text:style-name="P236"><text:span text:style-name="T111">Fake User</text:span><text:span text:style-name="T112"> </text:span><text:span text:style-name="T20">set</text:span>s<text:span text:style-name="T20"> the </text:span>element<text:span text:style-name="T20"> to have a fake user. Z</text:span>ero user data-blocks are<text:span text:style-name="T20"> normally</text:span> not saved<text:span text:style-name="T20">. But sometimes </text:span>you want to force the data to be kept<text:span text:style-name="T20"> even when the data block has no user.</text:span></text:p>
      <text:h text:style-name="P302" text:outline-level="2"><text:bookmark-start text:name="__RefHeading___Toc62433_542475814"/>Add palette<text:bookmark-end text:name="__RefHeading___Toc62433_542475814"/></text:h>
      <text:p text:style-name="P236">Add a new palette.</text:p>
      <text:h text:style-name="P302" text:outline-level="2"><text:bookmark-start text:name="__RefHeading___Toc62435_542475814"/>Remove Palette<text:bookmark-end text:name="__RefHeading___Toc62435_542475814"/></text:h>
      <text:p text:style-name="P236">Clicking at this button removes the palette. Note that you need to save, close Bforartists and reload the blend file to remove the palette completely.</text:p>
      <text:h text:style-name="P302" text:outline-level="2"><text:bookmark-start text:name="__RefHeading___Toc3971_2045097678"/>Add color<text:bookmark-end text:name="__RefHeading___Toc3971_2045097678"/></text:h>
      <text:p text:style-name="P238">Adjust a color in the color picker. Then click at the add button to add this color to the palette.</text:p>
      <text:h text:style-name="P302" text:outline-level="2"><text:bookmark-start text:name="__RefHeading___Toc3973_2045097678"/><text:soft-page-break/>Remove color<text:bookmark-end text:name="__RefHeading___Toc3973_2045097678"/></text:h>
      <text:p text:style-name="P237">Select the color in the palette, then click at the minus button to remove it.</text:p>
      <text:h text:style-name="P302" text:outline-level="2"><draw:frame draw:style-name="fr5" draw:name="Bild88" text:anchor-type="paragraph" svg:y="0.3547in" svg:width="1.2201in" svg:height="0.878in" draw:z-index="212"><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4">Sort the palette by the chosen method.</text:p>
      <text:p text:style-name="P234"/>
      <text:p text:style-name="P184"/>
      <table:table table:name="Tabelle3" table:style-name="Tabelle3">
        <table:table-column table:style-name="Tabelle3.A"/>
        <table:table-row>
          <table:table-cell table:style-name="Tabelle3.A1" office:value-type="string">
            <text:h text:style-name="P276" text:outline-level="1"><text:bookmark-start text:name="__RefHeading___Toc3089_2573843734"/><text:span text:style-name="T55">B</text:span><text:span text:style-name="T56">rush Settings Panel</text:span><text:span text:style-name="T53"> - </text:span><text:span text:style-name="T56">Advanced Sub panel</text:span><text:bookmark-end text:name="__RefHeading___Toc3089_2573843734"/></text:h>
          </table:table-cell>
        </table:table-row>
      </table:table>
      <text:p text:style-name="P179"><draw:frame draw:style-name="fr6" draw:name="Bild122" text:anchor-type="paragraph" svg:x="6.028in" svg:y="0.2374in" svg:width="1.2917in" svg:height="2.4252in"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79"/>
      <text:p text:style-name="P179"/>
      <text:p text:style-name="P179"/>
      <text:p text:style-name="P179"/>
      <text:p text:style-name="P241"><text:bookmark-start text:name="__RefHeading___Toc2881_3813164869"/><text:bookmark-end text:name="__RefHeading___Toc2881_3813164869"/></text:p>
      <text:h text:style-name="P303" text:outline-level="2"><text:bookmark-start text:name="__RefHeading___Toc2881_38131648691"/>Topology<text:span text:style-name="T48"> </text:span><text:bookmark-end text:name="__RefHeading___Toc2881_38131648691"/></text:h>
      <text:p text:style-name="P245">Affect only vertices that are connected to the current active vertex under the brush.</text:p>
      <text:h text:style-name="P304" text:outline-level="2"><text:bookmark-start text:name="__RefHeading___Toc9697_1824433352"/>Face Sets<text:bookmark-end text:name="__RefHeading___Toc9697_1824433352"/></text:h>
      <text:p text:style-name="P247">Affect only vertices that share face sets with the active vertex.</text:p>
      <text:p text:style-name="Horizontal_20_Line"/>
      <text:h text:style-name="Heading_20_2" text:outline-level="2"><draw:frame draw:style-name="fr6" draw:name="Bild23" text:anchor-type="paragraph" svg:x="6.028in" svg:y="0.2374in" svg:width="1.2874in" svg:height="0.4925in" draw:z-index="215"><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39">Do not affect non manifold boundary edges.</text:p>
      <text:p text:style-name="P246">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39">Do not affect vertices that belong to a face set boundary.</text:p>
      <text:p text:style-name="P246">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6">Distance where boundary edge automasking is going to protect vertices from the fully masked edge. </text:p>
      <text:p text:style-name="Horizontal_20_Line"/>
      <text:h text:style-name="Heading_20_2" text:outline-level="2"><draw:frame draw:style-name="fr6" draw:name="Bild55" text:anchor-type="paragraph" svg:x="6.028in" svg:y="0.2374in" svg:width="1.2874in" svg:height="0.8862in" draw:z-index="216"><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0">Do not affect vertices<text:span text:style-name="T114"> on peaks. This feature is based on the surface curvature.</text:span></text:p>
      <text:p text:style-name="P246">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0">Do not affect vertices<text:span text:style-name="T114"> in valleys. This feature is based on the surface curvature.</text:span></text:p>
      <text:p text:style-name="P246">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6">Creates a mask based on the curvature of the surface.</text:p>
      <text:h text:style-name="Heading_20_3" text:outline-level="3"><text:bookmark-start text:name="__RefHeading___Toc7656_1835929790"/>Factor<text:bookmark-end text:name="__RefHeading___Toc7656_1835929790"/></text:h>
      <text:p text:style-name="P246">The contrast of the cavity mask.</text:p>
      <text:h text:style-name="Heading_20_3" text:outline-level="3"><text:bookmark-start text:name="__RefHeading___Toc7658_1835929790"/>Blur<text:bookmark-end text:name="__RefHeading___Toc7658_1835929790"/></text:h>
      <text:p text:style-name="P246">The number of times the cavity mask is blurred</text:p>
      <text:h text:style-name="Heading_20_3" text:outline-level="3"><draw:frame draw:style-name="fr6" draw:name="Bild60" text:anchor-type="paragraph" svg:x="6.028in" svg:y="0.2374in" svg:width="1.2799in" svg:height="1.5516in" draw:z-index="217"><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23" text:outline-level="3"><draw:frame draw:style-name="fr5" draw:name="Bild102" text:anchor-type="paragraph" svg:y="0.0646in" svg:width="2.028in" svg:height="1.3189in" draw:z-index="220"><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8">is</text:span> reveal<text:span text:style-name="T38">s</text:span> two edit boxes for the x and y coordinate of this point.</text:p>
      <text:p text:style-name="P127">Selected points can be moved around. Left click at them, hold the mouse button down and move them to a new location.</text:p>
      <text:h text:style-name="P323" text:outline-level="3"><draw:frame draw:style-name="fr5" draw:name="Bild103" text:anchor-type="paragraph" svg:y="0.1181in" svg:width="2.028in" svg:height="1.3071in" draw:z-index="221"><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23" text:outline-level="3"><text:bookmark-start text:name="__RefHeading___Toc17864_42578558601"/>Navigation elements<text:bookmark-end text:name="__RefHeading___Toc17864_42578558601"/></text:h>
      <text:p text:style-name="P32"><draw:frame draw:style-name="fr5" draw:name="Bild96" text:anchor-type="paragraph" svg:y="-0.0417in" svg:width="0.5984in" svg:height="0.1929in" draw:z-index="218"><draw:image xlink:href="Pictures/100000010000005A0000001D34389F33D2E199C1.png" xlink:type="simple" xlink:show="embed" xlink:actuate="onLoad" draw:mime-type="image/png"/></draw:frame>The navigation elements at the top are described from left to right<text:span text:style-name="T9">.</text:span></text:p>
      <text:h text:style-name="P323"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49"/>
      <text:h text:style-name="P323" text:outline-level="3"><draw:frame draw:style-name="fr5" draw:name="Bild100" text:anchor-type="paragraph" svg:y="0.0839in" svg:width="1.1535in" svg:height="0.9134in" draw:z-index="219"><draw:image xlink:href="Pictures/10000001000000AD00000089214C07598BF27892.png" xlink:type="simple" xlink:show="embed" xlink:actuate="onLoad" draw:mime-type="image/png"/></draw:frame><text:bookmark-start text:name="__RefHeading___Toc9391_21737460451"/>Clipping<text:span text:style-name="T115"> Options</text:span><text:bookmark-end text:name="__RefHeading___Toc9391_21737460451"/></text:h>
      <text:p text:style-name="P119">Set up clipping for the stroke.<text:span text:style-name="T39"> </text:span></text:p>
      <text:h text:style-name="Heading_20_4" text:outline-level="4"><text:bookmark-start text:name="__RefHeading___Toc7662_1835929790"/>Use Clipping<text:bookmark-end text:name="__RefHeading___Toc7662_1835929790"/></text:h>
      <text:p text:style-name="P119"><text:span text:style-name="T115">T</text:span><text:span text:style-name="T39">urns clipping on or off.</text:span></text:p>
      <text:h text:style-name="P324" text:outline-level="3"><text:bookmark-start text:name="__RefHeading___Toc7664_1835929790"/>Min and Max X <text:s/>Y<text:bookmark-end text:name="__RefHeading___Toc7664_1835929790"/></text:h>
      <text:p text:style-name="P251">The values for the clipping area.</text:p>
      <text:p text:style-name="P249"/>
      <text:h text:style-name="P323" text:outline-level="3"><text:bookmark-start text:name="__RefHeading___Toc17868_42578558601"/>Tools<text:bookmark-end text:name="__RefHeading___Toc17868_42578558601"/></text:h>
      <text:p text:style-name="P32"><draw:frame draw:style-name="fr8" draw:name="Bild97" text:anchor-type="paragraph" svg:width="1.0783in" svg:height="0.6654in" draw:z-index="222"><draw:image xlink:href="Pictures/10000001000000A200000064933AEA5A0CABEC99.png" xlink:type="simple" xlink:show="embed" xlink:actuate="onLoad" draw:mime-type="image/png"/></draw:frame>Tools is a menu where you can find some curve related tools.</text:p>
      <text:h text:style-name="P248" text:outline-level="4"><text:bookmark-start text:name="__RefHeading___Toc17870_42578558601"/>Reset View<text:bookmark-end text:name="__RefHeading___Toc17870_42578558601"/></text:h>
      <text:p text:style-name="P32">Resets the curve windows zoom<text:span text:style-name="T9">.</text:span></text:p>
      <text:h text:style-name="P250" text:outline-level="4"><text:bookmark-start text:name="__RefHeading___Toc17872_42578558601"/>Extend horizontal<text:bookmark-end text:name="__RefHeading___Toc17872_42578558601"/></text:h>
      <text:p text:style-name="P251">Extends the curve before the first curve point and after the last curve point horizontally.</text:p>
      <text:h text:style-name="P250" text:outline-level="4"><text:bookmark-start text:name="__RefHeading___Toc17874_42578558601"/>Extend extrapolated<text:bookmark-end text:name="__RefHeading___Toc17874_42578558601"/></text:h>
      <text:p text:style-name="P251">Extends the curve before the first curve point and after the last curve point extrapolated.</text:p>
      <text:h text:style-name="P248" text:outline-level="4"><text:bookmark-start text:name="__RefHeading___Toc35638_13526274831"/>Reset Curve<text:bookmark-end text:name="__RefHeading___Toc35638_13526274831"/></text:h>
      <text:p text:style-name="P32">Resets the curve to the initial shape.</text:p>
      <text:p text:style-name="P249"/>
      <text:h text:style-name="P324" text:outline-level="3"><draw:frame draw:style-name="fr2" draw:name="Bild99" text:anchor-type="paragraph" svg:width="1.2874in" svg:height="0.1811in" draw:z-index="223"><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1">Sets the handle type for the current selected curve point.</text:p>
      <text:h text:style-name="P324" text:outline-level="3"><text:bookmark-start text:name="__RefHeading___Toc3133_25738437341"/>X Y Position<text:bookmark-end text:name="__RefHeading___Toc3133_25738437341"/></text:h>
      <text:p text:style-name="P251">The position of the current active curve point.</text:p>
      <text:h text:style-name="Heading_20_4" text:outline-level="4"><text:bookmark-start text:name="__RefHeading___Toc7666_1835929790"/>Delete Points<text:bookmark-end text:name="__RefHeading___Toc7666_1835929790"/></text:h>
      <text:p text:style-name="P251">Deletes the current active curve point<text:span text:style-name="T116">.</text:span></text:p>
      <text:p text:style-name="P243"/>
      <text:h text:style-name="Heading_20_2" text:outline-level="2"><draw:frame draw:style-name="fr2" draw:name="Bild104" text:anchor-type="paragraph" svg:width="1.2799in" svg:height="0.5984in" draw:z-index="224"><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2">Affect only vertices with a normal that faces the viewer.</text:p>
      <text:h text:style-name="Heading_20_3" text:outline-level="3"><text:bookmark-start text:name="__RefHeading___Toc7668_1835929790"/>Occlusion<text:bookmark-end text:name="__RefHeading___Toc7668_1835929790"/></text:h>
      <text:p text:style-name="P252">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2">View normal limit. The range of angles that will be affected. </text:p>
      <text:h text:style-name="Heading_20_3" text:outline-level="3"><text:bookmark-start text:name="__RefHeading___Toc7672_1835929790"/>Falloff<text:bookmark-end text:name="__RefHeading___Toc7672_1835929790"/></text:h>
      <text:p text:style-name="P252">Extend the angular range with a falloff gradient.</text:p>
      <text:h text:style-name="P305" text:outline-level="2"><draw:frame draw:style-name="fr2" draw:name="Bild107" text:anchor-type="paragraph" svg:width="1.2992in" svg:height="0.4366in" draw:z-index="225"><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3" text:outline-level="3"><text:bookmark-start text:name="__RefHeading___Toc7674_1835929790"/>Limit <text:bookmark-end text:name="__RefHeading___Toc7674_1835929790"/></text:h>
      <text:p text:style-name="P252">Area normal limit. The range of angles that will be affected. </text:p>
      <text:h text:style-name="Heading_20_3" text:outline-level="3"><text:bookmark-start text:name="__RefHeading___Toc7676_1835929790"/>Falloff<text:bookmark-end text:name="__RefHeading___Toc7676_1835929790"/></text:h>
      <text:p text:style-name="P252">Extend the angular range with a falloff gradient.</text:p>
      <text:p text:style-name="P25"/>
      <text:h text:style-name="Heading_20_2" text:outline-level="2"><draw:frame draw:style-name="fr2" draw:name="Bild464" text:anchor-type="paragraph" svg:width="1.3346in" svg:height="0.1654in"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6" draw:name="Bild466" text:anchor-type="paragraph" svg:x="6.5236in" svg:y="0.0602in" svg:width="0.839in" svg:height="1.0118in" draw:z-index="54"><draw:image xlink:href="Pictures/1000000100000079000000927BD219DDD4698B88.png" xlink:type="simple" xlink:show="embed" xlink:actuate="onLoad" draw:mime-type="image/png"/></draw:frame>The sculpt plane defines how the sculpting is aligned. It is a dropdown box<text:span text:style-name="T100">. </text:span>Choose different methods. By default the Area Plane gets used.</text:p>
      <text:p text:style-name="P24"/>
      <text:p text:style-name="P24"/>
      <text:p text:style-name="Horizontal_20_Line"/>
      <text:h text:style-name="P303" text:outline-level="2"><text:bookmark-start text:name="__RefHeading___Toc2182_2045047666"/><text:span text:style-name="T113">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2">Accumulate stroke daubts on top of each other.</text:p>
      <text:p text:style-name="P252"/>
      <table:table table:name="Tabelle24" table:style-name="Tabelle24">
        <table:table-column table:style-name="Tabelle24.A"/>
        <table:table-row>
          <table:table-cell table:style-name="Tabelle24.A1" office:value-type="string">
            <text:h text:style-name="P262" text:outline-level="1"><text:bookmark-start text:name="__RefHeading___Toc35616_1352627483"/><text:span text:style-name="T54">B</text:span><text:span text:style-name="T56">rush Settings Panel</text:span><text:span text:style-name="T53"> </text:span>- Texture <text:span text:style-name="T81">Subp</text:span>anel<text:bookmark-end text:name="__RefHeading___Toc35616_1352627483"/></text:h>
          </table:table-cell>
        </table:table-row>
      </table:table>
      <text:p text:style-name="Text_20_body"><draw:frame draw:style-name="fr5"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0"> as a pencil</text:span>.<text:span text:style-name="T10">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4">a few panels deeper in the Symmetry panel</text:span><text:span text:style-name="T107">.</text:span></text:p>
      <text:p text:style-name="Text_20_body"/>
      <text:p text:style-name="Text_20_body"/>
      <text:p text:style-name="Text_20_body"/>
      <text:p text:style-name="Text_20_body"/>
      <text:p text:style-name="P9"/>
      <text:h text:style-name="P325" text:outline-level="3"><draw:frame draw:style-name="fr5"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0">The image at the top of the panel is a image browser. </text:span>Choose a texture that you can choose for sculpting then.<text:span text:style-name="T10"> You can also have more than one image loaded at once.</text:span></text:p>
      <text:p text:style-name="Text_20_body"/>
      <text:h text:style-name="Heading_20_4" text:outline-level="4"><draw:frame draw:style-name="fr5"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text:span></text:p>
      <text:p text:style-name="P13"><draw:frame draw:style-name="fr6" draw:name="Bild1" text:anchor-type="paragraph" svg:x="5.7598in" svg:y="0.2764in" svg:width="1.7283in" svg:height="2.3543in" draw:z-index="70"><draw:image xlink:href="Pictures/100000010000015A000001D7FF30AD3FD857E931.png" xlink:type="simple" xlink:show="embed" xlink:actuate="onLoad" draw:mime-type="image/png"/></draw:frame><draw:frame draw:style-name="fr6" draw:name="Bild82" text:anchor-type="paragraph" svg:x="-0.0744in" svg:y="0.3028in" svg:width="1.7008in" svg:height="1.1102in" draw:z-index="69"><draw:image xlink:href="Pictures/1000000100000154000000DEC8486533CBF137DD.png" xlink:type="simple" xlink:show="embed" xlink:actuate="onLoad" draw:mime-type="image/png"/></draw:frame><draw:frame draw:style-name="fr6" draw:name="Bild80" text:anchor-type="paragraph" svg:x="3.7909in" svg:y="0.3134in" svg:width="1.7283in" svg:height="2.4409in" draw:z-index="68"><draw:image xlink:href="Pictures/100000010000015A000001E83C31F8E8F4B24551.png" xlink:type="simple" xlink:show="embed" xlink:actuate="onLoad" draw:mime-type="image/png"/></draw:frame><draw:frame draw:style-name="fr12" draw:name="Bild43" text:anchor-type="paragraph" svg:x="1.822in" svg:y="0.2902in" svg:width="1.7835in" svg:height="2.3862in" draw:z-index="67"><draw:image xlink:href="Pictures/1000000100000165000001DD2D6C6EB3366CBE12.png" xlink:type="simple" xlink:show="embed" xlink:actuate="onLoad" draw:mime-type="image/png"/></draw:frame><text:soft-page-break/></text:p>
      <text:p text:style-name="P220"/>
      <text:p text:style-name="Text_20_body"><draw:frame draw:style-name="fr6"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25" text:outline-level="3"><draw:frame draw:style-name="fr5"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4">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25"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0">. </text:span>Choose this different brush mapping methods.</text:p>
      <text:p text:style-name="P15">The settings vary. So we will go through them by the different brush mapping methods.</text:p>
      <text:p text:style-name="P12"/>
      <text:h text:style-name="P325" text:outline-level="3"><text:bookmark-start text:name="__RefHeading___Toc35620_1352627483"/><text:soft-page-break/>Brush Mapping <text:span text:style-name="T12">with mapping method </text:span>View Plane<text:span text:style-name="T13"> and Area Plane</text:span><text:bookmark-end text:name="__RefHeading___Toc35620_1352627483"/></text:h>
      <text:p text:style-name="P15"><draw:frame draw:style-name="fr5" draw:name="Bild482" text:anchor-type="paragraph" svg:y="0.0902in" svg:width="1.2874in" svg:height="2.0866in" draw:z-index="5"><draw:image xlink:href="Pictures/10000001000000C100000139E4C18DA1107C1FA2.png" xlink:type="simple" xlink:show="embed" xlink:actuate="onLoad" draw:mime-type="image/png"/></draw:frame><draw:frame draw:style-name="fr6"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3">, calculating the mapping from the current view. The result may be distorted when the view does not align with the surface of the object.</text:span></text:p>
      <text:p text:style-name="P15">The brush mapping method <text:span text:style-name="T13">Area</text:span> Plane maps the brush onto the surface of the object<text:span text:style-name="T13">,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2">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5">Just Area Plane. Handles each pixel color as an individual vector for displacement.</text:p>
      <text:p text:style-name="P9"/>
      <text:h text:style-name="P326" text:outline-level="3"><draw:frame draw:style-name="fr2"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3">,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26" text:outline-level="3"><draw:frame draw:style-name="fr5"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5"> and Area Plane</text:span> <text:span text:style-name="T16">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26" text:outline-level="3"><draw:frame draw:style-name="fr2"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4">Random</text:span><text:bookmark-end text:name="__RefHeading___Toc17159_1662158280"/></text:h>
      <text:p text:style-name="P15"><draw:frame draw:style-name="fr14" draw:name="Bild490" text:anchor-type="paragraph" svg:y="0.6528in" svg:width="4.2992in" svg:height="2.0118in"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2">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26" text:outline-level="3"><draw:frame draw:style-name="fr5" draw:name="Bild64" text:anchor-type="paragraph" svg:y="0.2118in" svg:width="2.0866in" svg:height="1.661in"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7">Stencil</text:span><text:bookmark-end text:name="__RefHeading___Toc17163_1662158280"/></text:h>
      <text:p text:style-name="P15">The <text:span text:style-name="T17">former methods uses the textures for the brush. The method Stencil works different. You have your texture displayed in the workspace above the object, and you paint this texture onto your object with your pencil strokes.</text:span></text:p>
      <text:p text:style-name="P145">Note that the texture in the 3d space is just visible when you are with the mouse over the viewport.</text:p>
      <text:h text:style-name="P10" text:outline-level="4"><draw:frame draw:style-name="fr6" draw:name="Bild65" text:anchor-type="paragraph" svg:x="0.0398in" svg:y="0.0299in" svg:width="2.6138in" svg:height="2.9335in" draw:z-index="49"><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5">Adjust the stencil size to fit to the image aspect ratio<text:span text:style-name="T9">.</text:span></text:p>
      <text:h text:style-name="P10" text:outline-level="4"><draw:frame draw:style-name="fr5"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8">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5" draw:name="Bild62" text:anchor-type="paragraph" svg:y="0.1472in" svg:width="1.811in" svg:height="1.4925in"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5">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77" text:outline-level="1"><text:bookmark-start text:name="__RefHeading___Toc35628_1352627483"/><text:span text:style-name="T55">B</text:span><text:span text:style-name="T56">rush Settings Panel</text:span><text:span text:style-name="T53"> - </text:span>Stroke Sub panel<text:bookmark-end text:name="__RefHeading___Toc35628_1352627483"/></text:h>
          </table:table-cell>
        </table:table-row>
      </table:table>
      <text:p text:style-name="P7"><draw:frame draw:style-name="fr5"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5"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5"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6">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5" draw:name="Bild63" text:anchor-type="paragraph" svg:y="-0.0437in" svg:width="1.3819in" svg:height="0.1654in"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6">Ratio of samples in a cycle that the brush is enabled.</text:p>
      <text:h text:style-name="Heading_20_3" text:outline-level="3"><text:bookmark-start text:name="__RefHeading___Toc3099_2573843734"/>Dash Length<text:bookmark-end text:name="__RefHeading___Toc3099_2573843734"/></text:h>
      <text:p text:style-name="P146">Length of a dash cycle measured in stroke samples.</text:p>
      <text:p text:style-name="Horizontal_20_Line"/>
      <text:h text:style-name="P327" text:outline-level="3"><draw:frame draw:style-name="fr6" draw:name="Bild36" text:anchor-type="paragraph" svg:x="6.0929in" svg:y="0.1937in" svg:width="1.3189in" svg:height="0.3543in" draw:z-index="84"><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8"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8" text:outline-level="4"><text:bookmark-start text:name="__RefHeading___Toc3519_2967426697"/>Jitter Unit<text:bookmark-end text:name="__RefHeading___Toc3519_2967426697"/></text:h>
      <text:p text:style-name="P163">If the jitter happens in screen space in pixels, or relative to the brush size.</text:p>
      <text:p text:style-name="Horizontal_20_Line"/>
      <text:h text:style-name="P202"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5"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3">tabilize </text:span>Stroke<text:bookmark-end text:name="__RefHeading___Toc17417_2210550682"/></text:h>
      <text:p text:style-name="P106"><text:span text:style-name="T36">When activated then the</text:span> brush lags behind the mouse position, and produces a much smoother stroke by that.<text:span text:style-name="T36">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6"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19">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5"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6"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1">The icon behind the edit box enables tablet pressure sensitivity for tablets.</text:p>
      <text:h text:style-name="P204" text:outline-level="4"><text:bookmark-start text:name="__RefHeading___Toc3101_2573843734"/>Spacing Distance<text:bookmark-end text:name="__RefHeading___Toc3101_2573843734"/></text:h>
      <text:p text:style-name="P147">If the spacing happens in View or in Scene distance.</text:p>
      <text:h text:style-name="P204" text:outline-level="4"><text:bookmark-start text:name="__RefHeading___Toc3103_2573843734"/>Adjust Strength for Spacing<text:bookmark-end text:name="__RefHeading___Toc3103_2573843734"/></text:h>
      <text:p text:style-name="P153">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5" draw:name="Bild506" text:anchor-type="paragraph" svg:y="-0.0165in" svg:width="2.0866in" svg:height="0.5311in"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27" text:outline-level="3"><draw:frame draw:style-name="fr6" draw:name="Bild37" text:anchor-type="paragraph" svg:x="6.0929in" svg:y="0.1937in" svg:width="1.3189in" svg:height="0.3543in" draw:z-index="85"><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8"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8" text:outline-level="4"><text:bookmark-start text:name="__RefHeading___Toc3525_2967426697"/>Jitter Unit<text:bookmark-end text:name="__RefHeading___Toc3525_2967426697"/></text:h>
      <text:p text:style-name="P163">If the jitter happens in screen space in pixels, or relative to the brush size.</text:p>
      <text:p text:style-name="P9"><text:soft-page-break/></text:p>
      <text:h text:style-name="P10" text:outline-level="4"><draw:frame draw:style-name="fr5"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3">Line</text:span><text:bookmark-end text:name="__RefHeading___Toc17846_4257855860"/></text:h>
      <text:p text:style-name="P109"><draw:frame draw:style-name="fr5"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9FD785E8DEA944CA.png" xlink:type="simple" xlink:show="embed" xlink:actuate="onLoad" draw:mime-type="image/png"/></draw:frame></text:p>
      <text:p text:style-name="Text_20_body"/>
      <text:h text:style-name="P328" text:outline-level="3"><draw:frame draw:style-name="fr5" draw:name="Bild21" text:anchor-type="paragraph" svg:y="0.0602in" svg:width="1.3898in" svg:height="0.5193in" draw:z-index="79"><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6" draw:name="Bild2" text:anchor-type="paragraph" svg:x="4.9965in" svg:y="0.3953in" svg:width="2.3661in" svg:height="1.5902in" draw:z-index="7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9_2573843734"/>Spacing Distance<text:bookmark-end text:name="__RefHeading___Toc3109_2573843734"/></text:h>
      <text:p text:style-name="P148">If the spacing happens in View or in Scene distance.</text:p>
      <text:h text:style-name="P205" text:outline-level="4"><text:bookmark-start text:name="__RefHeading___Toc3111_2573843734"/>Adjust Strength for Spacing<text:bookmark-end text:name="__RefHeading___Toc3111_2573843734"/></text:h>
      <text:p text:style-name="P154">Automatically adjust the strength to give consistent results for different spacing.</text:p>
      <text:p text:style-name="P98"/>
      <text:p text:style-name="Horizontal_20_Line"/>
      <text:h text:style-name="P329" text:outline-level="3"><draw:frame draw:style-name="fr5" draw:name="Bild38" text:anchor-type="paragraph" svg:y="0.1937in" svg:width="1.3189in" svg:height="0.3543in" draw:z-index="86"><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09"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09" text:outline-level="4"><text:bookmark-start text:name="__RefHeading___Toc3531_2967426697"/>Jitter Unit<text:bookmark-end text:name="__RefHeading___Toc3531_2967426697"/></text:h>
      <text:p text:style-name="P164">If the jitter happens in screen space in pixels, or relative to the brush size.</text:p>
      <text:p text:style-name="Horizontal_20_Line"/>
      <text:h text:style-name="P325" text:outline-level="3"><draw:frame draw:style-name="fr5"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4">Airbrush</text:span><text:bookmark-end text:name="__RefHeading___Toc17852_4257855860"/></text:h>
      <text:p text:style-name="P98"><draw:frame draw:style-name="fr5"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4">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25" text:outline-level="3"><draw:frame draw:style-name="fr2"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4">Rate</text:span> Edit Box<text:bookmark-end text:name="__RefHeading___Toc17413_22105506821"/></text:h>
      <text:p text:style-name="P156">Define the rate of the drawing.</text:p>
      <text:h text:style-name="P205" text:outline-level="4"><text:bookmark-start text:name="__RefHeading___Toc3117_2573843734"/>Spacing Distance<text:bookmark-end text:name="__RefHeading___Toc3117_2573843734"/></text:h>
      <text:p text:style-name="P148">If the spacing happens in View or in Scene distance.</text:p>
      <text:p text:style-name="P9"/>
      <text:h text:style-name="P329" text:outline-level="3"><draw:frame draw:style-name="fr6" draw:name="Bild24" text:anchor-type="paragraph" svg:x="6.0929in" svg:y="0.1937in" svg:width="1.3189in" svg:height="0.3543in" draw:z-index="87"><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09"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09" text:outline-level="4"><text:bookmark-start text:name="__RefHeading___Toc3537_2967426697"/><text:soft-page-break/>Jitter Unit<text:bookmark-end text:name="__RefHeading___Toc3537_2967426697"/></text:h>
      <text:p text:style-name="P164">If the jitter happens in screen space in pixels, or relative to the brush size.</text:p>
      <text:p text:style-name="P99"/>
      <text:h text:style-name="P330" text:outline-level="3"><draw:frame draw:style-name="fr5" draw:name="Bild126" text:anchor-type="paragraph" svg:y="0.2244in" svg:width="2.0945in" svg:height="0.1654in"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25" text:outline-level="3"><draw:frame draw:style-name="fr5"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4">tabilize</text:span> Stroke<text:bookmark-end text:name="__RefHeading___Toc35634_1352627483"/></text:h>
      <text:p text:style-name="P106"><text:span text:style-name="T36">When activated then t</text:span>he brush lags behind the mouse position, and produces a much smoother stroke by that.<text:span text:style-name="T36"> Smooth stroke has two settings.</text:span></text:p>
      <text:h text:style-name="P325" text:outline-level="3"><text:bookmark-start text:name="__RefHeading___Toc17419_22105506821"/>Smooth Stroke Radius Edit Box<text:bookmark-end text:name="__RefHeading___Toc17419_22105506821"/></text:h>
      <text:p text:style-name="P106">Adjust the radius of the smoothing.</text:p>
      <text:h text:style-name="P325"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6">Anchored</text:span><text:bookmark-end text:name="__RefHeading___Toc17854_4257855860"/></text:h>
      <text:p text:style-name="P110"><draw:frame draw:style-name="fr5"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6" text:outline-level="4"><text:bookmark-start text:name="__RefHeading___Toc3123_2573843734"/><text:soft-page-break/>Spacing Distance<text:bookmark-end text:name="__RefHeading___Toc3123_2573843734"/></text:h>
      <text:p text:style-name="P149">If the spacing happens in View or in Scene distance.</text:p>
      <text:h text:style-name="Heading_20_3" text:outline-level="3"><draw:frame draw:style-name="fr5"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5">Drag dot</text:span><text:bookmark-end text:name="__RefHeading___Toc17858_4257855860"/></text:h>
      <text:p text:style-name="P110"><draw:frame draw:style-name="fr5"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5">.</text:span></text:p>
      <text:h text:style-name="Heading_20_3" text:outline-level="3"><text:bookmark-start text:name="__RefHeading___Toc3125_2573843734"/>Spacing Distance<text:bookmark-end text:name="__RefHeading___Toc3125_2573843734"/></text:h>
      <text:p text:style-name="P150">If the spacing happens in View or in Scene distance.</text:p>
      <text:p text:style-name="P9"><draw:frame draw:style-name="fr10" draw:name="Bild523" text:anchor-type="paragraph" svg:width="4.0547in" svg:height="2.5827in" draw:z-index="37"><draw:image xlink:href="Pictures/10000001000002480000017443CAA819D811087D.png" xlink:type="simple" xlink:show="embed" xlink:actuate="onLoad" draw:mime-type="image/png"/></draw:frame></text:p>
      <text:p text:style-name="P8"/>
      <text:h text:style-name="P325" text:outline-level="3"><draw:frame draw:style-name="fr5"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06" text:outline-level="2"><draw:frame draw:style-name="fr5" draw:name="Bild67" text:anchor-type="paragraph" svg:y="0.2193in" svg:width="1.3346in" svg:height="1.5472in" draw:z-index="51"><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5"> dot</text:span><text:bookmark-end text:name="__RefHeading___Toc5222_3705283680"/></text:h>
      <text:p text:style-name="P8"><draw:frame draw:style-name="fr9" draw:name="Bild66" text:anchor-type="paragraph" svg:y="0.1335in" svg:width="4.1181in" svg:height="2.7283in"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1" text:outline-level="3"><text:bookmark-start text:name="__RefHeading___Toc3127_2573843734"/>Spacing Distance<text:bookmark-end text:name="__RefHeading___Toc3127_2573843734"/></text:h>
      <text:p text:style-name="P150">If the spacing happens in View or in Scene distance.</text:p>
      <text:h text:style-name="P331" text:outline-level="3"><draw:frame draw:style-name="fr5" draw:name="Bild32" text:anchor-type="paragraph" svg:y="0.2602in" svg:width="1.3819in" svg:height="0.339in" draw:z-index="80"><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7" text:outline-level="4"><text:bookmark-start text:name="__RefHeading___Toc3131_2573843734"/>Jitter Unit<text:bookmark-end text:name="__RefHeading___Toc3131_2573843734"/></text:h>
      <text:p text:style-name="P155">Jitter in screen space or relative to the brush size.</text:p>
      <text:p text:style-name="Horizontal_20_Line"/>
      <text:h text:style-name="P330" text:outline-level="3"><draw:frame draw:style-name="fr5" draw:name="Bild127" text:anchor-type="paragraph" svg:y="0.2244in" svg:width="2.0945in" svg:height="0.1654in"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15" text:outline-level="3"><draw:frame draw:style-name="fr5" draw:name="Bild69" text:anchor-type="paragraph" svg:y="0.102in" svg:width="1.3898in" svg:height="0.5752in"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6">When activated then t</text:span>he brush lags behind the mouse position, and produces a much smoother stroke by that.<text:span text:style-name="T36"> Smooth stroke has two settings.</text:span></text:p>
      <text:h text:style-name="P332" text:outline-level="3"><text:bookmark-start text:name="__RefHeading___Toc17419_221055068212"/>Smooth Stroke Radius Edit Box<text:bookmark-end text:name="__RefHeading___Toc17419_221055068212"/></text:h>
      <text:p text:style-name="P107">Adjust the radius of the smoothing.</text:p>
      <text:h text:style-name="P332"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table-cell table:style-name="Tabelle27.A1" office:value-type="string">
            <text:h text:style-name="P278" text:outline-level="1"><text:bookmark-start text:name="__RefHeading___Toc35636_1352627483"/><text:span text:style-name="T55">B</text:span><text:span text:style-name="T56">rush Settings Panel</text:span><text:span text:style-name="T53"> - Falloff</text:span> Sub panel<text:bookmark-end text:name="__RefHeading___Toc35636_1352627483"/></text:h>
          </table:table-cell>
        </table:table-row>
      </table:table>
      <text:h text:style-name="P307" text:outline-level="2"><draw:frame draw:style-name="fr5" draw:name="Bild525" text:anchor-type="paragraph" svg:y="0.189in" svg:width="1.3346in" svg:height="2in" draw:z-index="39"><draw:image xlink:href="Pictures/10000001000000C80000012C981CEF6E696C420F.png" xlink:type="simple" xlink:show="embed" xlink:actuate="onLoad" draw:mime-type="image/png"/></draw:frame><draw:frame draw:style-name="fr6" draw:name="Bild19" text:anchor-type="paragraph" svg:x="4.4563in" svg:y="0.228in" svg:width="1.2917in" svg:height="0.5984in" draw:z-index="213"><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7">Falloff </text:span>panel allows you to define different falloffs methods for the border of the brush.</text:p>
      <text:p text:style-name="P31"/>
      <text:p text:style-name="P31"/>
      <text:p text:style-name="P31"/>
      <text:p text:style-name="P31"/>
      <text:h text:style-name="Heading_20_2" text:outline-level="2"><draw:frame draw:style-name="fr6" draw:name="Bild20" text:anchor-type="paragraph" svg:x="6.1409in" svg:y="0.2744in" svg:width="1.1728in" svg:height="1.7083in" draw:z-index="214"><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5" draw:name="Bild70" text:anchor-type="paragraph" svg:y="0.0646in" svg:width="2.028in" svg:height="1.3189in"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8">is</text:span> reveal<text:span text:style-name="T38">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5" draw:name="Bild128" text:anchor-type="paragraph" svg:y="0.1181in" svg:width="2.028in" svg:height="1.3071in"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5"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9">.</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8"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9">.</text:span></text:p>
      <text:h text:style-name="Heading_20_4" text:outline-level="4"><text:bookmark-start text:name="__RefHeading___Toc17872_4257855860"/>Vector Handle<text:bookmark-end text:name="__RefHeading___Toc17872_4257855860"/></text:h>
      <text:p text:style-name="P31">Set handle type to Vector<text:span text:style-name="T9">.</text:span></text:p>
      <text:h text:style-name="Heading_20_4" text:outline-level="4"><text:bookmark-start text:name="__RefHeading___Toc17874_4257855860"/>Auto Handle<text:bookmark-end text:name="__RefHeading___Toc17874_4257855860"/></text:h>
      <text:p text:style-name="P31">Set handle type to Auto<text:span text:style-name="T9">.</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9">.</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33" text:outline-level="3"><draw:frame draw:style-name="fr5" draw:name="Bild22" text:anchor-type="paragraph" svg:y="0.0839in" svg:width="1.2799in" svg:height="0.8583in" draw:z-index="55"><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9">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40">the </text:span>selected curve point<text:span text:style-name="T39">.</text:span></text:p>
      <text:p text:style-name="Horizontal_20_Line"/>
      <text:h text:style-name="P325" text:outline-level="3"><draw:frame draw:style-name="fr2"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4"> as a starting point.</text:span></text:p>
      <text:h text:style-name="Heading_20_3" text:outline-level="3"><draw:frame draw:style-name="fr5" draw:name="Bild33" text:anchor-type="paragraph" svg:y="0.1492in" svg:width="1.3346in" svg:height="0.2201in" draw:z-index="81"><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7">Use projected or spherical falloff.</text:p>
      <text:p text:style-name="P157"/>
      <table:table table:name="Tabelle4" table:style-name="Tabelle4">
        <table:table-column table:style-name="Tabelle4.A"/>
        <table:table-row>
          <table:table-cell table:style-name="Tabelle4.A1" office:value-type="string">
            <text:h text:style-name="P281" text:outline-level="1"><text:bookmark-start text:name="__RefHeading___Toc8811_3389447698"/><text:span text:style-name="T55">B</text:span><text:span text:style-name="T56">rush Settings Panel</text:span><text:span text:style-name="T53"> - </text:span><text:span text:style-name="T56">C</text:span><text:span text:style-name="T57">ursor</text:span><text:span text:style-name="T53"> Sub panel</text:span><text:bookmark-end text:name="__RefHeading___Toc8811_3389447698"/></text:h>
          </table:table-cell>
        </table:table-row>
      </table:table>
      <text:p text:style-name="P30"><draw:frame draw:style-name="fr5" draw:name="Bild34" text:anchor-type="paragraph" svg:y="0.1846in" svg:width="3.3272in" svg:height="1.1929in" draw:z-index="82"><draw:image xlink:href="Pictures/10000001000001F3000000B3DA0CC46C37FDD8DE.png" xlink:type="simple" xlink:show="embed" xlink:actuate="onLoad" draw:mime-type="image/png"/></draw:frame></text:p>
      <text:p text:style-name="P33">Change<text:span text:style-name="T82">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8">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5" draw:name="Bild35" text:anchor-type="paragraph" svg:y="0.228in" svg:width="2.2917in" svg:height="1.0591in" draw:z-index="83"><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3">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9">Hide the Cursor Overlay when painting.</text:p>
      <text:h text:style-name="Heading_20_3" text:outline-level="3"><text:bookmark-start text:name="__RefHeading___Toc8827_3389447698"/>Use Cursor Overlay<text:bookmark-end text:name="__RefHeading___Toc8827_3389447698"/></text:h>
      <text:p text:style-name="P159">Turn on Cursor Overlay.</text:p>
      <text:h text:style-name="Heading_20_2" text:outline-level="2"><text:bookmark-start text:name="__RefHeading___Toc8821_3389447698"/>Texture Opacity<text:bookmark-end text:name="__RefHeading___Toc8821_3389447698"/></text:h>
      <text:p text:style-name="P160"><text:span text:style-name="T83">This is for the case when you paint with a texture brush. </text:span>You can turn on the <text:span text:style-name="T83">Texture</text:span> overlay with the eye button at the end. The falloff opacity slider allows you to adjust the opacity of this cursor overlay.</text:p>
      <text:h text:style-name="P334" text:outline-level="3"><text:bookmark-start text:name="__RefHeading___Toc8829_3389447698"/>Override Overlay<text:bookmark-end text:name="__RefHeading___Toc8829_3389447698"/></text:h>
      <text:p text:style-name="P159">Hide the Texture Overlay when painting.</text:p>
      <text:h text:style-name="P334" text:outline-level="3"><text:bookmark-start text:name="__RefHeading___Toc8831_3389447698"/>Use Cursor Overlay<text:bookmark-end text:name="__RefHeading___Toc8831_3389447698"/></text:h>
      <text:p text:style-name="P159">Turn on Texture Overlay.</text:p>
      <text:p text:style-name="P30"/>
      <table:table table:name="Tabelle26" table:style-name="Tabelle26">
        <table:table-column table:style-name="Tabelle26.A"/>
        <table:table-row>
          <table:table-cell table:style-name="Tabelle26.A1" office:value-type="string">
            <text:h text:style-name="P279" text:outline-level="1"><text:bookmark-start text:name="__RefHeading___Toc35640_1352627483"/>Dyntopo Panel<text:bookmark-end text:name="__RefHeading___Toc35640_1352627483"/></text:h>
          </table:table-cell>
        </table:table-row>
      </table:table>
      <text:p text:style-name="P7"><draw:frame draw:style-name="fr1" draw:name="Image1" text:anchor-type="char" svg:x="5.3563in" svg:y="0.1728in" svg:width="2.0429in" svg:height="1.3055in" draw:z-index="231"><draw:image xlink:href="Pictures/10000000000000F10000009AE88EC00EA0A66CB6.png" xlink:type="simple" xlink:show="embed" xlink:actuate="onLoad" draw:mime-type="image/png"/></draw:frame></text:p>
      <text:p text:style-name="P8"><text:span text:style-name="T27">Dyntopo stands for </text:span><text:bookmark text:name="Blender_2.66:_Dynamic_Topology_Sculpting"/>Dynamic Topology Sculpting<text:span text:style-name="T27">.</text:span></text:p>
      <text:p text:style-name="P113">Without Dyntopo you just deform the existing geometry. With Dyntopo geometry gets subdivided when needed. This makes it possible to sculpt complex shapes out of a block.</text:p>
      <text:p text:style-name="P113"/>
      <text:p text:style-name="P113"/>
      <text:p text:style-name="P113"/>
      <text:p text:style-name="P111"><draw:frame draw:style-name="fr7" draw:name="Bild530" text:anchor-type="paragraph" svg:y="-0.0083in" svg:width="3.0118in" svg:height="1.6535in" draw:z-index="43"><draw:image xlink:href="Pictures/10000001000001B2000000EEF7E26153CBD79168.png" xlink:type="simple" xlink:show="embed" xlink:actuate="onLoad" draw:mime-type="image/png"/></draw:frame>Left without Dyntopo, right with Dyntopo.</text:p>
      <text:p text:style-name="P349"><text:span text:style-name="T5">Note:</text:span> <text:span text:style-name="T122">Some</text:span><text:span text:style-name="T118"> brushes </text:span><text:span text:style-name="T120">are incompatible</text:span><text:span text:style-name="T118"> with Dyntopo. </text:span></text:p>
      <text:p text:style-name="P355"><text:soft-page-break/><text:span text:style-name="T122">Brushes that are incompatible are the </text:span>Grab brush, Rotate brush, Thumb brush, Layer brush, Smooth brush (including alt-key smoothing with a different brush) and Mask brush.</text:p>
      <text:p text:style-name="P356">The topology will also not update if the stroke mode is Anchored or Drag Dot.</text:p>
      <text:p text:style-name="P345"/>
      <text:h text:style-name="P339" text:outline-level="3"><draw:frame draw:style-name="fr5" draw:name="Bild533" text:anchor-type="paragraph" svg:y="0.1508in" svg:width="1.028in" svg:height="0.8346in" draw:z-index="227"><draw:image xlink:href="Pictures/100000010000009A0000007DE3FEBF02C5BA918E.png" xlink:type="simple" xlink:show="embed" xlink:actuate="onLoad" draw:mime-type="image/png"/></draw:frame><text:bookmark-start text:name="__RefHeading___Toc18132_1853030663"/>Detail<text:span text:style-name="T75">ing</text:span><text:bookmark-end text:name="__RefHeading___Toc18132_1853030663"/></text:h>
      <text:p text:style-name="P353">Define the Detail Type method.</text:p>
      <text:h text:style-name="P341" text:outline-level="4"><text:bookmark-start text:name="__RefHeading___Toc2202_2045047666"/>Relative Detail<text:bookmark-end text:name="__RefHeading___Toc2202_2045047666"/></text:h>
      <text:p text:style-name="P353">Mesh Detail is relative to brush size and detail size</text:p>
      <text:h text:style-name="P341" text:outline-level="4"><text:bookmark-start text:name="__RefHeading___Toc18134_1853030663"/>Brush Detail<text:bookmark-end text:name="__RefHeading___Toc18134_1853030663"/></text:h>
      <text:p text:style-name="P353">Mesh Detail is relative to brush radius.</text:p>
      <text:h text:style-name="P341" text:outline-level="4"><text:bookmark-start text:name="__RefHeading___Toc18136_1853030663"/>Constant Detail<text:bookmark-end text:name="__RefHeading___Toc18136_1853030663"/></text:h>
      <text:p text:style-name="P353">Mesh detail is constant in object space according to detail size.</text:p>
      <text:h text:style-name="P341" text:outline-level="4"><text:bookmark-start text:name="__RefHeading___Toc2204_2045047666"/>Manual Detail<text:bookmark-end text:name="__RefHeading___Toc2204_2045047666"/></text:h>
      <text:p text:style-name="P351">Mesh detail does not change on each stroke. But just on flood fill</text:p>
      <text:p text:style-name="P345"/>
      <text:h text:style-name="P340" text:outline-level="3"><draw:frame draw:style-name="fr2" draw:name="Bild532" text:anchor-type="paragraph" svg:width="1.1374in" svg:height="0.8543in" draw:z-index="230"><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354">Define the Detail refine method.</text:p>
      <text:p text:style-name="P348"/>
      <text:h text:style-name="P342" text:outline-level="4"><text:bookmark-start text:name="__RefHeading___Toc35644_1352627483"/>Subdivide Collapse<text:bookmark-end text:name="__RefHeading___Toc35644_1352627483"/></text:h>
      <text:p text:style-name="P354">Both methods in one. Subdivide long edges to add mesh detail where needed. And collapse short edges to remove mesh detail where possible.</text:p>
      <text:h text:style-name="P342" text:outline-level="4"><text:bookmark-start text:name="__RefHeading___Toc18128_1853030663"/>Collapse Edges<text:bookmark-end text:name="__RefHeading___Toc18128_1853030663"/></text:h>
      <text:p text:style-name="P354">Collapse short edges to remove mesh detail where possible.</text:p>
      <text:h text:style-name="P342" text:outline-level="4"><text:bookmark-start text:name="__RefHeading___Toc18130_1853030663"/>Subdivide Edges<text:bookmark-end text:name="__RefHeading___Toc18130_1853030663"/></text:h>
      <text:p text:style-name="P354">Subdivide long edges to add mesh detail where needed.</text:p>
      <text:p text:style-name="P347"/>
      <text:h text:style-name="P335" text:outline-level="3" text:is-list-header="true"><text:bookmark-start text:name="__RefHeading___Toc18122_1853030663"/>Resolution<text:bookmark-end text:name="__RefHeading___Toc18122_1853030663"/></text:h>
      <text:p text:style-name="P111"><draw:frame draw:style-name="fr5" draw:name="Bild531" text:anchor-type="paragraph" svg:y="-0.0055in" svg:width="2.0752in" svg:height="0.2083in" draw:z-index="44"><draw:image xlink:href="Pictures/10000001000001370000001F15C50D8C82E80451.png" xlink:type="simple" xlink:show="embed" xlink:actuate="onLoad" draw:mime-type="image/png"/></draw:frame>The <text:span text:style-name="T41">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350">This pipette allows you to pick the current resolution from a mesh. </text:p>
      <text:p text:style-name="P350"><text:span text:style-name="T117">To activate the tool, hover with the mouse over the mesh and left click to apply. </text:span></text:p>
      <text:p text:style-name="P350"><text:span text:style-name="T8">Note:</text:span><text:span text:style-name="T121"> </text:span><text:span text:style-name="T119">This work in the Constant and Manual methods exclusively. </text:span></text:p>
      <text:p text:style-name="P345"/>
      <text:h text:style-name="P339" text:outline-level="3"><text:bookmark-start text:name="__RefHeading___Toc18122_1853030663 Copy 1"/><text:span text:style-name="T117">Set Detail Size / Set Detail Percentage</text:span><draw:frame draw:style-name="fr3" draw:name="Image3" text:anchor-type="char" svg:x="5.1465in" svg:y="0.0484in" svg:width="2.2138in" svg:height="0.261in" draw:z-index="229"><draw:image xlink:href="Pictures/10000001000000F30000001C00EE2AC8534DEDBC.png" xlink:type="simple" xlink:show="embed" xlink:actuate="onLoad" draw:mime-type="image/png"/></draw:frame><text:bookmark-end text:name="__RefHeading___Toc18122_1853030663 Copy 1"/></text:h>
      <text:p text:style-name="P352">This button triggers the ability to set the detail size through a mouse<draw:frame draw:style-name="fr4" draw:name="Image2" text:anchor-type="char" svg:x="5.1543in" svg:y="-0.0193in" svg:width="2.2063in" svg:height="0.2665in" draw:z-index="228"><draw:image xlink:href="Pictures/10000000000000EE000000203932B7573A1046D6.png" xlink:type="simple" xlink:show="embed" xlink:actuate="onLoad" draw:mime-type="image/png"/></draw:frame> overlay. This sets the mesh detail (either a relative or constant one, depending on current dyntopo mode). </text:p>
      <text:p text:style-name="P352">To activate the tool, click on the button, drag the mouse left or right, then left click to apply. </text:p>
      <text:p text:style-name="P345"><text:span text:style-name="T75"/></text:p>
      <text:h text:style-name="P338" text:outline-level="3"><text:bookmark-start text:name="__RefHeading___Toc18122_1853030663 Copy 1 Copy 1 Copy 1"/>Detail Flood Fill<draw:frame draw:style-name="fr1" draw:name="Image4" text:anchor-type="char" svg:x="5.1311in" svg:y="0.1362in" svg:width="2.2354in" svg:height="0.2807in" draw:z-index="226"><draw:image xlink:href="Pictures/10000000000000EF0000001E7BECA600F98EC062.png" xlink:type="simple" xlink:show="embed" xlink:actuate="onLoad" draw:mime-type="image/png"/></draw:frame><text:bookmark-end text:name="__RefHeading___Toc18122_1853030663 Copy 1 Copy 1 Copy 1"/></text:h>
      <text:p text:style-name="P352">This button fills the mesh with the selected detail setting. </text:p>
      <text:p text:style-name="P346"><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282" text:outline-level="1"><text:bookmark-start text:name="__RefHeading___Toc8848_3389447698"/><text:span text:style-name="T58">R</text:span><text:span text:style-name="T59">emesh</text:span><text:span text:style-name="T84"> Panel</text:span><text:bookmark-end text:name="__RefHeading___Toc8848_3389447698"/></text:h>
          </table:table-cell>
        </table:table-row>
      </table:table>
      <text:p text:style-name="P35"/>
      <text:p text:style-name="Text_20_body"><draw:frame draw:style-name="fr2" draw:name="Bild129" text:anchor-type="paragraph" svg:width="1.3272in" svg:height="1.4839in" draw:z-index="64"><draw:image xlink:href="Pictures/10000001000000C7000000DF6B428C1FCCF1DE16.png" xlink:type="simple" xlink:show="embed" xlink:actuate="onLoad" draw:mime-type="image/png"/></draw:frame><text:span text:style-name="T84">You may create a sculpt mesh that has ways too many polygons. Or too many polygons at one area, and not enough polygons at another area. </text:span>Remeshing <text:span text:style-name="T84">recreates the mesh geometry, with a more uniform topology.</text:span></text:p>
      <text:p text:style-name="P161">Remesh does not work with Dyntopo enabled. You need to turn it of for remeshing.</text:p>
      <text:p text:style-name="P36"/>
      <text:p text:style-name="P36"/>
      <text:p text:style-name="P182"><draw:frame draw:style-name="fr5" draw:name="Bild76" text:anchor-type="paragraph" svg:y="0.0535in" svg:width="2.2008in" svg:height="1.0075in" draw:z-index="88"><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1">Adjust the density of the new created geometry</text:p>
      <text:h text:style-name="P316"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4">.</text:span></text:p>
      <text:h text:style-name="Heading_20_2" text:outline-level="2"><text:bookmark-start text:name="__RefHeading___Toc8852_3389447698"/>Adaptivity<text:bookmark-end text:name="__RefHeading___Toc8852_3389447698"/></text:h>
      <text:p text:style-name="P161">Reduces the final face count by simplifying geometry where detail is not needed. This method uses tris. A value greater than 0 disables the Fix Poles feature.</text:p>
      <text:h text:style-name="Heading_20_2" text:outline-level="2"><text:bookmark-start text:name="__RefHeading___Toc8854_3389447698"/><text:soft-page-break/>Fix Poles<text:bookmark-end text:name="__RefHeading___Toc8854_3389447698"/></text:h>
      <text:p text:style-name="P161">Produce less poles and a better topology flow.</text:p>
      <text:h text:style-name="Heading_20_2" text:outline-level="2"><text:bookmark-start text:name="__RefHeading___Toc8856_3389447698"/>Smooth Normals<text:bookmark-end text:name="__RefHeading___Toc8856_3389447698"/></text:h>
      <text:p text:style-name="P161">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1">Tries to preserves the volume of the original mesh.</text:p>
      <text:h text:style-name="Heading_20_3" text:outline-level="3"><text:bookmark-start text:name="__RefHeading___Toc8860_3389447698"/>Paint Mask<text:bookmark-end text:name="__RefHeading___Toc8860_3389447698"/></text:h>
      <text:p text:style-name="P161">Keep existing paint masks at the new mesh.</text:p>
      <text:h text:style-name="Heading_20_3" text:outline-level="3"><text:bookmark-start text:name="__RefHeading___Toc3912_97366285"/>Face Sets<text:bookmark-end text:name="__RefHeading___Toc3912_97366285"/></text:h>
      <text:p text:style-name="P175">Keep the current face sets at the new created mesh.</text:p>
      <text:h text:style-name="Heading_20_2" text:outline-level="2"><text:bookmark-start text:name="__RefHeading___Toc8862_3389447698"/>Remesh<text:bookmark-end text:name="__RefHeading___Toc8862_3389447698"/></text:h>
      <text:p text:style-name="P161">Starts the remesher<text:span text:style-name="T91">.</text:span></text:p>
      <text:p text:style-name="P97"/>
      <table:table table:name="Tabelle29" table:style-name="Tabelle29">
        <table:table-column table:style-name="Tabelle29.A"/>
        <table:table-row>
          <table:table-cell table:style-name="Tabelle29.A1" office:value-type="string">
            <text:h text:style-name="P279" text:outline-level="1"><text:bookmark-start text:name="__RefHeading___Toc5303_3705283680"/>Symmetry Panel<text:bookmark-end text:name="__RefHeading___Toc5303_3705283680"/></text:h>
          </table:table-cell>
        </table:table-row>
      </table:table>
      <text:p text:style-name="P8"><draw:frame draw:style-name="fr5" draw:name="Bild534" text:anchor-type="paragraph" svg:y="0.1681in" svg:width="1.2799in" svg:height="2.6457in" draw:z-index="45"><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5" draw:name="Bild25" text:anchor-type="paragraph" svg:y="0.0465in" svg:width="1.472in" svg:height="2.2445in" draw:z-index="72"><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4">Mirror sculpt along activated axis. By default the mirroring is activated around X axis.</text:p>
      <text:p text:style-name="P140">The same buttons <text:span text:style-name="T49">plus the whole Symmetry Lock Panel as a drop down menu </text:span>can also be found in the tool settings bar as icon buttons. This allows quicker access and better <text:soft-page-break/>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iling<text:bookmark-end text:name="__RefHeading___Toc18158_1853030663"/></text:h>
      <text:p text:style-name="P115">Produces a mesh that is tilable in the activated directions.</text:p>
      <text:h text:style-name="P308" text:outline-level="2"><text:bookmark-start text:name="__RefHeading___Toc47389_722664933"/>Feather<text:bookmark-end text:name="__RefHeading___Toc47389_722664933"/></text:h>
      <text:p text:style-name="P116">Reduce the strength of the brush where it overlaps symmetrical daubs<text:span text:style-name="T41">.</text:span></text:p>
      <text:h text:style-name="Heading_20_2" text:outline-level="2"><draw:frame draw:style-name="fr5" draw:name="Bild535" text:anchor-type="paragraph" svg:y="0.0783in" svg:width="3.602in" svg:height="2.0398in"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36" text:outline-level="3"/>
      <text:p text:style-name="P114"/>
      <text:h text:style-name="Heading_20_2" text:outline-level="2"><draw:frame draw:style-name="fr5" draw:name="Bild536" text:anchor-type="paragraph" svg:y="0.0327in" svg:width="3.3898in" svg:height="1.9571in"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2">The direction in which the mirroring happens.</text:p>
      <text:h text:style-name="Heading_20_2" text:outline-level="2"><text:bookmark-start text:name="__RefHeading___Toc8866_3389447698"/>Symmetrize<text:bookmark-end text:name="__RefHeading___Toc8866_3389447698"/></text:h>
      <text:p text:style-name="P162">Symmetrize the topology modifications.</text:p>
      <text:h text:style-name="Heading_20_2" text:outline-level="2"><text:bookmark-start text:name="__RefHeading___Toc7923_109079044"/>Merge Distance<text:bookmark-end text:name="__RefHeading___Toc7923_109079044"/></text:h>
      <text:p text:style-name="P253">The distance to merge vertices with symmetrizing.</text:p>
      <text:p text:style-name="P162"/>
      <text:p text:style-name="P162"/>
      <text:p text:style-name="P162"/>
      <text:p text:style-name="P162"/>
      <text:p text:style-name="P162"><text:soft-page-break/></text:p>
      <text:p text:style-name="P162"/>
      <text:p text:style-name="P162"/>
      <table:table table:name="Tabelle23" table:style-name="Tabelle23">
        <table:table-column table:style-name="Tabelle23.A"/>
        <table:table-row>
          <table:table-cell table:style-name="Tabelle23.A1" office:value-type="string">
            <text:h text:style-name="P280" text:outline-level="1"><text:bookmark-start text:name="__RefHeading___Toc5299_3705283680"/><text:span text:style-name="T28">Sculpt Mode - Options</text:span> Panel<text:bookmark-end text:name="__RefHeading___Toc5299_3705283680"/></text:h>
          </table:table-cell>
        </table:table-row>
      </table:table>
      <text:h text:style-name="Heading_20_2" text:outline-level="2"><draw:frame draw:style-name="fr6" draw:name="Bild539" text:anchor-type="paragraph" svg:x="6.028in" svg:y="0.1453in" svg:width="1.2799in" svg:height="2.3583in" draw:z-index="65"><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6">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09"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6">Affect only vertices connected to the active vertex under the brush.</text:p>
      <text:h text:style-name="Heading_20_3" text:outline-level="3"><text:bookmark-start text:name="__RefHeading___Toc9703_1824433352"/>Face Sets<text:bookmark-end text:name="__RefHeading___Toc9703_1824433352"/></text:h>
      <text:p text:style-name="P176">Affect only vertices that share face sets with the active vertex.</text:p>
      <text:h text:style-name="Heading_20_3" text:outline-level="3"><text:bookmark-start text:name="__RefHeading___Toc9705_1824433352"/>Mesh Boundary<text:bookmark-end text:name="__RefHeading___Toc9705_1824433352"/></text:h>
      <text:p text:style-name="P176">Do not affect non manifold boundary edges.</text:p>
      <text:h text:style-name="Heading_20_3" text:outline-level="3"><text:bookmark-start text:name="__RefHeading___Toc9707_1824433352"/>Face Sets Boundary<text:bookmark-end text:name="__RefHeading___Toc9707_1824433352"/></text:h>
      <text:p text:style-name="P176">Do not affect vertices that belongs to a face set boundary.</text:p>
      <text:h text:style-name="Heading_20_3" text:outline-level="3"><text:bookmark-start text:name="__RefHeading___Toc7973_3442103192"/>Cavity<text:bookmark-end text:name="__RefHeading___Toc7973_3442103192"/></text:h>
      <text:p text:style-name="P254">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4">Do not affect vertices in the valleys. Based on the surface curvature.</text:p>
      <text:h text:style-name="Heading_20_3" text:outline-level="3"><text:bookmark-start text:name="__RefHeading___Toc7977_3442103192"/>Area Normal<text:bookmark-end text:name="__RefHeading___Toc7977_3442103192"/></text:h>
      <text:p text:style-name="P254">Affect only vertices with a similar normal to where the stroke starts.</text:p>
      <text:h text:style-name="Heading_20_3" text:outline-level="3"><text:bookmark-start text:name="__RefHeading___Toc7979_3442103192"/><text:soft-page-break/>View Normal<text:bookmark-end text:name="__RefHeading___Toc7979_3442103192"/></text:h>
      <text:p text:style-name="P254">Affect only vertices with a normal that faces to the view.</text:p>
      <text:h text:style-name="Heading_20_3" text:outline-level="3"><text:bookmark-start text:name="__RefHeading___Toc7981_3442103192"/>Propagation Steps<text:bookmark-end text:name="__RefHeading___Toc7981_3442103192"/></text:h>
      <text:p text:style-name="P254">Distance where boundary edge automasking is going to protect vertices from the fully masked edge.</text:p>
      <text:h text:style-name="P310" text:outline-level="2"><text:bookmark-start text:name="__RefHeading___Toc36962_542475814"/>Gravity<text:span text:style-name="T85"> sub panel</text:span><text:bookmark-end text:name="__RefHeading___Toc36962_542475814"/></text:h>
      <text:p text:style-name="P96"><draw:frame draw:style-name="fr5" draw:name="Bild130" text:anchor-type="paragraph" svg:y="0.1272in" svg:width="2.0866in" svg:height="0.5398in" draw:z-index="66"><draw:image xlink:href="Pictures/10000001000001390000005166F005E54ED2DFE3.png" xlink:type="simple" xlink:show="embed" xlink:actuate="onLoad" draw:mime-type="image/png"/></draw:frame><text:span text:style-name="T41">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37"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11M27S</meta:editing-duration>
    <meta:editing-cycles>223</meta:editing-cycles>
    <meta:generator>LibreOffice/7.4.6.2$Windows_X86_64 LibreOffice_project/5b1f5509c2decdade7fda905e3e1429a67acd63d</meta:generator>
    <dc:date>2023-09-22T11:27:39.594000000</dc:date>
    <meta:document-statistic meta:table-count="49" meta:image-count="232" meta:object-count="0" meta:page-count="66" meta:paragraph-count="1471" meta:word-count="10085" meta:character-count="56635" meta:non-whitespace-character-count="47956"/>
    <meta:template xlink:type="simple" xlink:actuate="onRequest" xlink:title="standard1cm" xlink:href="../../../../AppData/Roaming/LibreOffice/4/user/template/standard1cm.ott" meta:date="2016-03-29T10:11:56.570000000"/>
  </office:meta>
</office:document-meta>
</file>